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alibri1" svg:font-family="Calibri"/>
    <style:font-face style:name="OpenSymbol" svg:font-family="OpenSymbol"/>
    <style:font-face style:name="TimesNewRomanPSMT" svg:font-family="TimesNewRomanPSMT" style:font-family-generic="roman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0.264cm" table:align="right"/>
    </style:style>
    <style:style style:name="Tabela1.A" style:family="table-column">
      <style:table-column-properties style:column-width="5.613cm"/>
    </style:style>
    <style:style style:name="Tabela1.B" style:family="table-column">
      <style:table-column-properties style:column-width="4.651cm"/>
    </style:style>
    <style:style style:name="Tabela1.1" style:family="table-row">
      <style:table-row-properties style:min-row-height="1.704cm" style:use-optimal-row-height="false"/>
    </style:style>
    <style:style style:name="Tabela1.A1" style:family="table-cell">
      <style:table-cell-properties fo:background-color="#ffffff" fo:padding-left="0.018cm" fo:padding-right="0.018cm" fo:padding-top="0cm" fo:padding-bottom="0cm" fo:border="none" style:writing-mode="lr-tb">
        <style:background-image/>
      </style:table-cell-properties>
    </style:style>
    <style:style style:name="Tabela2" style:family="table">
      <style:table-properties style:width="16.133cm" fo:margin-left="-0.018cm" table:align="left"/>
    </style:style>
    <style:style style:name="Tabela2.A" style:family="table-column">
      <style:table-column-properties style:column-width="3.747cm"/>
    </style:style>
    <style:style style:name="Tabela2.B" style:family="table-column">
      <style:table-column-properties style:column-width="3.184cm"/>
    </style:style>
    <style:style style:name="Tabela2.C" style:family="table-column">
      <style:table-column-properties style:column-width="3.582cm"/>
    </style:style>
    <style:style style:name="Tabela2.D" style:family="table-column">
      <style:table-column-properties style:column-width="1.838cm"/>
    </style:style>
    <style:style style:name="Tabela2.E" style:family="table-column">
      <style:table-column-properties style:column-width="3.782cm"/>
    </style:style>
    <style:style style:name="Tabela2.1" style:family="table-row">
      <style:table-row-properties style:min-row-height="1.704cm" style:use-optimal-row-height="false"/>
    </style:style>
    <style:style style:name="Tabela2.A1" style:family="table-cell">
      <style:table-cell-properties fo:background-color="#ffffff" fo:padding-left="0.018cm" fo:padding-right="0.018cm" fo:padding-top="0cm" fo:padding-bottom="0cm" fo:border="0.018cm solid #00000a" style:writing-mode="lr-tb">
        <style:background-image/>
      </style:table-cell-properties>
    </style:style>
    <style:style style:name="Tabela3" style:family="table">
      <style:table-properties style:width="15.693cm" table:align="center"/>
    </style:style>
    <style:style style:name="Tabela3.A" style:family="table-column">
      <style:table-column-properties style:column-width="1.102cm"/>
    </style:style>
    <style:style style:name="Tabela3.B" style:family="table-column">
      <style:table-column-properties style:column-width="6.331cm"/>
    </style:style>
    <style:style style:name="Tabela3.C" style:family="table-column">
      <style:table-column-properties style:column-width="4.292cm"/>
    </style:style>
    <style:style style:name="Tabela3.D" style:family="table-column">
      <style:table-column-properties style:column-width="3.969cm"/>
    </style:style>
    <style:style style:name="Tabela3.1" style:family="table-row">
      <style:table-row-properties style:min-row-height="1.704cm" style:use-optimal-row-height="false"/>
    </style:style>
    <style:style style:name="Tabela3.A1" style:family="table-cell">
      <style:table-cell-properties fo:background-color="#ffffff" fo:padding-left="0.018cm" fo:padding-right="0.018cm" fo:padding-top="0cm" fo:padding-bottom="0cm" fo:border="0.018cm solid #00000a" style:writing-mode="lr-tb">
        <style:background-image/>
      </style:table-cell-properties>
    </style:style>
    <style:style style:name="Tabela4" style:family="table">
      <style:table-properties style:width="14.623cm" fo:margin-left="-0.018cm" table:align="left"/>
    </style:style>
    <style:style style:name="Tabela4.A" style:family="table-column">
      <style:table-column-properties style:column-width="7.294cm"/>
    </style:style>
    <style:style style:name="Tabela4.B" style:family="table-column">
      <style:table-column-properties style:column-width="7.329cm"/>
    </style:style>
    <style:style style:name="Tabela4.1" style:family="table-row">
      <style:table-row-properties style:min-row-height="1.704cm" style:use-optimal-row-height="false"/>
    </style:style>
    <style:style style:name="Tabela4.A1" style:family="table-cell">
      <style:table-cell-properties fo:background-color="#ffffff" fo:padding-left="0.018cm" fo:padding-right="0.018cm" fo:padding-top="0cm" fo:padding-bottom="0cm" fo:border="0.018cm solid #00000a" style:writing-mode="lr-tb">
        <style:background-image/>
      </style:table-cell-properties>
    </style:style>
    <style:style style:name="Tabela5" style:family="table">
      <style:table-properties style:width="15.431cm" fo:margin-left="-0.018cm" table:align="left"/>
    </style:style>
    <style:style style:name="Tabela5.A" style:family="table-column">
      <style:table-column-properties style:column-width="3.997cm"/>
    </style:style>
    <style:style style:name="Tabela5.B" style:family="table-column">
      <style:table-column-properties style:column-width="3.81cm"/>
    </style:style>
    <style:style style:name="Tabela5.D" style:family="table-column">
      <style:table-column-properties style:column-width="3.814cm"/>
    </style:style>
    <style:style style:name="Tabela5.1" style:family="table-row">
      <style:table-row-properties style:min-row-height="1.704cm" style:use-optimal-row-height="false"/>
    </style:style>
    <style:style style:name="Tabela5.A1" style:family="table-cell">
      <style:table-cell-properties fo:background-color="#ffffff" fo:padding-left="0.018cm" fo:padding-right="0.018cm" fo:padding-top="0cm" fo:padding-bottom="0cm" fo:border="0.018cm solid #00000a" style:writing-mode="lr-tb">
        <style:background-image/>
      </style:table-cell-properties>
    </style:style>
    <style:style style:name="Tabela6" style:family="table">
      <style:table-properties style:width="15.431cm" fo:margin-left="-0.018cm" table:align="left"/>
    </style:style>
    <style:style style:name="Tabela6.A" style:family="table-column">
      <style:table-column-properties style:column-width="3.997cm"/>
    </style:style>
    <style:style style:name="Tabela6.B" style:family="table-column">
      <style:table-column-properties style:column-width="3.81cm"/>
    </style:style>
    <style:style style:name="Tabela6.D" style:family="table-column">
      <style:table-column-properties style:column-width="3.814cm"/>
    </style:style>
    <style:style style:name="Tabela6.1" style:family="table-row">
      <style:table-row-properties style:min-row-height="1.704cm" style:use-optimal-row-height="false"/>
    </style:style>
    <style:style style:name="Tabela6.A1" style:family="table-cell">
      <style:table-cell-properties fo:background-color="#ffffff" fo:padding-left="0.018cm" fo:padding-right="0.018cm" fo:padding-top="0cm" fo:padding-bottom="0cm" fo:border="0.018cm solid #00000a" style:writing-mode="lr-tb">
        <style:background-image/>
      </style:table-cell-properties>
    </style:style>
    <style:style style:name="Tabela6.A63" style:family="table-cell">
      <style:table-cell-properties fo:background-color="#ffffff" fo:padding-left="0.018cm" fo:padding-right="0.018cm" fo:padding-top="0cm" fo:padding-bottom="0cm" fo:border-left="0.018cm solid #00000a" fo:border-right="0.018cm solid #00000a" fo:border-top="none" fo:border-bottom="0.018cm solid #00000a" style:writing-mode="lr-tb">
        <style:background-image/>
      </style:table-cell-properties>
    </style:style>
    <style:style style:name="Tabela7" style:family="table">
      <style:table-properties style:width="14.651cm" fo:margin-left="-0.023cm" table:align="left"/>
    </style:style>
    <style:style style:name="Tabela7.A" style:family="table-column">
      <style:table-column-properties style:column-width="3.969cm"/>
    </style:style>
    <style:style style:name="Tabela7.B" style:family="table-column">
      <style:table-column-properties style:column-width="10.682cm"/>
    </style:style>
    <style:style style:name="Tabela7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7.B1" style:family="table-cell">
      <style:table-cell-properties fo:padding="0.097cm" fo:border="0.002cm solid #000000" style:writing-mode="lr-tb"/>
    </style:style>
    <style:style style:name="Tabela7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7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8" style:family="table">
      <style:table-properties style:width="14.651cm" fo:margin-left="-0.023cm" table:align="left"/>
    </style:style>
    <style:style style:name="Tabela8.A" style:family="table-column">
      <style:table-column-properties style:column-width="3.969cm"/>
    </style:style>
    <style:style style:name="Tabela8.B" style:family="table-column">
      <style:table-column-properties style:column-width="10.682cm"/>
    </style:style>
    <style:style style:name="Tabela8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8.B1" style:family="table-cell">
      <style:table-cell-properties fo:padding="0.097cm" fo:border="0.002cm solid #000000" style:writing-mode="lr-tb"/>
    </style:style>
    <style:style style:name="Tabela8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8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9" style:family="table">
      <style:table-properties style:width="14.651cm" fo:margin-left="-0.023cm" table:align="left"/>
    </style:style>
    <style:style style:name="Tabela9.A" style:family="table-column">
      <style:table-column-properties style:column-width="3.969cm"/>
    </style:style>
    <style:style style:name="Tabela9.B" style:family="table-column">
      <style:table-column-properties style:column-width="10.682cm"/>
    </style:style>
    <style:style style:name="Tabela9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9.B1" style:family="table-cell">
      <style:table-cell-properties fo:padding="0.097cm" fo:border="0.002cm solid #000000" style:writing-mode="lr-tb"/>
    </style:style>
    <style:style style:name="Tabela9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9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10" style:family="table">
      <style:table-properties style:width="14.651cm" fo:margin-left="-0.023cm" table:align="left"/>
    </style:style>
    <style:style style:name="Tabela10.A" style:family="table-column">
      <style:table-column-properties style:column-width="3.969cm"/>
    </style:style>
    <style:style style:name="Tabela10.B" style:family="table-column">
      <style:table-column-properties style:column-width="10.682cm"/>
    </style:style>
    <style:style style:name="Tabela10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10.B1" style:family="table-cell">
      <style:table-cell-properties fo:padding="0.097cm" fo:border="0.002cm solid #000000" style:writing-mode="lr-tb"/>
    </style:style>
    <style:style style:name="Tabela10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10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11" style:family="table">
      <style:table-properties style:width="14.651cm" fo:margin-left="-0.023cm" table:align="left"/>
    </style:style>
    <style:style style:name="Tabela11.A" style:family="table-column">
      <style:table-column-properties style:column-width="3.969cm"/>
    </style:style>
    <style:style style:name="Tabela11.B" style:family="table-column">
      <style:table-column-properties style:column-width="10.682cm"/>
    </style:style>
    <style:style style:name="Tabela1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11.B1" style:family="table-cell">
      <style:table-cell-properties fo:padding="0.097cm" fo:border="0.002cm solid #000000" style:writing-mode="lr-tb"/>
    </style:style>
    <style:style style:name="Tabela1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11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12" style:family="table">
      <style:table-properties style:width="14.651cm" fo:margin-left="-0.023cm" table:align="left"/>
    </style:style>
    <style:style style:name="Tabela12.A" style:family="table-column">
      <style:table-column-properties style:column-width="3.969cm"/>
    </style:style>
    <style:style style:name="Tabela12.B" style:family="table-column">
      <style:table-column-properties style:column-width="10.682cm"/>
    </style:style>
    <style:style style:name="Tabela1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12.B1" style:family="table-cell">
      <style:table-cell-properties fo:padding="0.097cm" fo:border="0.002cm solid #000000" style:writing-mode="lr-tb"/>
    </style:style>
    <style:style style:name="Tabela1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12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13" style:family="table">
      <style:table-properties style:width="14.651cm" fo:margin-left="-0.023cm" table:align="left"/>
    </style:style>
    <style:style style:name="Tabela13.A" style:family="table-column">
      <style:table-column-properties style:column-width="3.969cm"/>
    </style:style>
    <style:style style:name="Tabela13.B" style:family="table-column">
      <style:table-column-properties style:column-width="10.682cm"/>
    </style:style>
    <style:style style:name="Tabela13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13.B1" style:family="table-cell">
      <style:table-cell-properties fo:padding="0.097cm" fo:border="0.002cm solid #000000" style:writing-mode="lr-tb"/>
    </style:style>
    <style:style style:name="Tabela13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13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14" style:family="table">
      <style:table-properties style:width="14.651cm" fo:margin-left="-0.023cm" table:align="left"/>
    </style:style>
    <style:style style:name="Tabela14.A" style:family="table-column">
      <style:table-column-properties style:column-width="3.969cm"/>
    </style:style>
    <style:style style:name="Tabela14.B" style:family="table-column">
      <style:table-column-properties style:column-width="10.682cm"/>
    </style:style>
    <style:style style:name="Tabela14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14.B1" style:family="table-cell">
      <style:table-cell-properties fo:padding="0.097cm" fo:border="0.002cm solid #000000" style:writing-mode="lr-tb"/>
    </style:style>
    <style:style style:name="Tabela14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14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15" style:family="table">
      <style:table-properties style:width="14.651cm" fo:margin-left="-0.023cm" table:align="left"/>
    </style:style>
    <style:style style:name="Tabela15.A" style:family="table-column">
      <style:table-column-properties style:column-width="3.969cm"/>
    </style:style>
    <style:style style:name="Tabela15.B" style:family="table-column">
      <style:table-column-properties style:column-width="10.682cm"/>
    </style:style>
    <style:style style:name="Tabela15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15.B1" style:family="table-cell">
      <style:table-cell-properties fo:padding="0.097cm" fo:border="0.002cm solid #000000" style:writing-mode="lr-tb"/>
    </style:style>
    <style:style style:name="Tabela15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15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16" style:family="table">
      <style:table-properties style:width="14.651cm" fo:margin-left="-0.023cm" table:align="left"/>
    </style:style>
    <style:style style:name="Tabela16.A" style:family="table-column">
      <style:table-column-properties style:column-width="3.969cm"/>
    </style:style>
    <style:style style:name="Tabela16.B" style:family="table-column">
      <style:table-column-properties style:column-width="10.682cm"/>
    </style:style>
    <style:style style:name="Tabela16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16.B1" style:family="table-cell">
      <style:table-cell-properties fo:padding="0.097cm" fo:border="0.002cm solid #000000" style:writing-mode="lr-tb"/>
    </style:style>
    <style:style style:name="Tabela16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16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17" style:family="table">
      <style:table-properties style:width="14.651cm" fo:margin-left="-0.023cm" table:align="left"/>
    </style:style>
    <style:style style:name="Tabela17.A" style:family="table-column">
      <style:table-column-properties style:column-width="3.969cm"/>
    </style:style>
    <style:style style:name="Tabela17.B" style:family="table-column">
      <style:table-column-properties style:column-width="10.682cm"/>
    </style:style>
    <style:style style:name="Tabela17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17.B1" style:family="table-cell">
      <style:table-cell-properties fo:padding="0.097cm" fo:border="0.002cm solid #000000" style:writing-mode="lr-tb"/>
    </style:style>
    <style:style style:name="Tabela17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17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18" style:family="table">
      <style:table-properties style:width="14.651cm" fo:margin-left="-0.023cm" table:align="left"/>
    </style:style>
    <style:style style:name="Tabela18.A" style:family="table-column">
      <style:table-column-properties style:column-width="3.969cm"/>
    </style:style>
    <style:style style:name="Tabela18.B" style:family="table-column">
      <style:table-column-properties style:column-width="10.682cm"/>
    </style:style>
    <style:style style:name="Tabela18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18.B1" style:family="table-cell">
      <style:table-cell-properties fo:padding="0.097cm" fo:border="0.002cm solid #000000" style:writing-mode="lr-tb"/>
    </style:style>
    <style:style style:name="Tabela18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18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19" style:family="table">
      <style:table-properties style:width="14.651cm" fo:margin-left="-0.023cm" table:align="left"/>
    </style:style>
    <style:style style:name="Tabela19.A" style:family="table-column">
      <style:table-column-properties style:column-width="3.969cm"/>
    </style:style>
    <style:style style:name="Tabela19.B" style:family="table-column">
      <style:table-column-properties style:column-width="10.682cm"/>
    </style:style>
    <style:style style:name="Tabela19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19.B1" style:family="table-cell">
      <style:table-cell-properties fo:padding="0.097cm" fo:border="0.002cm solid #000000" style:writing-mode="lr-tb"/>
    </style:style>
    <style:style style:name="Tabela19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19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20" style:family="table">
      <style:table-properties style:width="14.651cm" fo:margin-left="-0.023cm" table:align="left"/>
    </style:style>
    <style:style style:name="Tabela20.A" style:family="table-column">
      <style:table-column-properties style:column-width="3.969cm"/>
    </style:style>
    <style:style style:name="Tabela20.B" style:family="table-column">
      <style:table-column-properties style:column-width="10.682cm"/>
    </style:style>
    <style:style style:name="Tabela20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20.B1" style:family="table-cell">
      <style:table-cell-properties fo:padding="0.097cm" fo:border="0.002cm solid #000000" style:writing-mode="lr-tb"/>
    </style:style>
    <style:style style:name="Tabela20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20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21" style:family="table">
      <style:table-properties style:width="14.651cm" fo:margin-left="-0.023cm" table:align="left"/>
    </style:style>
    <style:style style:name="Tabela21.A" style:family="table-column">
      <style:table-column-properties style:column-width="3.969cm"/>
    </style:style>
    <style:style style:name="Tabela21.B" style:family="table-column">
      <style:table-column-properties style:column-width="10.682cm"/>
    </style:style>
    <style:style style:name="Tabela2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21.B1" style:family="table-cell">
      <style:table-cell-properties fo:padding="0.097cm" fo:border="0.002cm solid #000000" style:writing-mode="lr-tb"/>
    </style:style>
    <style:style style:name="Tabela2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21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22" style:family="table">
      <style:table-properties style:width="14.651cm" fo:margin-left="-0.023cm" table:align="left"/>
    </style:style>
    <style:style style:name="Tabela22.A" style:family="table-column">
      <style:table-column-properties style:column-width="3.969cm"/>
    </style:style>
    <style:style style:name="Tabela22.B" style:family="table-column">
      <style:table-column-properties style:column-width="10.682cm"/>
    </style:style>
    <style:style style:name="Tabela2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22.B1" style:family="table-cell">
      <style:table-cell-properties fo:padding="0.097cm" fo:border="0.002cm solid #000000" style:writing-mode="lr-tb"/>
    </style:style>
    <style:style style:name="Tabela2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22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23" style:family="table">
      <style:table-properties style:width="14.651cm" fo:margin-left="-0.023cm" table:align="left"/>
    </style:style>
    <style:style style:name="Tabela23.A" style:family="table-column">
      <style:table-column-properties style:column-width="3.969cm"/>
    </style:style>
    <style:style style:name="Tabela23.B" style:family="table-column">
      <style:table-column-properties style:column-width="10.682cm"/>
    </style:style>
    <style:style style:name="Tabela23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23.B1" style:family="table-cell">
      <style:table-cell-properties fo:padding="0.097cm" fo:border="0.002cm solid #000000" style:writing-mode="lr-tb"/>
    </style:style>
    <style:style style:name="Tabela23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23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24" style:family="table">
      <style:table-properties style:width="14.651cm" fo:margin-left="-0.023cm" table:align="left"/>
    </style:style>
    <style:style style:name="Tabela24.A" style:family="table-column">
      <style:table-column-properties style:column-width="3.969cm"/>
    </style:style>
    <style:style style:name="Tabela24.B" style:family="table-column">
      <style:table-column-properties style:column-width="10.682cm"/>
    </style:style>
    <style:style style:name="Tabela24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24.B1" style:family="table-cell">
      <style:table-cell-properties fo:padding="0.097cm" fo:border="0.002cm solid #000000" style:writing-mode="lr-tb"/>
    </style:style>
    <style:style style:name="Tabela24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24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25" style:family="table">
      <style:table-properties style:width="14.651cm" fo:margin-left="-0.023cm" table:align="left"/>
    </style:style>
    <style:style style:name="Tabela25.A" style:family="table-column">
      <style:table-column-properties style:column-width="3.969cm"/>
    </style:style>
    <style:style style:name="Tabela25.B" style:family="table-column">
      <style:table-column-properties style:column-width="10.682cm"/>
    </style:style>
    <style:style style:name="Tabela25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25.B1" style:family="table-cell">
      <style:table-cell-properties fo:padding="0.097cm" fo:border="0.002cm solid #000000" style:writing-mode="lr-tb"/>
    </style:style>
    <style:style style:name="Tabela25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25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26" style:family="table">
      <style:table-properties style:width="14.651cm" fo:margin-left="-0.023cm" table:align="left"/>
    </style:style>
    <style:style style:name="Tabela26.A" style:family="table-column">
      <style:table-column-properties style:column-width="3.969cm"/>
    </style:style>
    <style:style style:name="Tabela26.B" style:family="table-column">
      <style:table-column-properties style:column-width="10.682cm"/>
    </style:style>
    <style:style style:name="Tabela26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26.B1" style:family="table-cell">
      <style:table-cell-properties fo:padding="0.097cm" fo:border="0.002cm solid #000000" style:writing-mode="lr-tb"/>
    </style:style>
    <style:style style:name="Tabela26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26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27" style:family="table">
      <style:table-properties style:width="14.651cm" fo:margin-left="-0.023cm" table:align="left"/>
    </style:style>
    <style:style style:name="Tabela27.A" style:family="table-column">
      <style:table-column-properties style:column-width="3.969cm"/>
    </style:style>
    <style:style style:name="Tabela27.B" style:family="table-column">
      <style:table-column-properties style:column-width="10.682cm"/>
    </style:style>
    <style:style style:name="Tabela27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27.B1" style:family="table-cell">
      <style:table-cell-properties fo:padding="0.097cm" fo:border="0.002cm solid #000000" style:writing-mode="lr-tb"/>
    </style:style>
    <style:style style:name="Tabela27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27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28" style:family="table">
      <style:table-properties style:width="14.651cm" fo:margin-left="-0.023cm" table:align="left"/>
    </style:style>
    <style:style style:name="Tabela28.A" style:family="table-column">
      <style:table-column-properties style:column-width="3.969cm"/>
    </style:style>
    <style:style style:name="Tabela28.B" style:family="table-column">
      <style:table-column-properties style:column-width="10.682cm"/>
    </style:style>
    <style:style style:name="Tabela28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28.B1" style:family="table-cell">
      <style:table-cell-properties fo:padding="0.097cm" fo:border="0.002cm solid #000000" style:writing-mode="lr-tb"/>
    </style:style>
    <style:style style:name="Tabela28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28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4.651cm" fo:margin-left="-0.023cm" table:align="left"/>
    </style:style>
    <style:style style:name="Tabela29.A" style:family="table-column">
      <style:table-column-properties style:column-width="3.969cm"/>
    </style:style>
    <style:style style:name="Tabela29.B" style:family="table-column">
      <style:table-column-properties style:column-width="10.682cm"/>
    </style:style>
    <style:style style:name="Tabela29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29.B1" style:family="table-cell">
      <style:table-cell-properties fo:padding="0.097cm" fo:border="0.002cm solid #000000" style:writing-mode="lr-tb"/>
    </style:style>
    <style:style style:name="Tabela29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29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30" style:family="table">
      <style:table-properties style:width="14.651cm" fo:margin-left="-0.023cm" table:align="left"/>
    </style:style>
    <style:style style:name="Tabela30.A" style:family="table-column">
      <style:table-column-properties style:column-width="3.969cm"/>
    </style:style>
    <style:style style:name="Tabela30.B" style:family="table-column">
      <style:table-column-properties style:column-width="10.682cm"/>
    </style:style>
    <style:style style:name="Tabela30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30.B1" style:family="table-cell">
      <style:table-cell-properties fo:padding="0.097cm" fo:border="0.002cm solid #000000" style:writing-mode="lr-tb"/>
    </style:style>
    <style:style style:name="Tabela30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30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31" style:family="table">
      <style:table-properties style:width="14.651cm" fo:margin-left="-0.023cm" table:align="left"/>
    </style:style>
    <style:style style:name="Tabela31.A" style:family="table-column">
      <style:table-column-properties style:column-width="3.969cm"/>
    </style:style>
    <style:style style:name="Tabela31.B" style:family="table-column">
      <style:table-column-properties style:column-width="10.682cm"/>
    </style:style>
    <style:style style:name="Tabela3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31.B1" style:family="table-cell">
      <style:table-cell-properties fo:padding="0.097cm" fo:border="0.002cm solid #000000" style:writing-mode="lr-tb"/>
    </style:style>
    <style:style style:name="Tabela3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31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32" style:family="table">
      <style:table-properties style:width="14.651cm" fo:margin-left="-0.023cm" table:align="left"/>
    </style:style>
    <style:style style:name="Tabela32.A" style:family="table-column">
      <style:table-column-properties style:column-width="3.969cm"/>
    </style:style>
    <style:style style:name="Tabela32.B" style:family="table-column">
      <style:table-column-properties style:column-width="10.682cm"/>
    </style:style>
    <style:style style:name="Tabela3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32.B1" style:family="table-cell">
      <style:table-cell-properties fo:padding="0.097cm" fo:border="0.002cm solid #000000" style:writing-mode="lr-tb"/>
    </style:style>
    <style:style style:name="Tabela3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32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33" style:family="table">
      <style:table-properties style:width="14.651cm" fo:margin-left="-0.023cm" table:align="left"/>
    </style:style>
    <style:style style:name="Tabela33.A" style:family="table-column">
      <style:table-column-properties style:column-width="3.969cm"/>
    </style:style>
    <style:style style:name="Tabela33.B" style:family="table-column">
      <style:table-column-properties style:column-width="10.682cm"/>
    </style:style>
    <style:style style:name="Tabela33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33.B1" style:family="table-cell">
      <style:table-cell-properties fo:padding="0.097cm" fo:border="0.002cm solid #000000" style:writing-mode="lr-tb"/>
    </style:style>
    <style:style style:name="Tabela33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33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34" style:family="table">
      <style:table-properties style:width="14.651cm" fo:margin-left="-0.023cm" table:align="left"/>
    </style:style>
    <style:style style:name="Tabela34.A" style:family="table-column">
      <style:table-column-properties style:column-width="3.969cm"/>
    </style:style>
    <style:style style:name="Tabela34.B" style:family="table-column">
      <style:table-column-properties style:column-width="10.682cm"/>
    </style:style>
    <style:style style:name="Tabela34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34.B1" style:family="table-cell">
      <style:table-cell-properties fo:padding="0.097cm" fo:border="0.002cm solid #000000" style:writing-mode="lr-tb"/>
    </style:style>
    <style:style style:name="Tabela34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34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35" style:family="table">
      <style:table-properties style:width="14.651cm" fo:margin-left="-0.023cm" table:align="left"/>
    </style:style>
    <style:style style:name="Tabela35.A" style:family="table-column">
      <style:table-column-properties style:column-width="3.969cm"/>
    </style:style>
    <style:style style:name="Tabela35.B" style:family="table-column">
      <style:table-column-properties style:column-width="10.682cm"/>
    </style:style>
    <style:style style:name="Tabela35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35.B1" style:family="table-cell">
      <style:table-cell-properties fo:padding="0.097cm" fo:border="0.002cm solid #000000" style:writing-mode="lr-tb"/>
    </style:style>
    <style:style style:name="Tabela35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35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36" style:family="table">
      <style:table-properties style:width="14.651cm" fo:margin-left="-0.023cm" table:align="left"/>
    </style:style>
    <style:style style:name="Tabela36.A" style:family="table-column">
      <style:table-column-properties style:column-width="3.969cm"/>
    </style:style>
    <style:style style:name="Tabela36.B" style:family="table-column">
      <style:table-column-properties style:column-width="10.682cm"/>
    </style:style>
    <style:style style:name="Tabela36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36.B1" style:family="table-cell">
      <style:table-cell-properties fo:padding="0.097cm" fo:border="0.002cm solid #000000" style:writing-mode="lr-tb"/>
    </style:style>
    <style:style style:name="Tabela36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36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37" style:family="table">
      <style:table-properties style:width="14.651cm" fo:margin-left="-0.023cm" table:align="left"/>
    </style:style>
    <style:style style:name="Tabela37.A" style:family="table-column">
      <style:table-column-properties style:column-width="3.969cm"/>
    </style:style>
    <style:style style:name="Tabela37.B" style:family="table-column">
      <style:table-column-properties style:column-width="10.682cm"/>
    </style:style>
    <style:style style:name="Tabela37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37.B1" style:family="table-cell">
      <style:table-cell-properties fo:padding="0.097cm" fo:border="0.002cm solid #000000" style:writing-mode="lr-tb"/>
    </style:style>
    <style:style style:name="Tabela37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37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38" style:family="table">
      <style:table-properties style:width="14.651cm" fo:margin-left="-0.023cm" table:align="left"/>
    </style:style>
    <style:style style:name="Tabela38.A" style:family="table-column">
      <style:table-column-properties style:column-width="3.969cm"/>
    </style:style>
    <style:style style:name="Tabela38.B" style:family="table-column">
      <style:table-column-properties style:column-width="10.682cm"/>
    </style:style>
    <style:style style:name="Tabela38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38.B1" style:family="table-cell">
      <style:table-cell-properties fo:padding="0.097cm" fo:border="0.002cm solid #000000" style:writing-mode="lr-tb"/>
    </style:style>
    <style:style style:name="Tabela38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38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39" style:family="table">
      <style:table-properties style:width="14.651cm" fo:margin-left="-0.023cm" table:align="left"/>
    </style:style>
    <style:style style:name="Tabela39.A" style:family="table-column">
      <style:table-column-properties style:column-width="3.969cm"/>
    </style:style>
    <style:style style:name="Tabela39.B" style:family="table-column">
      <style:table-column-properties style:column-width="10.682cm"/>
    </style:style>
    <style:style style:name="Tabela39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39.B1" style:family="table-cell">
      <style:table-cell-properties fo:padding="0.097cm" fo:border="0.002cm solid #000000" style:writing-mode="lr-tb"/>
    </style:style>
    <style:style style:name="Tabela39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39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40" style:family="table">
      <style:table-properties style:width="14.651cm" fo:margin-left="-0.023cm" table:align="left"/>
    </style:style>
    <style:style style:name="Tabela40.A" style:family="table-column">
      <style:table-column-properties style:column-width="3.969cm"/>
    </style:style>
    <style:style style:name="Tabela40.B" style:family="table-column">
      <style:table-column-properties style:column-width="10.682cm"/>
    </style:style>
    <style:style style:name="Tabela40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40.B1" style:family="table-cell">
      <style:table-cell-properties fo:padding="0.097cm" fo:border="0.002cm solid #000000" style:writing-mode="lr-tb"/>
    </style:style>
    <style:style style:name="Tabela40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40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41" style:family="table">
      <style:table-properties style:width="14.651cm" fo:margin-left="-0.023cm" table:align="left"/>
    </style:style>
    <style:style style:name="Tabela41.A" style:family="table-column">
      <style:table-column-properties style:column-width="3.969cm"/>
    </style:style>
    <style:style style:name="Tabela41.B" style:family="table-column">
      <style:table-column-properties style:column-width="10.682cm"/>
    </style:style>
    <style:style style:name="Tabela4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41.B1" style:family="table-cell">
      <style:table-cell-properties fo:padding="0.097cm" fo:border="0.002cm solid #000000" style:writing-mode="lr-tb"/>
    </style:style>
    <style:style style:name="Tabela4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41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42" style:family="table">
      <style:table-properties style:width="14.651cm" fo:margin-left="-0.023cm" table:align="left"/>
    </style:style>
    <style:style style:name="Tabela42.A" style:family="table-column">
      <style:table-column-properties style:column-width="3.969cm"/>
    </style:style>
    <style:style style:name="Tabela42.B" style:family="table-column">
      <style:table-column-properties style:column-width="10.682cm"/>
    </style:style>
    <style:style style:name="Tabela4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42.B1" style:family="table-cell">
      <style:table-cell-properties fo:padding="0.097cm" fo:border="0.002cm solid #000000" style:writing-mode="lr-tb"/>
    </style:style>
    <style:style style:name="Tabela4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42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43" style:family="table">
      <style:table-properties style:width="14.651cm" fo:margin-left="-0.023cm" table:align="left"/>
    </style:style>
    <style:style style:name="Tabela43.A" style:family="table-column">
      <style:table-column-properties style:column-width="3.969cm"/>
    </style:style>
    <style:style style:name="Tabela43.B" style:family="table-column">
      <style:table-column-properties style:column-width="10.682cm"/>
    </style:style>
    <style:style style:name="Tabela43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43.B1" style:family="table-cell">
      <style:table-cell-properties fo:padding="0.097cm" fo:border="0.002cm solid #000000" style:writing-mode="lr-tb"/>
    </style:style>
    <style:style style:name="Tabela43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43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44" style:family="table">
      <style:table-properties style:width="14.651cm" fo:margin-left="-0.023cm" table:align="left"/>
    </style:style>
    <style:style style:name="Tabela44.A" style:family="table-column">
      <style:table-column-properties style:column-width="3.969cm"/>
    </style:style>
    <style:style style:name="Tabela44.B" style:family="table-column">
      <style:table-column-properties style:column-width="10.682cm"/>
    </style:style>
    <style:style style:name="Tabela44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44.B1" style:family="table-cell">
      <style:table-cell-properties fo:padding="0.097cm" fo:border="0.002cm solid #000000" style:writing-mode="lr-tb"/>
    </style:style>
    <style:style style:name="Tabela44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44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45" style:family="table">
      <style:table-properties style:width="14.651cm" fo:margin-left="-0.023cm" table:align="left"/>
    </style:style>
    <style:style style:name="Tabela45.A" style:family="table-column">
      <style:table-column-properties style:column-width="3.969cm"/>
    </style:style>
    <style:style style:name="Tabela45.B" style:family="table-column">
      <style:table-column-properties style:column-width="10.682cm"/>
    </style:style>
    <style:style style:name="Tabela45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45.B1" style:family="table-cell">
      <style:table-cell-properties fo:padding="0.097cm" fo:border="0.002cm solid #000000" style:writing-mode="lr-tb"/>
    </style:style>
    <style:style style:name="Tabela45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45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46" style:family="table">
      <style:table-properties style:width="14.651cm" fo:margin-left="-0.023cm" table:align="left"/>
    </style:style>
    <style:style style:name="Tabela46.A" style:family="table-column">
      <style:table-column-properties style:column-width="3.969cm"/>
    </style:style>
    <style:style style:name="Tabela46.B" style:family="table-column">
      <style:table-column-properties style:column-width="10.682cm"/>
    </style:style>
    <style:style style:name="Tabela46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46.B1" style:family="table-cell">
      <style:table-cell-properties fo:padding="0.097cm" fo:border="0.002cm solid #000000" style:writing-mode="lr-tb"/>
    </style:style>
    <style:style style:name="Tabela46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46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47" style:family="table">
      <style:table-properties style:width="14.651cm" fo:margin-left="-0.023cm" table:align="left"/>
    </style:style>
    <style:style style:name="Tabela47.A" style:family="table-column">
      <style:table-column-properties style:column-width="3.969cm"/>
    </style:style>
    <style:style style:name="Tabela47.B" style:family="table-column">
      <style:table-column-properties style:column-width="10.682cm"/>
    </style:style>
    <style:style style:name="Tabela47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47.B1" style:family="table-cell">
      <style:table-cell-properties fo:padding="0.097cm" fo:border="0.002cm solid #000000" style:writing-mode="lr-tb"/>
    </style:style>
    <style:style style:name="Tabela47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47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48" style:family="table">
      <style:table-properties style:width="14.651cm" fo:margin-left="-0.023cm" table:align="left"/>
    </style:style>
    <style:style style:name="Tabela48.A" style:family="table-column">
      <style:table-column-properties style:column-width="3.969cm"/>
    </style:style>
    <style:style style:name="Tabela48.B" style:family="table-column">
      <style:table-column-properties style:column-width="10.682cm"/>
    </style:style>
    <style:style style:name="Tabela48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48.B1" style:family="table-cell">
      <style:table-cell-properties fo:padding="0.097cm" fo:border="0.002cm solid #000000" style:writing-mode="lr-tb"/>
    </style:style>
    <style:style style:name="Tabela48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48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49" style:family="table">
      <style:table-properties style:width="14.651cm" fo:margin-left="-0.023cm" table:align="left"/>
    </style:style>
    <style:style style:name="Tabela49.A" style:family="table-column">
      <style:table-column-properties style:column-width="3.969cm"/>
    </style:style>
    <style:style style:name="Tabela49.B" style:family="table-column">
      <style:table-column-properties style:column-width="10.682cm"/>
    </style:style>
    <style:style style:name="Tabela49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49.B1" style:family="table-cell">
      <style:table-cell-properties fo:padding="0.097cm" fo:border="0.002cm solid #000000" style:writing-mode="lr-tb"/>
    </style:style>
    <style:style style:name="Tabela49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49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50" style:family="table">
      <style:table-properties style:width="14.651cm" fo:margin-left="-0.023cm" table:align="left"/>
    </style:style>
    <style:style style:name="Tabela50.A" style:family="table-column">
      <style:table-column-properties style:column-width="3.969cm"/>
    </style:style>
    <style:style style:name="Tabela50.B" style:family="table-column">
      <style:table-column-properties style:column-width="10.682cm"/>
    </style:style>
    <style:style style:name="Tabela50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50.B1" style:family="table-cell">
      <style:table-cell-properties fo:padding="0.097cm" fo:border="0.002cm solid #000000" style:writing-mode="lr-tb"/>
    </style:style>
    <style:style style:name="Tabela50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50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51" style:family="table">
      <style:table-properties style:width="14.651cm" fo:margin-left="-0.023cm" table:align="left"/>
    </style:style>
    <style:style style:name="Tabela51.A" style:family="table-column">
      <style:table-column-properties style:column-width="3.969cm"/>
    </style:style>
    <style:style style:name="Tabela51.B" style:family="table-column">
      <style:table-column-properties style:column-width="10.682cm"/>
    </style:style>
    <style:style style:name="Tabela5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51.B1" style:family="table-cell">
      <style:table-cell-properties fo:padding="0.097cm" fo:border="0.002cm solid #000000" style:writing-mode="lr-tb"/>
    </style:style>
    <style:style style:name="Tabela5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51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52" style:family="table">
      <style:table-properties style:width="14.651cm" fo:margin-left="-0.023cm" table:align="left"/>
    </style:style>
    <style:style style:name="Tabela52.A" style:family="table-column">
      <style:table-column-properties style:column-width="3.969cm"/>
    </style:style>
    <style:style style:name="Tabela52.B" style:family="table-column">
      <style:table-column-properties style:column-width="10.682cm"/>
    </style:style>
    <style:style style:name="Tabela5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52.B1" style:family="table-cell">
      <style:table-cell-properties fo:padding="0.097cm" fo:border="0.002cm solid #000000" style:writing-mode="lr-tb"/>
    </style:style>
    <style:style style:name="Tabela5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52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53" style:family="table">
      <style:table-properties style:width="14.651cm" fo:margin-left="-0.023cm" table:align="left"/>
    </style:style>
    <style:style style:name="Tabela53.A" style:family="table-column">
      <style:table-column-properties style:column-width="3.969cm"/>
    </style:style>
    <style:style style:name="Tabela53.B" style:family="table-column">
      <style:table-column-properties style:column-width="10.682cm"/>
    </style:style>
    <style:style style:name="Tabela53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53.B1" style:family="table-cell">
      <style:table-cell-properties fo:padding="0.097cm" fo:border="0.002cm solid #000000" style:writing-mode="lr-tb"/>
    </style:style>
    <style:style style:name="Tabela53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53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54" style:family="table">
      <style:table-properties style:width="14.651cm" fo:margin-left="-0.023cm" table:align="left"/>
    </style:style>
    <style:style style:name="Tabela54.A" style:family="table-column">
      <style:table-column-properties style:column-width="3.969cm"/>
    </style:style>
    <style:style style:name="Tabela54.B" style:family="table-column">
      <style:table-column-properties style:column-width="10.682cm"/>
    </style:style>
    <style:style style:name="Tabela54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54.B1" style:family="table-cell">
      <style:table-cell-properties fo:padding="0.097cm" fo:border="0.002cm solid #000000" style:writing-mode="lr-tb"/>
    </style:style>
    <style:style style:name="Tabela54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54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55" style:family="table">
      <style:table-properties style:width="14.651cm" fo:margin-left="-0.023cm" table:align="left"/>
    </style:style>
    <style:style style:name="Tabela55.A" style:family="table-column">
      <style:table-column-properties style:column-width="3.969cm"/>
    </style:style>
    <style:style style:name="Tabela55.B" style:family="table-column">
      <style:table-column-properties style:column-width="10.682cm"/>
    </style:style>
    <style:style style:name="Tabela55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55.B1" style:family="table-cell">
      <style:table-cell-properties fo:padding="0.097cm" fo:border="0.002cm solid #000000" style:writing-mode="lr-tb"/>
    </style:style>
    <style:style style:name="Tabela55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55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56" style:family="table">
      <style:table-properties style:width="14.651cm" fo:margin-left="-0.023cm" table:align="left"/>
    </style:style>
    <style:style style:name="Tabela56.A" style:family="table-column">
      <style:table-column-properties style:column-width="3.969cm"/>
    </style:style>
    <style:style style:name="Tabela56.B" style:family="table-column">
      <style:table-column-properties style:column-width="10.682cm"/>
    </style:style>
    <style:style style:name="Tabela56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56.B1" style:family="table-cell">
      <style:table-cell-properties fo:padding="0.097cm" fo:border="0.002cm solid #000000" style:writing-mode="lr-tb"/>
    </style:style>
    <style:style style:name="Tabela56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56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57" style:family="table">
      <style:table-properties style:width="14.651cm" fo:margin-left="-0.023cm" table:align="left"/>
    </style:style>
    <style:style style:name="Tabela57.A" style:family="table-column">
      <style:table-column-properties style:column-width="3.969cm"/>
    </style:style>
    <style:style style:name="Tabela57.B" style:family="table-column">
      <style:table-column-properties style:column-width="10.682cm"/>
    </style:style>
    <style:style style:name="Tabela57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57.B1" style:family="table-cell">
      <style:table-cell-properties fo:padding="0.097cm" fo:border="0.002cm solid #000000" style:writing-mode="lr-tb"/>
    </style:style>
    <style:style style:name="Tabela57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57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58" style:family="table">
      <style:table-properties style:width="14.651cm" fo:margin-left="-0.023cm" table:align="left"/>
    </style:style>
    <style:style style:name="Tabela58.A" style:family="table-column">
      <style:table-column-properties style:column-width="3.969cm"/>
    </style:style>
    <style:style style:name="Tabela58.B" style:family="table-column">
      <style:table-column-properties style:column-width="10.682cm"/>
    </style:style>
    <style:style style:name="Tabela58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58.B1" style:family="table-cell">
      <style:table-cell-properties fo:padding="0.097cm" fo:border="0.002cm solid #000000" style:writing-mode="lr-tb"/>
    </style:style>
    <style:style style:name="Tabela58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58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59" style:family="table">
      <style:table-properties style:width="14.651cm" fo:margin-left="-0.023cm" table:align="left"/>
    </style:style>
    <style:style style:name="Tabela59.A" style:family="table-column">
      <style:table-column-properties style:column-width="3.969cm"/>
    </style:style>
    <style:style style:name="Tabela59.B" style:family="table-column">
      <style:table-column-properties style:column-width="10.682cm"/>
    </style:style>
    <style:style style:name="Tabela59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59.B1" style:family="table-cell">
      <style:table-cell-properties fo:padding="0.097cm" fo:border="0.002cm solid #000000" style:writing-mode="lr-tb"/>
    </style:style>
    <style:style style:name="Tabela59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59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60" style:family="table">
      <style:table-properties style:width="14.651cm" fo:margin-left="-0.023cm" table:align="left"/>
    </style:style>
    <style:style style:name="Tabela60.A" style:family="table-column">
      <style:table-column-properties style:column-width="3.969cm"/>
    </style:style>
    <style:style style:name="Tabela60.B" style:family="table-column">
      <style:table-column-properties style:column-width="10.682cm"/>
    </style:style>
    <style:style style:name="Tabela60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60.B1" style:family="table-cell">
      <style:table-cell-properties fo:padding="0.097cm" fo:border="0.002cm solid #000000" style:writing-mode="lr-tb"/>
    </style:style>
    <style:style style:name="Tabela60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60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61" style:family="table">
      <style:table-properties style:width="14.651cm" fo:margin-left="-0.023cm" table:align="left"/>
    </style:style>
    <style:style style:name="Tabela61.A" style:family="table-column">
      <style:table-column-properties style:column-width="3.969cm"/>
    </style:style>
    <style:style style:name="Tabela61.B" style:family="table-column">
      <style:table-column-properties style:column-width="10.682cm"/>
    </style:style>
    <style:style style:name="Tabela61.1" style:family="table-row">
      <style:table-row-properties style:min-row-height="0.593cm" style:use-optimal-row-height="false"/>
    </style:style>
    <style:style style:name="Tabela6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61.B1" style:family="table-cell">
      <style:table-cell-properties fo:padding="0.097cm" fo:border="0.002cm solid #000000" style:writing-mode="lr-tb"/>
    </style:style>
    <style:style style:name="Tabela61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61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62" style:family="table">
      <style:table-properties style:width="14.651cm" fo:margin-left="-0.023cm" table:align="left"/>
    </style:style>
    <style:style style:name="Tabela62.A" style:family="table-column">
      <style:table-column-properties style:column-width="3.969cm"/>
    </style:style>
    <style:style style:name="Tabela62.B" style:family="table-column">
      <style:table-column-properties style:column-width="10.682cm"/>
    </style:style>
    <style:style style:name="Tabela6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62.B1" style:family="table-cell">
      <style:table-cell-properties fo:padding="0.097cm" fo:border="0.002cm solid #000000" style:writing-mode="lr-tb"/>
    </style:style>
    <style:style style:name="Tabela6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62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63" style:family="table">
      <style:table-properties style:width="14.651cm" fo:margin-left="-0.023cm" table:align="left"/>
    </style:style>
    <style:style style:name="Tabela63.A" style:family="table-column">
      <style:table-column-properties style:column-width="3.969cm"/>
    </style:style>
    <style:style style:name="Tabela63.B" style:family="table-column">
      <style:table-column-properties style:column-width="10.682cm"/>
    </style:style>
    <style:style style:name="Tabela63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ela63.B1" style:family="table-cell">
      <style:table-cell-properties fo:padding="0.097cm" fo:border="0.002cm solid #000000" style:writing-mode="lr-tb"/>
    </style:style>
    <style:style style:name="Tabela63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ela63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Tabela64" style:family="table">
      <style:table-properties style:width="17cm" table:align="margins"/>
    </style:style>
    <style:style style:name="Tabela64.A" style:family="table-column">
      <style:table-column-properties style:column-width="2.768cm" style:rel-column-width="10668*"/>
    </style:style>
    <style:style style:name="Tabela64.B" style:family="table-column">
      <style:table-column-properties style:column-width="14.233cm" style:rel-column-width="54867*"/>
    </style:style>
    <style:style style:name="Tabela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4.B1" style:family="table-cell">
      <style:table-cell-properties fo:padding="0.097cm" fo:border="0.002cm solid #000000"/>
    </style:style>
    <style:style style:name="Tabela64.A2" style:family="table-cell">
      <style:table-cell-properties fo:padding="0.097cm" fo:border-left="0.002cm solid #000000" fo:border-right="none" fo:border-top="none" fo:border-bottom="0.002cm solid #000000"/>
    </style:style>
    <style:style style:name="Tabela6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5" style:family="table">
      <style:table-properties style:width="17cm" table:align="margins"/>
    </style:style>
    <style:style style:name="Tabela65.A" style:family="table-column">
      <style:table-column-properties style:column-width="2.768cm" style:rel-column-width="10668*"/>
    </style:style>
    <style:style style:name="Tabela65.B" style:family="table-column">
      <style:table-column-properties style:column-width="14.233cm" style:rel-column-width="54867*"/>
    </style:style>
    <style:style style:name="Tabela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5.B1" style:family="table-cell">
      <style:table-cell-properties fo:padding="0.097cm" fo:border="0.002cm solid #000000"/>
    </style:style>
    <style:style style:name="Tabela65.A2" style:family="table-cell">
      <style:table-cell-properties fo:padding="0.097cm" fo:border-left="0.002cm solid #000000" fo:border-right="none" fo:border-top="none" fo:border-bottom="0.002cm solid #000000"/>
    </style:style>
    <style:style style:name="Tabela6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6" style:family="table">
      <style:table-properties style:width="17cm" table:align="margins"/>
    </style:style>
    <style:style style:name="Tabela66.A" style:family="table-column">
      <style:table-column-properties style:column-width="2.768cm" style:rel-column-width="10668*"/>
    </style:style>
    <style:style style:name="Tabela66.B" style:family="table-column">
      <style:table-column-properties style:column-width="14.233cm" style:rel-column-width="54867*"/>
    </style:style>
    <style:style style:name="Tabela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6.B1" style:family="table-cell">
      <style:table-cell-properties fo:padding="0.097cm" fo:border="0.002cm solid #000000"/>
    </style:style>
    <style:style style:name="Tabela66.A2" style:family="table-cell">
      <style:table-cell-properties fo:padding="0.097cm" fo:border-left="0.002cm solid #000000" fo:border-right="none" fo:border-top="none" fo:border-bottom="0.002cm solid #000000"/>
    </style:style>
    <style:style style:name="Tabela6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6.3" style:family="table-row">
      <style:table-row-properties style:min-row-height="1.021cm"/>
    </style:style>
    <style:style style:name="Tabela67" style:family="table">
      <style:table-properties style:width="17cm" table:align="margins"/>
    </style:style>
    <style:style style:name="Tabela67.A" style:family="table-column">
      <style:table-column-properties style:column-width="2.768cm" style:rel-column-width="10668*"/>
    </style:style>
    <style:style style:name="Tabela67.B" style:family="table-column">
      <style:table-column-properties style:column-width="14.233cm" style:rel-column-width="54867*"/>
    </style:style>
    <style:style style:name="Tabela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7.B1" style:family="table-cell">
      <style:table-cell-properties fo:padding="0.097cm" fo:border="0.002cm solid #000000"/>
    </style:style>
    <style:style style:name="Tabela67.A2" style:family="table-cell">
      <style:table-cell-properties fo:padding="0.097cm" fo:border-left="0.002cm solid #000000" fo:border-right="none" fo:border-top="none" fo:border-bottom="0.002cm solid #000000"/>
    </style:style>
    <style:style style:name="Tabela6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8" style:family="table">
      <style:table-properties style:width="17cm" table:align="margins"/>
    </style:style>
    <style:style style:name="Tabela68.A" style:family="table-column">
      <style:table-column-properties style:column-width="2.768cm" style:rel-column-width="10668*"/>
    </style:style>
    <style:style style:name="Tabela68.B" style:family="table-column">
      <style:table-column-properties style:column-width="14.233cm" style:rel-column-width="54867*"/>
    </style:style>
    <style:style style:name="Tabela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8.B1" style:family="table-cell">
      <style:table-cell-properties fo:padding="0.097cm" fo:border="0.002cm solid #000000"/>
    </style:style>
    <style:style style:name="Tabela68.A2" style:family="table-cell">
      <style:table-cell-properties fo:padding="0.097cm" fo:border-left="0.002cm solid #000000" fo:border-right="none" fo:border-top="none" fo:border-bottom="0.002cm solid #000000"/>
    </style:style>
    <style:style style:name="Tabela6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5" style:family="table">
      <style:table-properties style:width="17cm" table:align="margins"/>
    </style:style>
    <style:style style:name="Tabela75.A" style:family="table-column">
      <style:table-column-properties style:column-width="2.768cm" style:rel-column-width="10668*"/>
    </style:style>
    <style:style style:name="Tabela75.B" style:family="table-column">
      <style:table-column-properties style:column-width="14.233cm" style:rel-column-width="54867*"/>
    </style:style>
    <style:style style:name="Tabela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5.B1" style:family="table-cell">
      <style:table-cell-properties fo:padding="0.097cm" fo:border="0.002cm solid #000000"/>
    </style:style>
    <style:style style:name="Tabela75.A2" style:family="table-cell">
      <style:table-cell-properties fo:padding="0.097cm" fo:border-left="0.002cm solid #000000" fo:border-right="none" fo:border-top="none" fo:border-bottom="0.002cm solid #000000"/>
    </style:style>
    <style:style style:name="Tabela7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9" style:family="table">
      <style:table-properties style:width="17cm" table:align="margins"/>
    </style:style>
    <style:style style:name="Tabela69.A" style:family="table-column">
      <style:table-column-properties style:column-width="2.768cm" style:rel-column-width="10668*"/>
    </style:style>
    <style:style style:name="Tabela69.B" style:family="table-column">
      <style:table-column-properties style:column-width="14.233cm" style:rel-column-width="54867*"/>
    </style:style>
    <style:style style:name="Tabela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9.B1" style:family="table-cell">
      <style:table-cell-properties fo:padding="0.097cm" fo:border="0.002cm solid #000000"/>
    </style:style>
    <style:style style:name="Tabela69.A2" style:family="table-cell">
      <style:table-cell-properties fo:padding="0.097cm" fo:border-left="0.002cm solid #000000" fo:border-right="none" fo:border-top="none" fo:border-bottom="0.002cm solid #000000"/>
    </style:style>
    <style:style style:name="Tabela6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6" style:family="table">
      <style:table-properties style:width="17cm" table:align="margins"/>
    </style:style>
    <style:style style:name="Tabela76.A" style:family="table-column">
      <style:table-column-properties style:column-width="2.768cm" style:rel-column-width="10668*"/>
    </style:style>
    <style:style style:name="Tabela76.B" style:family="table-column">
      <style:table-column-properties style:column-width="14.233cm" style:rel-column-width="54867*"/>
    </style:style>
    <style:style style:name="Tabela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6.B1" style:family="table-cell">
      <style:table-cell-properties fo:padding="0.097cm" fo:border="0.002cm solid #000000"/>
    </style:style>
    <style:style style:name="Tabela76.A2" style:family="table-cell">
      <style:table-cell-properties fo:padding="0.097cm" fo:border-left="0.002cm solid #000000" fo:border-right="none" fo:border-top="none" fo:border-bottom="0.002cm solid #000000"/>
    </style:style>
    <style:style style:name="Tabela7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0" style:family="table">
      <style:table-properties style:width="17cm" table:align="margins"/>
    </style:style>
    <style:style style:name="Tabela70.A" style:family="table-column">
      <style:table-column-properties style:column-width="2.768cm" style:rel-column-width="10668*"/>
    </style:style>
    <style:style style:name="Tabela70.B" style:family="table-column">
      <style:table-column-properties style:column-width="14.233cm" style:rel-column-width="54867*"/>
    </style:style>
    <style:style style:name="Tabela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0.B1" style:family="table-cell">
      <style:table-cell-properties fo:padding="0.097cm" fo:border="0.002cm solid #000000"/>
    </style:style>
    <style:style style:name="Tabela70.A2" style:family="table-cell">
      <style:table-cell-properties fo:padding="0.097cm" fo:border-left="0.002cm solid #000000" fo:border-right="none" fo:border-top="none" fo:border-bottom="0.002cm solid #000000"/>
    </style:style>
    <style:style style:name="Tabela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7" style:family="table">
      <style:table-properties style:width="17cm" table:align="margins"/>
    </style:style>
    <style:style style:name="Tabela77.A" style:family="table-column">
      <style:table-column-properties style:column-width="2.768cm" style:rel-column-width="10668*"/>
    </style:style>
    <style:style style:name="Tabela77.B" style:family="table-column">
      <style:table-column-properties style:column-width="14.233cm" style:rel-column-width="54867*"/>
    </style:style>
    <style:style style:name="Tabela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7.B1" style:family="table-cell">
      <style:table-cell-properties fo:padding="0.097cm" fo:border="0.002cm solid #000000"/>
    </style:style>
    <style:style style:name="Tabela77.A2" style:family="table-cell">
      <style:table-cell-properties fo:padding="0.097cm" fo:border-left="0.002cm solid #000000" fo:border-right="none" fo:border-top="none" fo:border-bottom="0.002cm solid #000000"/>
    </style:style>
    <style:style style:name="Tabela7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1" style:family="table">
      <style:table-properties style:width="17cm" table:align="margins"/>
    </style:style>
    <style:style style:name="Tabela71.A" style:family="table-column">
      <style:table-column-properties style:column-width="2.768cm" style:rel-column-width="10668*"/>
    </style:style>
    <style:style style:name="Tabela71.B" style:family="table-column">
      <style:table-column-properties style:column-width="14.233cm" style:rel-column-width="54867*"/>
    </style:style>
    <style:style style:name="Tabela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1.B1" style:family="table-cell">
      <style:table-cell-properties fo:padding="0.097cm" fo:border="0.002cm solid #000000"/>
    </style:style>
    <style:style style:name="Tabela71.A2" style:family="table-cell">
      <style:table-cell-properties fo:padding="0.097cm" fo:border-left="0.002cm solid #000000" fo:border-right="none" fo:border-top="none" fo:border-bottom="0.002cm solid #000000"/>
    </style:style>
    <style:style style:name="Tabela7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8" style:family="table">
      <style:table-properties style:width="17cm" table:align="margins"/>
    </style:style>
    <style:style style:name="Tabela78.A" style:family="table-column">
      <style:table-column-properties style:column-width="2.768cm" style:rel-column-width="10668*"/>
    </style:style>
    <style:style style:name="Tabela78.B" style:family="table-column">
      <style:table-column-properties style:column-width="14.233cm" style:rel-column-width="54867*"/>
    </style:style>
    <style:style style:name="Tabela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8.B1" style:family="table-cell">
      <style:table-cell-properties fo:padding="0.097cm" fo:border="0.002cm solid #000000"/>
    </style:style>
    <style:style style:name="Tabela78.A2" style:family="table-cell">
      <style:table-cell-properties fo:padding="0.097cm" fo:border-left="0.002cm solid #000000" fo:border-right="none" fo:border-top="none" fo:border-bottom="0.002cm solid #000000"/>
    </style:style>
    <style:style style:name="Tabela7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2" style:family="table">
      <style:table-properties style:width="17cm" table:align="margins"/>
    </style:style>
    <style:style style:name="Tabela72.A" style:family="table-column">
      <style:table-column-properties style:column-width="2.768cm" style:rel-column-width="10668*"/>
    </style:style>
    <style:style style:name="Tabela72.B" style:family="table-column">
      <style:table-column-properties style:column-width="14.233cm" style:rel-column-width="54867*"/>
    </style:style>
    <style:style style:name="Tabela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2.B1" style:family="table-cell">
      <style:table-cell-properties fo:padding="0.097cm" fo:border="0.002cm solid #000000"/>
    </style:style>
    <style:style style:name="Tabela72.A2" style:family="table-cell">
      <style:table-cell-properties fo:padding="0.097cm" fo:border-left="0.002cm solid #000000" fo:border-right="none" fo:border-top="none" fo:border-bottom="0.002cm solid #000000"/>
    </style:style>
    <style:style style:name="Tabela7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9" style:family="table">
      <style:table-properties style:width="17cm" table:align="margins"/>
    </style:style>
    <style:style style:name="Tabela79.A" style:family="table-column">
      <style:table-column-properties style:column-width="2.768cm" style:rel-column-width="10668*"/>
    </style:style>
    <style:style style:name="Tabela79.B" style:family="table-column">
      <style:table-column-properties style:column-width="14.233cm" style:rel-column-width="54867*"/>
    </style:style>
    <style:style style:name="Tabela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9.B1" style:family="table-cell">
      <style:table-cell-properties fo:padding="0.097cm" fo:border="0.002cm solid #000000"/>
    </style:style>
    <style:style style:name="Tabela79.A2" style:family="table-cell">
      <style:table-cell-properties fo:padding="0.097cm" fo:border-left="0.002cm solid #000000" fo:border-right="none" fo:border-top="none" fo:border-bottom="0.002cm solid #000000"/>
    </style:style>
    <style:style style:name="Tabela7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3" style:family="table">
      <style:table-properties style:width="17cm" table:align="margins"/>
    </style:style>
    <style:style style:name="Tabela73.A" style:family="table-column">
      <style:table-column-properties style:column-width="2.768cm" style:rel-column-width="10668*"/>
    </style:style>
    <style:style style:name="Tabela73.B" style:family="table-column">
      <style:table-column-properties style:column-width="14.233cm" style:rel-column-width="54867*"/>
    </style:style>
    <style:style style:name="Tabela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3.B1" style:family="table-cell">
      <style:table-cell-properties fo:padding="0.097cm" fo:border="0.002cm solid #000000"/>
    </style:style>
    <style:style style:name="Tabela73.A2" style:family="table-cell">
      <style:table-cell-properties fo:padding="0.097cm" fo:border-left="0.002cm solid #000000" fo:border-right="none" fo:border-top="none" fo:border-bottom="0.002cm solid #000000"/>
    </style:style>
    <style:style style:name="Tabela7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0" style:family="table">
      <style:table-properties style:width="17cm" table:align="margins"/>
    </style:style>
    <style:style style:name="Tabela80.A" style:family="table-column">
      <style:table-column-properties style:column-width="2.768cm" style:rel-column-width="10668*"/>
    </style:style>
    <style:style style:name="Tabela80.B" style:family="table-column">
      <style:table-column-properties style:column-width="14.233cm" style:rel-column-width="54867*"/>
    </style:style>
    <style:style style:name="Tabela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0.B1" style:family="table-cell">
      <style:table-cell-properties fo:padding="0.097cm" fo:border="0.002cm solid #000000"/>
    </style:style>
    <style:style style:name="Tabela80.A2" style:family="table-cell">
      <style:table-cell-properties fo:padding="0.097cm" fo:border-left="0.002cm solid #000000" fo:border-right="none" fo:border-top="none" fo:border-bottom="0.002cm solid #000000"/>
    </style:style>
    <style:style style:name="Tabela8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4" style:family="table">
      <style:table-properties style:width="17cm" table:align="margins"/>
    </style:style>
    <style:style style:name="Tabela74.A" style:family="table-column">
      <style:table-column-properties style:column-width="2.768cm" style:rel-column-width="10668*"/>
    </style:style>
    <style:style style:name="Tabela74.B" style:family="table-column">
      <style:table-column-properties style:column-width="14.233cm" style:rel-column-width="54867*"/>
    </style:style>
    <style:style style:name="Tabela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4.B1" style:family="table-cell">
      <style:table-cell-properties fo:padding="0.097cm" fo:border="0.002cm solid #000000"/>
    </style:style>
    <style:style style:name="Tabela74.A2" style:family="table-cell">
      <style:table-cell-properties fo:padding="0.097cm" fo:border-left="0.002cm solid #000000" fo:border-right="none" fo:border-top="none" fo:border-bottom="0.002cm solid #000000"/>
    </style:style>
    <style:style style:name="Tabela7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  <style:text-properties fo:font-size="14pt" fo:font-weight="bold" style:font-size-asian="14pt" style:font-weight-asian="bold"/>
    </style:style>
    <style:style style:name="P2" style:family="paragraph" style:parent-style-name="Standard">
      <style:paragraph-properties fo:break-before="page"/>
      <style:text-properties fo:font-size="16pt" fo:font-weight="bold" style:font-size-asian="16pt" style:font-weight-asian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>
        <style:tab-stops>
          <style:tab-stop style:position="1.041cm"/>
        </style:tab-stops>
      </style:paragraph-properties>
    </style:style>
    <style:style style:name="P8" style:family="paragraph" style:parent-style-name="Standard">
      <style:text-properties fo:font-size="14pt" fo:font-weight="bold" style:font-size-asian="14pt" style:font-weight-asian="bold"/>
    </style:style>
    <style:style style:name="P9" style:family="paragraph" style:parent-style-name="Standard">
      <style:paragraph-properties fo:orphans="0" fo:widows="0"/>
      <style:text-properties fo:font-size="14pt" fo:font-weight="bold" style:font-size-asian="14pt" style:font-weight-asian="bold" style:font-name-complex="Times New Roman" style:font-size-complex="14pt" style:font-weight-complex="bold"/>
    </style:style>
    <style:style style:name="P10" style:family="paragraph" style:parent-style-name="Standard">
      <style:paragraph-properties fo:orphans="0" fo:widows="0"/>
      <style:text-properties fo:font-size="14pt" fo:language="en" fo:country="US" fo:font-weight="bold" style:font-size-asian="14pt" style:font-weight-asian="bold" style:font-name-complex="Times New Roman" style:font-size-complex="14pt" style:font-weight-complex="bold"/>
    </style:style>
    <style:style style:name="P11" style:family="paragraph" style:parent-style-name="Standard">
      <style:text-properties fo:font-style="italic" fo:font-weight="bold" style:font-style-asian="italic" style:font-weight-asian="bold"/>
    </style:style>
    <style:style style:name="P12" style:family="paragraph" style:parent-style-name="Standard">
      <style:text-properties style:font-name-complex="Times New Roman"/>
    </style:style>
    <style:style style:name="P13" style:family="paragraph" style:parent-style-name="Standard">
      <style:paragraph-properties fo:orphans="0" fo:widows="0"/>
      <style:text-properties style:font-name-complex="Times New Roman"/>
    </style:style>
    <style:style style:name="P14" style:family="paragraph" style:parent-style-name="Standard">
      <style:text-properties fo:language="en" fo:country="US" style:font-name-complex="Times New Roman"/>
    </style:style>
    <style:style style:name="P15" style:family="paragraph" style:parent-style-name="Standard">
      <style:paragraph-properties fo:orphans="0" fo:widows="0"/>
      <style:text-properties fo:language="en" fo:country="US" style:font-name-complex="Times New Roman"/>
    </style:style>
    <style:style style:name="P16" style:family="paragraph" style:parent-style-name="Standard">
      <style:paragraph-properties fo:orphans="0" fo:widows="0"/>
    </style:style>
    <style:style style:name="P17" style:family="paragraph" style:parent-style-name="Standard">
      <style:text-properties fo:font-size="16pt" fo:font-weight="bold" style:font-size-asian="16pt" style:font-weight-asian="bold"/>
    </style:style>
    <style:style style:name="P18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orphans="0" fo:widows="0"/>
      <style:text-properties fo:color="#ff0000" style:font-name-complex="Times New Roman"/>
    </style:style>
    <style:style style:name="P20" style:family="paragraph" style:parent-style-name="Standard">
      <style:paragraph-properties fo:orphans="0" fo:widows="0"/>
      <style:text-properties fo:color="#ff0000" fo:language="en" fo:country="US" style:font-name-complex="Times New Roman"/>
    </style:style>
    <style:style style:name="P21" style:family="paragraph" style:parent-style-name="Standard">
      <style:paragraph-properties fo:orphans="0" fo:widows="0"/>
      <style:text-properties fo:color="#0000ff" style:font-name-complex="Times New Roman"/>
    </style:style>
    <style:style style:name="P22" style:family="paragraph" style:parent-style-name="Standard">
      <style:paragraph-properties fo:orphans="0" fo:widows="0"/>
      <style:text-properties fo:color="#0000ff" fo:language="en" fo:country="US" style:font-name-complex="Times New Roman"/>
    </style:style>
    <style:style style:name="P23" style:family="paragraph" style:parent-style-name="Standard">
      <style:text-properties style:use-window-font-color="true" fo:font-weight="normal" style:font-weight-asian="normal" style:font-weight-complex="normal"/>
    </style:style>
    <style:style style:name="P24" style:family="paragraph" style:parent-style-name="Standard">
      <style:paragraph-properties fo:orphans="0" fo:widows="0"/>
      <style:text-properties style:use-window-font-color="true" fo:language="en" fo:country="US" style:font-name-complex="Times New Roman"/>
    </style:style>
    <style:style style:name="P25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26" style:family="paragraph" style:parent-style-name="Standard">
      <style:text-properties style:font-name="Times New Roman" fo:font-size="12pt" style:font-size-asian="12pt" style:font-size-complex="12pt"/>
    </style:style>
    <style:style style:name="P27" style:family="paragraph" style:parent-style-name="Standard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style:text-autospace="none"/>
      <style:text-properties style:font-name="TimesNewRomanPSMT" style:font-name-asian="TimesNewRomanPSMT" style:font-name-complex="TimesNewRomanPSMT"/>
    </style:style>
    <style:style style:name="P30" style:family="paragraph" style:parent-style-name="Table_20_Contents">
      <style:paragraph-properties style:text-autospace="none"/>
    </style:style>
    <style:style style:name="P31" style:family="paragraph" style:parent-style-name="Table_20_Contents">
      <style:paragraph-properties>
        <style:tab-stops/>
      </style:paragraph-properties>
    </style:style>
    <style:style style:name="P32" style:family="paragraph" style:parent-style-name="Table_20_Contents">
      <style:text-properties style:font-name="Times New Roman" fo:font-size="12pt" style:font-size-asian="12pt" style:font-name-complex="Times New Roman" style:font-size-complex="12pt"/>
    </style:style>
    <style:style style:name="P33" style:family="paragraph" style:parent-style-name="Table_20_Contents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34" style:family="paragraph" style:parent-style-name="Text_20_body">
      <style:text-properties style:font-name="Times New Roman" fo:font-size="12pt" style:font-size-asian="12pt" style:font-name-complex="Times New Roman" style:font-size-complex="12pt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12pt" style:font-size-asian="12pt" style:font-name-complex="Times New Roman" style:font-size-complex="12pt"/>
    </style:style>
    <style:style style:name="P36" style:family="paragraph" style:parent-style-name="Standard">
      <style:paragraph-properties fo:orphans="0" fo:widows="0"/>
      <style:text-properties style:font-name="Times New Roman" fo:font-size="12pt" fo:language="en" fo:country="US" style:font-size-asian="12pt" style:font-name-complex="Times New Roman" style:font-size-complex="12pt"/>
    </style:style>
    <style:style style:name="P37" style:family="paragraph" style:parent-style-name="Text_20_body">
      <style:text-properties style:font-name="Times New Roman" fo:font-size="12pt" style:font-size-asian="12pt" style:font-name-complex="Times New Roman" style:font-size-complex="12pt"/>
    </style:style>
    <style:style style:name="T1" style:family="text">
      <style:text-properties style:font-name-complex="Times New Roman"/>
    </style:style>
    <style:style style:name="T2" style:family="text">
      <style:text-properties fo:language="en" fo:country="US" style:font-name-complex="Times New Roman"/>
    </style:style>
    <style:style style:name="T3" style:family="text">
      <style:text-properties style:font-name="TimesNewRomanPSMT" style:font-name-asian="TimesNewRomanPSMT" style:font-name-complex="TimesNewRomanPSMT"/>
    </style:style>
    <style:style style:name="T4" style:family="text">
      <style:text-properties style:font-name="TimesNewRomanPSMT" style:font-name-asian="TimesNewRomanPSMT" style:font-name-complex="Times New Roman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language="en" fo:country="AU"/>
    </style:style>
    <style:style style:name="T7" style:family="text">
      <style:text-properties fo:language="en" fo:country="G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quickCMS – szybki i prosty system zarządzania treścią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">Autor Dokumentu:</text:p>
            <text:p text:style-name="P3"/>
            <text:p text:style-name="P3"/>
            <text:p text:style-name="P3">Właściciele Dokumentu:</text:p>
            <text:p text:style-name="P3">Wersja Dokumentu:</text:p>
            <text:p text:style-name="P3">Status Dokumentu:</text:p>
          </table:table-cell>
          <table:table-cell table:style-name="Tabela1.A1" office:value-type="string">
            <text:p text:style-name="Standard">Dominik Ślusarz</text:p>
            <text:p text:style-name="Standard">Roger Woźniak</text:p>
            <text:p text:style-name="Standard">Krzysztof Paradowski</text:p>
            <text:p text:style-name="Standard">jw. </text:p>
            <text:p text:style-name="Standard">0.1</text:p>
            <text:p text:style-name="Standard">Roboczy</text:p>
          </table:table-cell>
        </table:table-row>
        <table:table-row table:style-name="Tabela1.1">
          <table:table-cell table:style-name="Tabela1.A1" office:value-type="string">
            <text:p text:style-name="P3">Data utworzenia:</text:p>
            <text:p text:style-name="P3">Data ostatniej modyfikacji:</text:p>
            <text:p text:style-name="P3">Nazwa pliku:</text:p>
          </table:table-cell>
          <table:table-cell table:style-name="Tabela1.A1" office:value-type="string">
            <text:p text:style-name="Standard">15.10.2014 r.</text:p>
            <text:p text:style-name="Standard">22.10.2014 r.</text:p>
            <text:p text:style-name="Standard">Dokument1.doc</text:p>
          </table:table-cell>
        </table:table-row>
      </table:table>
      <text:p text:style-name="P3"/>
      <text:p text:style-name="P1">Historia zmian</text:p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ela2.1">
          <table:table-cell table:style-name="Tabela2.A1" office:value-type="string">
            <text:p text:style-name="P4">Data</text:p>
          </table:table-cell>
          <table:table-cell table:style-name="Tabela2.A1" office:value-type="string">
            <text:p text:style-name="P4">Autor</text:p>
          </table:table-cell>
          <table:table-cell table:style-name="Tabela2.A1" office:value-type="string">
            <text:p text:style-name="P4">Podsumowanie zmian</text:p>
          </table:table-cell>
          <table:table-cell table:style-name="Tabela2.A1" office:value-type="string">
            <text:p text:style-name="P4">Wersja</text:p>
          </table:table-cell>
          <table:table-cell table:style-name="Tabela2.A1" office:value-type="string">
            <text:p text:style-name="P4">Znaczenie krytyczne</text:p>
          </table:table-cell>
        </table:table-row>
        <table:table-row table:style-name="Tabela2.1">
          <table:table-cell table:style-name="Tabela2.A1" office:value-type="string">
            <text:p text:style-name="P7">15.10.2014</text:p>
          </table:table-cell>
          <table:table-cell table:style-name="Tabela2.A1" office:value-type="string">
            <text:p text:style-name="P6">Roger Woźniak</text:p>
          </table:table-cell>
          <table:table-cell table:style-name="Tabela2.A1" office:value-type="string">
            <text:p text:style-name="P6">Określenie wymagań projektu</text:p>
          </table:table-cell>
          <table:table-cell table:style-name="Tabela2.A1" office:value-type="string">
            <text:p text:style-name="P6">0.1</text:p>
          </table:table-cell>
          <table:table-cell table:style-name="Tabela2.A1" office:value-type="string">
            <text:p text:style-name="P6">KRYTYCZNE</text:p>
          </table:table-cell>
        </table:table-row>
        <table:table-row table:style-name="Tabela2.1">
          <table:table-cell table:style-name="Tabela2.A1" office:value-type="string">
            <text:p text:style-name="P6">1.10.2014</text:p>
          </table:table-cell>
          <table:table-cell table:style-name="Tabela2.A1" office:value-type="string">
            <text:p text:style-name="P6">Dominik Ślusarz</text:p>
          </table:table-cell>
          <table:table-cell table:style-name="Tabela2.A1" office:value-type="string">
            <text:p text:style-name="P6">Dodanie przypadków użycia</text:p>
          </table:table-cell>
          <table:table-cell table:style-name="Tabela2.A1" office:value-type="string">
            <text:p text:style-name="P6">0.2</text:p>
          </table:table-cell>
          <table:table-cell table:style-name="Tabela2.A1" office:value-type="string">
            <text:p text:style-name="P6">ZASADNICZE</text:p>
          </table:table-cell>
        </table:table-row>
        <table:table-row table:style-name="Tabela2.1">
          <table:table-cell table:style-name="Tabela2.A1" office:value-type="string">
            <text:p text:style-name="P6">4. 10. 2014</text:p>
          </table:table-cell>
          <table:table-cell table:style-name="Tabela2.A1" office:value-type="string">
            <text:p text:style-name="P6">Roger Woźniak</text:p>
            <text:p text:style-name="P6">Krzysztof Paradowski</text:p>
          </table:table-cell>
          <table:table-cell table:style-name="Tabela2.A1" office:value-type="string">
            <text:p text:style-name="P6">Wprowadzenie poprawek do przypadków użycia</text:p>
          </table:table-cell>
          <table:table-cell table:style-name="Tabela2.A1" office:value-type="string">
            <text:p text:style-name="P6">0.25</text:p>
          </table:table-cell>
          <table:table-cell table:style-name="Tabela2.A1" office:value-type="string">
            <text:p text:style-name="P6">NORMALNA</text:p>
          </table:table-cell>
        </table:table-row>
        <table:table-row table:style-name="Tabela2.1">
          <table:table-cell table:style-name="Tabela2.A1" office:value-type="string">
            <text:p text:style-name="P6">18.11.2014</text:p>
          </table:table-cell>
          <table:table-cell table:style-name="Tabela2.A1" office:value-type="string">
            <text:p text:style-name="P6">Dominik Ślusarz Krzysztof Paradowski</text:p>
          </table:table-cell>
          <table:table-cell table:style-name="Tabela2.A1" office:value-type="string">
            <text:p text:style-name="P6">Dodanie scenariuszy użycia</text:p>
          </table:table-cell>
          <table:table-cell table:style-name="Tabela2.A1" office:value-type="string">
            <text:p text:style-name="P6">0.3</text:p>
          </table:table-cell>
          <table:table-cell table:style-name="Tabela2.A1" office:value-type="string">
            <text:p text:style-name="P6">ZASADNICZE</text:p>
          </table:table-cell>
        </table:table-row>
      </table:table>
      <text:p text:style-name="Standard"/>
      <text:p text:style-name="Standard"/>
      <text:p text:style-name="P2">Wstęp</text:p>
      <text:p text:style-name="Standard"/>
      <text:p text:style-name="P8">Cel i przeznaczenie projektu</text:p>
      <text:p text:style-name="Standard"/>
      <text:p text:style-name="Standard">Niniejszy dokument ma na celu przedstawienie specyfikacji projektu systemu informatycznego</text:p>
      <text:p text:style-name="Standard"/>
      <text:p text:style-name="P8">Dokumenty powiązane.</text:p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Standard">Lp.</text:p>
          </table:table-cell>
          <table:table-cell table:style-name="Tabela3.A1" office:value-type="string">
            <text:p text:style-name="Standard">Nazwa dokumentu</text:p>
          </table:table-cell>
          <table:table-cell table:style-name="Tabela3.A1" office:value-type="string">
            <text:p text:style-name="Standard">Data ostatniej modyfikacji</text:p>
          </table:table-cell>
          <table:table-cell table:style-name="Tabela3.A1" office:value-type="string">
            <text:p text:style-name="Standard">Imię i Nazwisko Autora</text:p>
          </table:table-cell>
        </table:table-row>
        <table:table-row table:style-name="Tabela3.1">
          <table:table-cell table:style-name="Tabela3.A1" office:value-type="string">
            <text:p text:style-name="Standard">1.</text:p>
          </table:table-cell>
          <table:table-cell table:style-name="Tabela3.A1" office:value-type="string">
            <text:p text:style-name="Standard">Propozycja projektu</text:p>
          </table:table-cell>
          <table:table-cell table:style-name="Tabela3.A1" office:value-type="string">
            <text:p text:style-name="Standard"/>
          </table:table-cell>
          <table:table-cell table:style-name="Tabela3.A1" office:value-type="string">
            <text:p text:style-name="Standard"/>
          </table:table-cell>
        </table:table-row>
        <table:table-row table:style-name="Tabela3.1">
          <table:table-cell table:style-name="Tabela3.A1" office:value-type="string">
            <text:p text:style-name="Standard">2.</text:p>
          </table:table-cell>
          <table:table-cell table:style-name="Tabela3.A1" office:value-type="string">
            <text:p text:style-name="Standard">diagram_przypadkow_uzycia.vpp</text:p>
          </table:table-cell>
          <table:table-cell table:style-name="Tabela3.A1" office:value-type="string">
            <text:p text:style-name="Standard">2014-11-04</text:p>
          </table:table-cell>
          <table:table-cell table:style-name="Tabela3.A1" office:value-type="string">
            <text:p text:style-name="Standard">Roger Woźniak<text:line-break/>Dominik Ślusarz<text:line-break/>Krzysztof Paradowski</text:p>
            <text:p text:style-name="Standard"/>
          </table:table-cell>
        </table:table-row>
        <table:table-row table:style-name="Tabela3.1">
          <table:table-cell table:style-name="Tabela3.A1" office:value-type="string">
            <text:p text:style-name="Standard">3.</text:p>
          </table:table-cell>
          <table:table-cell table:style-name="Tabela3.A1" office:value-type="string">
            <text:p text:style-name="Standard">Etap pierwszy.pdf</text:p>
          </table:table-cell>
          <table:table-cell table:style-name="Tabela3.A1" office:value-type="string">
            <text:p text:style-name="Standard">2014-10-22</text:p>
          </table:table-cell>
          <table:table-cell table:style-name="Tabela3.A1" office:value-type="string">
            <text:p text:style-name="Standard">Roger Woźniak<text:line-break/>Dominik Ślusarz<text:line-break/>Krzysztof Paradowski</text:p>
            <text:p text:style-name="Standard"/>
          </table:table-cell>
        </table:table-row>
      </table:table>
      <text:p text:style-name="Standard"/>
      <text:p text:style-name="P8">Słownik użytych skrótów.</text:p>
      <text:p text:style-name="Standard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Standard">Skrót / pojęcie</text:p>
          </table:table-cell>
          <table:table-cell table:style-name="Tabela4.A1" office:value-type="string">
            <text:p text:style-name="Standard">Opis</text:p>
          </table:table-cell>
        </table:table-row>
        <table:table-row table:style-name="Tabela4.1">
          <table:table-cell table:style-name="Tabela4.A1" office:value-type="string">
            <text:p text:style-name="Standard">UC</text:p>
          </table:table-cell>
          <table:table-cell table:style-name="Tabela4.A1" office:value-type="string">
            <text:p text:style-name="Standard">Use Case – przypadek użycia</text:p>
          </table:table-cell>
        </table:table-row>
        <table:table-row table:style-name="Tabela4.1">
          <table:table-cell table:style-name="Tabela4.A1" office:value-type="string">
            <text:p text:style-name="Standard">W</text:p>
          </table:table-cell>
          <table:table-cell table:style-name="Tabela4.A1" office:value-type="string">
            <text:p text:style-name="Standard">Wymaganie</text:p>
          </table:table-cell>
        </table:table-row>
      </table:table>
      <text:p text:style-name="Standard"/>
      <text:p text:style-name="P8">Kontekst rozwiązania.</text:p>
      <text:p text:style-name="Standard"/>
      <text:p text:style-name="P11">Źródło wymagań</text:p>
      <text:p text:style-name="Standard"/>
      <text:p text:style-name="Standard">Źródłem <text:span text:style-name="T5">wymagań</text:span> jest dokument „Etap pierwszy.doc” który utworzyliśmy na podstawie rozmowy z klientem – przedstawicielem gospodarstwa agroturystycznego „Świerkowe rancho”. W dokumencie tym znajdują się wytyczne dotyczące specyfikacji projektowanego systemu.</text:p>
      <text:p text:style-name="Standard"/>
      <text:p text:style-name="Standard"/>
      <text:p text:style-name="P5">Legenda</text:p>
      <text:p text:style-name="P23">Czerwony – usunięto</text:p>
      <text:p text:style-name="P23">Niebieski – zmodyfikowano</text:p>
      <text:p text:style-name="P23">Zielony – dodano</text:p>
      <text:p text:style-name="Standard"/>
      <text:p text:style-name="P11"><text:soft-page-break/>Lista wymagań</text:p>
      <text:p text:style-name="Standard"/>
      <text:p text:style-name="P13"/>
      <table:table table:name="Tabela5" table:style-name="Tabela5">
        <table:table-column table:style-name="Tabela5.A"/>
        <table:table-column table:style-name="Tabela5.B" table:number-columns-repeated="2"/>
        <table:table-column table:style-name="Tabela5.D"/>
        <table:table-row table:style-name="Tabela5.1">
          <table:table-cell table:style-name="Tabela5.A1" office:value-type="string">
            <text:p text:style-name="P13">Identyfikator</text:p>
          </table:table-cell>
          <table:table-cell table:style-name="Tabela5.A1" office:value-type="string">
            <text:p text:style-name="P13">Nazwa</text:p>
          </table:table-cell>
          <table:table-cell table:style-name="Tabela5.A1" office:value-type="string">
            <text:p text:style-name="P13">Opis</text:p>
          </table:table-cell>
          <table:table-cell table:style-name="Tabela5.A1" office:value-type="string">
            <text:p text:style-name="P13">Realizacja</text:p>
          </table:table-cell>
        </table:table-row>
        <table:table-row table:style-name="Tabela5.1">
          <table:table-cell table:style-name="Tabela5.A1" office:value-type="string">
            <text:p text:style-name="P13">W_1</text:p>
          </table:table-cell>
          <table:table-cell table:style-name="Tabela5.A1" office:value-type="string">
            <text:p text:style-name="P13">Zarządzanie postami</text:p>
          </table:table-cell>
          <table:table-cell table:style-name="Tabela5.A1" office:value-type="string">
            <text:p text:style-name="P13">Dodawanie, usuwanie oraz edytowanie zamieszczonych postów.</text:p>
          </table:table-cell>
          <table:table-cell table:style-name="Tabela5.A1" office:value-type="string">
            <text:p text:style-name="P15">UC_10_zarządzanie_postami</text:p>
          </table:table-cell>
        </table:table-row>
        <table:table-row table:style-name="Tabela5.1">
          <table:table-cell table:style-name="Tabela5.A1" office:value-type="string">
            <text:p text:style-name="P13">W_2</text:p>
          </table:table-cell>
          <table:table-cell table:style-name="Tabela5.A1" office:value-type="string">
            <text:p text:style-name="P13">Zarządzanie zdjęciami</text:p>
          </table:table-cell>
          <table:table-cell table:style-name="Tabela5.A1" office:value-type="string">
            <text:p text:style-name="P13">Możliwość dodawania, usuwania oraz edycji zdjęć, a także tworzenia z nich zbiorów (galerii).</text:p>
          </table:table-cell>
          <table:table-cell table:style-name="Tabela5.A1" office:value-type="string">
            <text:p text:style-name="P15">UC_14_zarządzanie_zdjęciami</text:p>
          </table:table-cell>
        </table:table-row>
        <table:table-row table:style-name="Tabela5.1">
          <table:table-cell table:style-name="Tabela5.A1" office:value-type="string">
            <text:p text:style-name="P13">W_3</text:p>
          </table:table-cell>
          <table:table-cell table:style-name="Tabela5.A1" office:value-type="string">
            <text:p text:style-name="P13">Zarządzanie mapami google</text:p>
          </table:table-cell>
          <table:table-cell table:style-name="Tabela5.A1" office:value-type="string">
            <text:p text:style-name="P13">Możliwość tworzenia własnych map przy użyciu narzędzia googleMaps, oznaczania i odznaczania miejsc na stworzonych mapach, usuwania i modyfikacji map.</text:p>
          </table:table-cell>
          <table:table-cell table:style-name="Tabela5.A1" office:value-type="string">
            <text:p text:style-name="P15">UC_41_zarządzanie_mapami</text:p>
          </table:table-cell>
        </table:table-row>
        <table:table-row table:style-name="Tabela5.1">
          <table:table-cell table:style-name="Tabela5.A1" office:value-type="string">
            <text:p text:style-name="P13">W_4</text:p>
          </table:table-cell>
          <table:table-cell table:style-name="Tabela5.A1" office:value-type="string">
            <text:p text:style-name="P13">Zarządzanie kalendarzami</text:p>
          </table:table-cell>
          <table:table-cell table:style-name="Tabela5.A1" office:value-type="string">
            <text:p text:style-name="P13">Tworzenie, modyfikacja i usuwanie kalendarzy. Dodawanie zdarzeń do utworzonych kalendarzy.</text:p>
          </table:table-cell>
          <table:table-cell table:style-name="Tabela5.A1" office:value-type="string">
            <text:p text:style-name="P15">UC_57_zarządzanie_kalendarzami</text:p>
          </table:table-cell>
        </table:table-row>
        <table:table-row table:style-name="Tabela5.1">
          <table:table-cell table:style-name="Tabela5.A1" office:value-type="string">
            <text:p text:style-name="P13">W_5</text:p>
          </table:table-cell>
          <table:table-cell table:style-name="Tabela5.A1" office:value-type="string">
            <text:p text:style-name="P13">Zarządzanie formularzami</text:p>
          </table:table-cell>
          <table:table-cell table:style-name="Tabela5.A1" office:value-type="string">
            <text:p text:style-name="P13">Tworzenie, modyfikacja i usuwanie formularzy (w tym formularzy kontaktowych) do późniejszego umieszczenia na stronie.</text:p>
          </table:table-cell>
          <table:table-cell table:style-name="Tabela5.A1" office:value-type="string">
            <text:p text:style-name="P15">UC_36_zarządzanie_formularzami</text:p>
          </table:table-cell>
        </table:table-row>
        <table:table-row table:style-name="Tabela5.1">
          <table:table-cell table:style-name="Tabela5.A1" office:value-type="string">
            <text:p text:style-name="P13">W_6</text:p>
          </table:table-cell>
          <table:table-cell table:style-name="Tabela5.A1" office:value-type="string">
            <text:p text:style-name="P13">Zarządzanie użytkownikami systemu</text:p>
          </table:table-cell>
          <table:table-cell table:style-name="Tabela5.A1" office:value-type="string">
            <text:p text:style-name="P13">Tworzenie i usuwanie użytkowników, nadawanie im rang, z którymi powiązane będą prawa dostępu do poszczególnych funkcji – także modyfikowalne.</text:p>
          </table:table-cell>
          <table:table-cell table:style-name="Tabela5.A1" office:value-type="string">
            <text:p text:style-name="P15">UC_3_zarządzanie_użytkownikami</text:p>
          </table:table-cell>
        </table:table-row>
        <table:table-row table:style-name="Tabela5.1">
          <table:table-cell table:style-name="Tabela5.A1" office:value-type="string">
            <text:p text:style-name="P13">W_7</text:p>
          </table:table-cell>
          <table:table-cell table:style-name="Tabela5.A1" office:value-type="string">
            <text:p text:style-name="P13">Zarządzanie szablonami</text:p>
          </table:table-cell>
          <table:table-cell table:style-name="Tabela5.A1" office:value-type="string">
            <text:p text:style-name="P16"><text:span text:style-name="Domyślna_20_czcionka_20_akapitu"><text:span text:style-name="T1">Możliwość dodania gotowego szablonu do systemu – z </text:span></text:span><text:span text:style-name="Domyślna_20_czcionka_20_akapitu"><text:span text:style-name="T1">uwzględnieniem wcześniej </text:span></text:span><text:soft-page-break/><text:span text:style-name="Domyślna_20_czcionka_20_akapitu"><text:span text:style-name="T1">zdefiniowanych tagów. Tworzenie szablonów od podstaw przy użyciu mechanik drag’n’drop oraz WYSIWYG.</text:span></text:span></text:p>
          </table:table-cell>
          <table:table-cell table:style-name="Tabela5.A1" office:value-type="string">
            <text:p text:style-name="P15">UC_24_zarządzanie_szablonami</text:p>
          </table:table-cell>
        </table:table-row>
        <table:table-row table:style-name="Tabela5.1">
          <table:table-cell table:style-name="Tabela5.A1" office:value-type="string">
            <text:p text:style-name="P13">W_8</text:p>
          </table:table-cell>
          <table:table-cell table:style-name="Tabela5.A1" office:value-type="string">
            <text:p text:style-name="P13">Zarządzanie treścią wyświetlaną na stronie</text:p>
          </table:table-cell>
          <table:table-cell table:style-name="Tabela5.A1" office:value-type="string">
            <text:p text:style-name="P13">Dodawanie contentu (galerii, postów itp.) do elementów wyświetlanych w obszarze strony. Możliwość modyfikacji tychże elementów – ich rozmiaru czy kolejności.</text:p>
          </table:table-cell>
          <table:table-cell table:style-name="Tabela5.A1" office:value-type="string">
            <text:p text:style-name="P15">UC_26_zarządzanie_treścią_wyświetlaną</text:p>
          </table:table-cell>
        </table:table-row>
        <table:table-row table:style-name="Tabela5.1">
          <table:table-cell table:style-name="Tabela5.A1" office:value-type="string">
            <text:p text:style-name="P13">W_9</text:p>
          </table:table-cell>
          <table:table-cell table:style-name="Tabela5.A1" office:value-type="string">
            <text:p text:style-name="P13">Obsługa mediów społecznościowych</text:p>
          </table:table-cell>
          <table:table-cell table:style-name="Tabela5.A1" office:value-type="string">
            <text:p text:style-name="P13">Zapewnienie narzędzi do obsługi mediów społecznościowych. Możliwość dodania nowych stron w tego typu mediach, zarządzania nimi z systemu. Konsolidacja elementów takich jak fanpage, twitter itp.</text:p>
          </table:table-cell>
          <table:table-cell table:style-name="Tabela5.A1" office:value-type="string">
            <text:p text:style-name="P15">UC_49_zarządzanie_mediami_społecznościowymi</text:p>
          </table:table-cell>
        </table:table-row>
        <table:table-row table:style-name="Tabela5.1">
          <table:table-cell table:style-name="Tabela5.A1" office:value-type="string">
            <text:p text:style-name="P13">W_10</text:p>
          </table:table-cell>
          <table:table-cell table:style-name="Tabela5.A1" office:value-type="string">
            <text:p text:style-name="P13">Backup</text:p>
          </table:table-cell>
          <table:table-cell table:style-name="Tabela5.A1" office:value-type="string">
            <text:p text:style-name="P13">Automatyczne tworzenie kopii zapasowej bazy danych w określonych przez administratora odstępach czasu</text:p>
          </table:table-cell>
          <table:table-cell table:style-name="Tabela5.A1" office:value-type="string">
            <text:p text:style-name="P15">UC_56_automatyczny_backup_danych</text:p>
          </table:table-cell>
        </table:table-row>
        <table:table-row table:style-name="Tabela5.1">
          <table:table-cell table:style-name="Tabela5.A1" office:value-type="string">
            <text:p text:style-name="P13">W_11</text:p>
          </table:table-cell>
          <table:table-cell table:style-name="Tabela5.A1" office:value-type="string">
            <text:p text:style-name="P13">Zarządzanie funkcjami systemu</text:p>
          </table:table-cell>
          <table:table-cell table:style-name="Tabela5.A1" office:value-type="string">
            <text:p text:style-name="P13">Możliwość włączenia oraz wyłączenia pewnych funkcji systemu w panelu opcji</text:p>
          </table:table-cell>
          <table:table-cell table:style-name="Tabela5.A1" office:value-type="string">
            <text:p text:style-name="P15">UC_9_zarządzanie_opcjami systemu</text:p>
          </table:table-cell>
        </table:table-row>
        <table:table-row table:style-name="Tabela5.1">
          <table:table-cell table:style-name="Tabela5.A1" office:value-type="string">
            <text:p text:style-name="P13">W_12</text:p>
          </table:table-cell>
          <table:table-cell table:style-name="Tabela5.A1" office:value-type="string">
            <text:p text:style-name="P13">Logi</text:p>
          </table:table-cell>
          <table:table-cell table:style-name="Tabela5.A1" office:value-type="string">
            <text:p text:style-name="P13">Automatyczne zapisywanie aktywności użytkowników</text:p>
          </table:table-cell>
          <table:table-cell table:style-name="Tabela5.A1" office:value-type="string">
            <text:p text:style-name="P15">UC_54_generowanie_logów</text:p>
          </table:table-cell>
        </table:table-row>
      </table:table>
      <text:p text:style-name="P13"/>
      <text:p text:style-name="P17"/>
      <text:p text:style-name="P2">Model systemowych przypadków użycia</text:p>
      <text:p text:style-name="Standard"/>
      <text:p text:style-name="Standard"/>
      <text:p text:style-name="P8">Lista przypadków użycia</text:p>
      <text:p text:style-name="Standard"/>
      <table:table table:name="Tabela6" table:style-name="Tabela6">
        <table:table-column table:style-name="Tabela6.A"/>
        <table:table-column table:style-name="Tabela6.B" table:number-columns-repeated="2"/>
        <table:table-column table:style-name="Tabela6.D"/>
        <table:table-row table:style-name="Tabela6.1">
          <table:table-cell table:style-name="Tabela6.A1" office:value-type="string">
            <text:p text:style-name="P9">Identyfikator</text:p>
          </table:table-cell>
          <table:table-cell table:style-name="Tabela6.A1" office:value-type="string">
            <text:p text:style-name="P10">Nazwa</text:p>
          </table:table-cell>
          <table:table-cell table:style-name="Tabela6.A1" office:value-type="string">
            <text:p text:style-name="P10">Rodzaj</text:p>
          </table:table-cell>
          <table:table-cell table:style-name="Tabela6.A1" office:value-type="string">
            <text:p text:style-name="P10">Opis</text:p>
          </table:table-cell>
        </table:table-row>
        <table:table-row table:style-name="Tabela6.1">
          <table:table-cell table:style-name="Tabela6.A1" office:value-type="string">
            <text:p text:style-name="P19">UC_1_dostęp_do_bazy_danych</text:p>
          </table:table-cell>
          <table:table-cell table:style-name="Tabela6.A1" office:value-type="string">
            <text:p text:style-name="P20">Dostęp do bazy danych</text:p>
          </table:table-cell>
          <table:table-cell table:style-name="Tabela6.A1" office:value-type="string">
            <text:p text:style-name="P20"/>
          </table:table-cell>
          <table:table-cell table:style-name="Tabela6.A1" office:value-type="string">
            <text:p text:style-name="P19">Właściciel posiada pełny dostęp do bazy danych po zalogowaniu się do niej.</text:p>
          </table:table-cell>
        </table:table-row>
        <table:table-row table:style-name="Tabela6.1">
          <table:table-cell table:style-name="Tabela6.A1" office:value-type="string">
            <text:p text:style-name="P15">UC_2_wybieranie_administratorów</text:p>
          </table:table-cell>
          <table:table-cell table:style-name="Tabela6.A1" office:value-type="string">
            <text:p text:style-name="P15">Wybieranie administratorów</text:p>
          </table:table-cell>
          <table:table-cell table:style-name="Tabela6.A1" office:value-type="string">
            <text:p text:style-name="P15"/>
          </table:table-cell>
          <table:table-cell table:style-name="Tabela6.A1" office:value-type="string">
            <text:p text:style-name="P13">Przy instalowaniu systemu właściciel wybiera administratora/ów systemu którzy nim zarządzają.</text:p>
          </table:table-cell>
        </table:table-row>
        <table:table-row table:style-name="Tabela6.1">
          <table:table-cell table:style-name="Tabela6.A1" office:value-type="string">
            <text:p text:style-name="P15">UC_3_zarządzanie_użytkownikami</text:p>
          </table:table-cell>
          <table:table-cell table:style-name="Tabela6.A1" office:value-type="string">
            <text:p text:style-name="P15">Zarządzanie użytkownikami</text:p>
          </table:table-cell>
          <table:table-cell table:style-name="Tabela6.A1" office:value-type="string">
            <text:p text:style-name="P15"/>
          </table:table-cell>
          <table:table-cell table:style-name="Tabela6.A1" office:value-type="string">
            <text:p text:style-name="P16"><text:span text:style-name="Domyślna_20_czcionka_20_akapitu"><text:span text:style-name="T1">Administrator zarządza użytkownikami, czyli Administratorami, Moderatorami, Autorami. </text:span></text:span><text:span text:style-name="Domyślna_20_czcionka_20_akapitu"><text:span text:style-name="T2">Posiada pełny dostęp do ich danych.</text:span></text:span></text:p>
          </table:table-cell>
        </table:table-row>
        <table:table-row table:style-name="Tabela6.1">
          <table:table-cell table:style-name="Tabela6.A1" office:value-type="string">
            <text:p text:style-name="P15">UC_4_tworzenie_użytkowników</text:p>
          </table:table-cell>
          <table:table-cell table:style-name="Tabela6.A1" office:value-type="string">
            <text:p text:style-name="P15">Tworzenie użytkowników</text:p>
          </table:table-cell>
          <table:table-cell table:style-name="Tabela6.A1" office:value-type="string">
            <text:p text:style-name="P15">EXTENDS UC_03</text:p>
          </table:table-cell>
          <table:table-cell table:style-name="Tabela6.A1" office:value-type="string">
            <text:p text:style-name="P13">Tworzy użytkowników, przez podanie loginu, hasła, maila oraz reszty danych do formularza i zapisanie ich do systemu.</text:p>
          </table:table-cell>
        </table:table-row>
        <table:table-row table:style-name="Tabela6.1">
          <table:table-cell table:style-name="Tabela6.A1" office:value-type="string">
            <text:p text:style-name="P15">UC_5_usuwanie_użytkowników</text:p>
          </table:table-cell>
          <table:table-cell table:style-name="Tabela6.A1" office:value-type="string">
            <text:p text:style-name="P15">Usuwanie użytkowników</text:p>
          </table:table-cell>
          <table:table-cell table:style-name="Tabela6.A1" office:value-type="string">
            <text:p text:style-name="P15">EXTENDS UC_03</text:p>
          </table:table-cell>
          <table:table-cell table:style-name="Tabela6.A1" office:value-type="string">
            <text:p text:style-name="P15">Usuwanie użytkowników z systemu.</text:p>
          </table:table-cell>
        </table:table-row>
        <table:table-row table:style-name="Tabela6.1">
          <table:table-cell table:style-name="Tabela6.A1" office:value-type="string">
            <text:p text:style-name="P15">UC_6_zarządzanie_prawami_użytkowników</text:p>
          </table:table-cell>
          <table:table-cell table:style-name="Tabela6.A1" office:value-type="string">
            <text:p text:style-name="P15">Zarządzanie prawami użytkowników</text:p>
          </table:table-cell>
          <table:table-cell table:style-name="Tabela6.A1" office:value-type="string">
            <text:p text:style-name="P15">EXTENDS UC_03</text:p>
          </table:table-cell>
          <table:table-cell table:style-name="Tabela6.A1" office:value-type="string">
            <text:p text:style-name="P13">Administrator zarządza prawami wszystkich użytkowników w systemie.</text:p>
          </table:table-cell>
        </table:table-row>
        <table:table-row table:style-name="Tabela6.1">
          <table:table-cell table:style-name="Tabela6.A1" office:value-type="string">
            <text:p text:style-name="P15">UC_7_nadawanie_praw</text:p>
          </table:table-cell>
          <table:table-cell table:style-name="Tabela6.A1" office:value-type="string">
            <text:p text:style-name="P15">Nadawanie praw</text:p>
          </table:table-cell>
          <table:table-cell table:style-name="Tabela6.A1" office:value-type="string">
            <text:p text:style-name="P15">EXTENDS UC_06</text:p>
          </table:table-cell>
          <table:table-cell table:style-name="Tabela6.A1" office:value-type="string">
            <text:p text:style-name="P15">Nadaje prawa danym użytkownikom.</text:p>
          </table:table-cell>
        </table:table-row>
        <table:table-row table:style-name="Tabela6.1">
          <table:table-cell table:style-name="Tabela6.A1" office:value-type="string">
            <text:p text:style-name="P15">UC_8_odbieranie_praw</text:p>
          </table:table-cell>
          <table:table-cell table:style-name="Tabela6.A1" office:value-type="string">
            <text:p text:style-name="P15">Odbieranie praw</text:p>
          </table:table-cell>
          <table:table-cell table:style-name="Tabela6.A1" office:value-type="string">
            <text:p text:style-name="P15">EXTENDS UC_06</text:p>
          </table:table-cell>
          <table:table-cell table:style-name="Tabela6.A1" office:value-type="string">
            <text:p text:style-name="P15">Odbiera prawa użytkownikom.</text:p>
          </table:table-cell>
        </table:table-row>
        <text:soft-page-break/>
        <table:table-row table:style-name="Tabela6.1">
          <table:table-cell table:style-name="Tabela6.A1" office:value-type="string">
            <text:p text:style-name="P15">UC_9_zarządzanie_opcjami systemu</text:p>
          </table:table-cell>
          <table:table-cell table:style-name="Tabela6.A1" office:value-type="string">
            <text:p text:style-name="P15">Zarządzanie opcjami systemu</text:p>
          </table:table-cell>
          <table:table-cell table:style-name="Tabela6.A1" office:value-type="string">
            <text:p text:style-name="P15"/>
          </table:table-cell>
          <table:table-cell table:style-name="Tabela6.A1" office:value-type="string">
            <text:p text:style-name="P13">Administrator wybiera opcje systemu, przez zaznaczenie/odznaczenie, spośród dostępnej puli opcji.</text:p>
          </table:table-cell>
        </table:table-row>
        <table:table-row table:style-name="Tabela6.1">
          <table:table-cell table:style-name="Tabela6.A1" office:value-type="string">
            <text:p text:style-name="P22">UC_10_zarządzanie_postami</text:p>
          </table:table-cell>
          <table:table-cell table:style-name="Tabela6.A1" office:value-type="string">
            <text:p text:style-name="P22">Zarządzanie postami</text:p>
          </table:table-cell>
          <table:table-cell table:style-name="Tabela6.A1" office:value-type="string">
            <text:p text:style-name="P22"/>
          </table:table-cell>
          <table:table-cell table:style-name="Tabela6.A1" office:value-type="string">
            <text:p text:style-name="P21">Moderator zarządza postami tworzonymi przez innych Moderatorów i Autorów.</text:p>
          </table:table-cell>
        </table:table-row>
        <table:table-row table:style-name="Tabela6.1">
          <table:table-cell table:style-name="Tabela6.A1" office:value-type="string">
            <text:p text:style-name="P15">UC_11_dodawanie_postów</text:p>
          </table:table-cell>
          <table:table-cell table:style-name="Tabela6.A1" office:value-type="string">
            <text:p text:style-name="P15">Dodawanie postów</text:p>
          </table:table-cell>
          <table:table-cell table:style-name="Tabela6.A1" office:value-type="string">
            <text:p text:style-name="P15">EXTENDS UC_10</text:p>
          </table:table-cell>
          <table:table-cell table:style-name="Tabela6.A1" office:value-type="string">
            <text:p text:style-name="P15">Dodaje posty do systemu.</text:p>
          </table:table-cell>
        </table:table-row>
        <table:table-row table:style-name="Tabela6.1">
          <table:table-cell table:style-name="Tabela6.A1" office:value-type="string">
            <text:p text:style-name="P15">UC_12_usuwanie_postów</text:p>
          </table:table-cell>
          <table:table-cell table:style-name="Tabela6.A1" office:value-type="string">
            <text:p text:style-name="P15">Usuwanie postów</text:p>
          </table:table-cell>
          <table:table-cell table:style-name="Tabela6.A1" office:value-type="string">
            <text:p text:style-name="P15">EXTENDS UC_10</text:p>
          </table:table-cell>
          <table:table-cell table:style-name="Tabela6.A1" office:value-type="string">
            <text:p text:style-name="P13">Usuwa wcześniej dodane posty z systemu.</text:p>
          </table:table-cell>
        </table:table-row>
        <table:table-row table:style-name="Tabela6.1">
          <table:table-cell table:style-name="Tabela6.A1" office:value-type="string">
            <text:p text:style-name="P15">UC_13_edycja_postów</text:p>
          </table:table-cell>
          <table:table-cell table:style-name="Tabela6.A1" office:value-type="string">
            <text:p text:style-name="P15">Edycja postów</text:p>
          </table:table-cell>
          <table:table-cell table:style-name="Tabela6.A1" office:value-type="string">
            <text:p text:style-name="P15">EXTENDS UC_10</text:p>
          </table:table-cell>
          <table:table-cell table:style-name="Tabela6.A1" office:value-type="string">
            <text:p text:style-name="P13">Edytuje wcześniej napisane posty z systemu. Do postu zostaje dodana adnotacja z datą oraz nickiem osoby edytującej.</text:p>
          </table:table-cell>
        </table:table-row>
        <table:table-row table:style-name="Tabela6.1">
          <table:table-cell table:style-name="Tabela6.A1" office:value-type="string">
            <text:p text:style-name="P22">UC_14_zarządzanie_zdjęciami</text:p>
          </table:table-cell>
          <table:table-cell table:style-name="Tabela6.A1" office:value-type="string">
            <text:p text:style-name="P22">Zarządzanie zdjęciami</text:p>
          </table:table-cell>
          <table:table-cell table:style-name="Tabela6.A1" office:value-type="string">
            <text:p text:style-name="P22"/>
          </table:table-cell>
          <table:table-cell table:style-name="Tabela6.A1" office:value-type="string">
            <text:p text:style-name="P21">Moderator zarządza nimi przez interface.</text:p>
          </table:table-cell>
        </table:table-row>
        <table:table-row table:style-name="Tabela6.1">
          <table:table-cell table:style-name="Tabela6.A1" office:value-type="string">
            <text:p text:style-name="P15">UC_15_usuwanie_zdjęć</text:p>
          </table:table-cell>
          <table:table-cell table:style-name="Tabela6.A1" office:value-type="string">
            <text:p text:style-name="P15">Usuwanie zdjęć</text:p>
          </table:table-cell>
          <table:table-cell table:style-name="Tabela6.A1" office:value-type="string">
            <text:p text:style-name="P15">EXTENDS UC_14</text:p>
          </table:table-cell>
          <table:table-cell table:style-name="Tabela6.A1" office:value-type="string">
            <text:p text:style-name="P15">Usuwa zdjęcia z systemu.</text:p>
          </table:table-cell>
        </table:table-row>
        <table:table-row table:style-name="Tabela6.1">
          <table:table-cell table:style-name="Tabela6.A1" office:value-type="string">
            <text:p text:style-name="P15">UC_16_dodawanie_zdjęć</text:p>
          </table:table-cell>
          <table:table-cell table:style-name="Tabela6.A1" office:value-type="string">
            <text:p text:style-name="P15">Dodawanie zdjęć</text:p>
          </table:table-cell>
          <table:table-cell table:style-name="Tabela6.A1" office:value-type="string">
            <text:p text:style-name="P15">EXTENDS UC_14</text:p>
          </table:table-cell>
          <table:table-cell table:style-name="Tabela6.A1" office:value-type="string">
            <text:p text:style-name="P15">Dodaje zdjęcia do systemu.</text:p>
          </table:table-cell>
        </table:table-row>
        <table:table-row table:style-name="Tabela6.1">
          <table:table-cell table:style-name="Tabela6.A1" office:value-type="string">
            <text:p text:style-name="P22">UC_17_zarządzanie_galeriami</text:p>
          </table:table-cell>
          <table:table-cell table:style-name="Tabela6.A1" office:value-type="string">
            <text:p text:style-name="P22">Zarządzanie galeriami</text:p>
          </table:table-cell>
          <table:table-cell table:style-name="Tabela6.A1" office:value-type="string">
            <text:p text:style-name="P22"/>
          </table:table-cell>
          <table:table-cell table:style-name="Tabela6.A1" office:value-type="string">
            <text:p text:style-name="P21">Moderator zarządza galeriami w systemie.</text:p>
          </table:table-cell>
        </table:table-row>
        <table:table-row table:style-name="Tabela6.1">
          <table:table-cell table:style-name="Tabela6.A1" office:value-type="string">
            <text:p text:style-name="P15">UC_18_usuwanie_galerii</text:p>
          </table:table-cell>
          <table:table-cell table:style-name="Tabela6.A1" office:value-type="string">
            <text:p text:style-name="P15">Usuwanie galerii</text:p>
          </table:table-cell>
          <table:table-cell table:style-name="Tabela6.A1" office:value-type="string">
            <text:p text:style-name="P15">EXTENDS UC_17</text:p>
          </table:table-cell>
          <table:table-cell table:style-name="Tabela6.A1" office:value-type="string">
            <text:p text:style-name="P13">Usuwa wskazaną galerie z systemu.</text:p>
          </table:table-cell>
        </table:table-row>
        <table:table-row table:style-name="Tabela6.1">
          <table:table-cell table:style-name="Tabela6.A1" office:value-type="string">
            <text:p text:style-name="P15">UC_19_dodawanie_galerii</text:p>
          </table:table-cell>
          <table:table-cell table:style-name="Tabela6.A1" office:value-type="string">
            <text:p text:style-name="P15">Dodawanie galerii</text:p>
          </table:table-cell>
          <table:table-cell table:style-name="Tabela6.A1" office:value-type="string">
            <text:p text:style-name="P15">EXTENDS UC_17</text:p>
          </table:table-cell>
          <table:table-cell table:style-name="Tabela6.A1" office:value-type="string">
            <text:p text:style-name="P15">Dodaje galerie do systemu.</text:p>
          </table:table-cell>
        </table:table-row>
        <table:table-row table:style-name="Tabela6.1">
          <table:table-cell table:style-name="Tabela6.A1" office:value-type="string">
            <text:p text:style-name="P15">UC_20_edycja_galerii</text:p>
          </table:table-cell>
          <table:table-cell table:style-name="Tabela6.A1" office:value-type="string">
            <text:p text:style-name="P15">Edycja galerii</text:p>
          </table:table-cell>
          <table:table-cell table:style-name="Tabela6.A1" office:value-type="string">
            <text:p text:style-name="P15">EXTENDS UC_17</text:p>
          </table:table-cell>
          <table:table-cell table:style-name="Tabela6.A1" office:value-type="string">
            <text:p text:style-name="P13">Usuwa i dodaje zdjęcia, może zmienić nazwę.</text:p>
          </table:table-cell>
        </table:table-row>
        <text:soft-page-break/>
        <table:table-row table:style-name="Tabela6.1">
          <table:table-cell table:style-name="Tabela6.A1" office:value-type="string">
            <text:p text:style-name="P15">UC_21_zmiana_ustawień_galerii</text:p>
          </table:table-cell>
          <table:table-cell table:style-name="Tabela6.A1" office:value-type="string">
            <text:p text:style-name="P15">Zmiana ustawień galerii</text:p>
          </table:table-cell>
          <table:table-cell table:style-name="Tabela6.A1" office:value-type="string">
            <text:p text:style-name="P15">EXTENDS UC_20</text:p>
          </table:table-cell>
          <table:table-cell table:style-name="Tabela6.A1" office:value-type="string">
            <text:p text:style-name="P13">Zmienia ustawienia wskazanej galerii, przez zaznaczenie/odznaczenie opcji.</text:p>
          </table:table-cell>
        </table:table-row>
        <table:table-row table:style-name="Tabela6.1">
          <table:table-cell table:style-name="Tabela6.A1" office:value-type="string">
            <text:p text:style-name="P13">UC_22_usuwanie_zdjęć_z_galerii</text:p>
          </table:table-cell>
          <table:table-cell table:style-name="Tabela6.A1" office:value-type="string">
            <text:p text:style-name="P15">Usuwanie zdjęć z galerii</text:p>
          </table:table-cell>
          <table:table-cell table:style-name="Tabela6.A1" office:value-type="string">
            <text:p text:style-name="P15">EXTENDS UC_20 AND UC_15</text:p>
          </table:table-cell>
          <table:table-cell table:style-name="Tabela6.A1" office:value-type="string">
            <text:p text:style-name="P13">Usuwa wybrane zdjęcia z galerii.</text:p>
          </table:table-cell>
        </table:table-row>
        <table:table-row table:style-name="Tabela6.1">
          <table:table-cell table:style-name="Tabela6.A1" office:value-type="string">
            <text:p text:style-name="P13">UC_23_dodawanie_zdjęć_do_galerii</text:p>
          </table:table-cell>
          <table:table-cell table:style-name="Tabela6.A1" office:value-type="string">
            <text:p text:style-name="P15">Dodawanie zdjęć do galerii</text:p>
          </table:table-cell>
          <table:table-cell table:style-name="Tabela6.A1" office:value-type="string">
            <text:p text:style-name="P15">EXTENDS UC_16 AND UC_20</text:p>
          </table:table-cell>
          <table:table-cell table:style-name="Tabela6.A1" office:value-type="string">
            <text:p text:style-name="P13">Dodaje zdjęcia z puli zdjęć w systemie do galerii.</text:p>
          </table:table-cell>
        </table:table-row>
        <table:table-row table:style-name="Tabela6.1">
          <table:table-cell table:style-name="Tabela6.A1" office:value-type="string">
            <text:p text:style-name="P22">UC_24_zarządzanie_szablonami</text:p>
          </table:table-cell>
          <table:table-cell table:style-name="Tabela6.A1" office:value-type="string">
            <text:p text:style-name="P22">Zarządzanie szablonami</text:p>
          </table:table-cell>
          <table:table-cell table:style-name="Tabela6.A1" office:value-type="string">
            <text:p text:style-name="P22"/>
          </table:table-cell>
          <table:table-cell table:style-name="Tabela6.A1" office:value-type="string">
            <text:p text:style-name="P21">Moderator zarządza zdefiniowanymi szablonami.</text:p>
          </table:table-cell>
        </table:table-row>
        <table:table-row table:style-name="Tabela6.1">
          <table:table-cell table:style-name="Tabela6.A1" office:value-type="string">
            <text:p text:style-name="P15">UC_25_importowanie_szablonów</text:p>
          </table:table-cell>
          <table:table-cell table:style-name="Tabela6.A1" office:value-type="string">
            <text:p text:style-name="P15">Importowanie szablonów</text:p>
          </table:table-cell>
          <table:table-cell table:style-name="Tabela6.A1" office:value-type="string">
            <text:p text:style-name="P15">EXTENDS UC_24</text:p>
          </table:table-cell>
          <table:table-cell table:style-name="Tabela6.A1" office:value-type="string">
            <text:p text:style-name="P13">Importuje gotowy, szablon do systemu.</text:p>
          </table:table-cell>
        </table:table-row>
        <table:table-row table:style-name="Tabela6.1">
          <table:table-cell table:style-name="Tabela6.A1" office:value-type="string">
            <text:p text:style-name="P15">UC_26_zarządzanie_treścią_wyświetlaną</text:p>
          </table:table-cell>
          <table:table-cell table:style-name="Tabela6.A1" office:value-type="string">
            <text:p text:style-name="P15">Zarządzanie treścią wyświetlaną</text:p>
          </table:table-cell>
          <table:table-cell table:style-name="Tabela6.A1" office:value-type="string">
            <text:p text:style-name="P15">EXTENDS UC_24</text:p>
          </table:table-cell>
          <table:table-cell table:style-name="Tabela6.A1" office:value-type="string">
            <text:p text:style-name="P13">Moderator zarządza treścią umieszczoną w szablonie która zostanie wyświetlona na stronie.</text:p>
          </table:table-cell>
        </table:table-row>
        <table:table-row table:style-name="Tabela6.1">
          <table:table-cell table:style-name="Tabela6.A1" office:value-type="string">
            <text:p text:style-name="P13">UC_27_usuwanie_elementów_do_wyświetlenia</text:p>
          </table:table-cell>
          <table:table-cell table:style-name="Tabela6.A1" office:value-type="string">
            <text:p text:style-name="P15">Usuwanie elementów do wyświetlenia</text:p>
          </table:table-cell>
          <table:table-cell table:style-name="Tabela6.A1" office:value-type="string">
            <text:p text:style-name="P15">EXTENDS UC_26</text:p>
          </table:table-cell>
          <table:table-cell table:style-name="Tabela6.A1" office:value-type="string">
            <text:p text:style-name="P13">Usuwa wybrane elementy widoczne dla Czytelnika z szablonu.</text:p>
          </table:table-cell>
        </table:table-row>
        <table:table-row table:style-name="Tabela6.1">
          <table:table-cell table:style-name="Tabela6.A1" office:value-type="string">
            <text:p text:style-name="P13">UC_28_dodawanie_elementów_do_wyświetlenia</text:p>
          </table:table-cell>
          <table:table-cell table:style-name="Tabela6.A1" office:value-type="string">
            <text:p text:style-name="P15">Dodawanie elementów do wyświetlenia</text:p>
          </table:table-cell>
          <table:table-cell table:style-name="Tabela6.A1" office:value-type="string">
            <text:p text:style-name="P15">EXTENDS UC_26</text:p>
          </table:table-cell>
          <table:table-cell table:style-name="Tabela6.A1" office:value-type="string">
            <text:p text:style-name="P13">Dodaje elementy widoczne dla Czytelnika do szablonu</text:p>
          </table:table-cell>
        </table:table-row>
        <table:table-row table:style-name="Tabela6.1">
          <table:table-cell table:style-name="Tabela6.A1" office:value-type="string">
            <text:p text:style-name="P13">UC_29_określenie_miejsca_wyświetlania_elementów</text:p>
          </table:table-cell>
          <table:table-cell table:style-name="Tabela6.A1" office:value-type="string">
            <text:p text:style-name="P15">Określanie miejsca wyświetlenia elementów</text:p>
          </table:table-cell>
          <table:table-cell table:style-name="Tabela6.A1" office:value-type="string">
            <text:p text:style-name="P15">EXTENDS UC_26</text:p>
          </table:table-cell>
          <table:table-cell table:style-name="Tabela6.A1" office:value-type="string">
            <text:p text:style-name="P13">Przez system drag-and-drop rozmieszcza elementy w szablonie.</text:p>
          </table:table-cell>
        </table:table-row>
        <table:table-row table:style-name="Tabela6.1">
          <table:table-cell table:style-name="Tabela6.A1" office:value-type="string">
            <text:p text:style-name="P15">UC_30_tworzenie_szablonów</text:p>
          </table:table-cell>
          <table:table-cell table:style-name="Tabela6.A1" office:value-type="string">
            <text:p text:style-name="P15">Tworzenie szablonów</text:p>
          </table:table-cell>
          <table:table-cell table:style-name="Tabela6.A1" office:value-type="string">
            <text:p text:style-name="P15">EXTENDS UC_24</text:p>
          </table:table-cell>
          <table:table-cell table:style-name="Tabela6.A1" office:value-type="string">
            <text:p text:style-name="P13">Tworzy szablon na którego podstawie treść strony.</text:p>
          </table:table-cell>
        </table:table-row>
        <table:table-row table:style-name="Tabela6.1">
          <table:table-cell table:style-name="Tabela6.A1" office:value-type="string">
            <text:p text:style-name="P15">UC_31_definiowanie_elementów_szablonów</text:p>
          </table:table-cell>
          <table:table-cell table:style-name="Tabela6.A1" office:value-type="string">
            <text:p text:style-name="P15">Definiowanie elementów szablonów</text:p>
          </table:table-cell>
          <table:table-cell table:style-name="Tabela6.A1" office:value-type="string">
            <text:p text:style-name="P15">EXTENDS UC_30</text:p>
          </table:table-cell>
          <table:table-cell table:style-name="Tabela6.A1" office:value-type="string">
            <text:p text:style-name="P13">Wszelkie działania na elementach szablonu</text:p>
          </table:table-cell>
        </table:table-row>
        <table:table-row table:style-name="Tabela6.1">
          <table:table-cell table:style-name="Tabela6.A1" office:value-type="string">
            <text:p text:style-name="P15">UC_32_tworzenie_elementów_szablonu</text:p>
          </table:table-cell>
          <table:table-cell table:style-name="Tabela6.A1" office:value-type="string">
            <text:p text:style-name="P15">Tworzenie elementów szablonu</text:p>
          </table:table-cell>
          <table:table-cell table:style-name="Tabela6.A1" office:value-type="string">
            <text:p text:style-name="P15">EXTENDS UC_31</text:p>
          </table:table-cell>
          <table:table-cell table:style-name="Tabela6.A1" office:value-type="string">
            <text:p text:style-name="P13">Tworzenie nowych elementów szablonu</text:p>
          </table:table-cell>
        </table:table-row>
        <table:table-row table:style-name="Tabela6.1">
          <table:table-cell table:style-name="Tabela6.A1" office:value-type="string">
            <text:p text:style-name="P13">UC_33_umieszczanie_elementów_szablonu_w_szablonie</text:p>
          </table:table-cell>
          <table:table-cell table:style-name="Tabela6.A1" office:value-type="string">
            <text:p text:style-name="P13">Umieszczanie elementów szablonu w szablonie</text:p>
          </table:table-cell>
          <table:table-cell table:style-name="Tabela6.A1" office:value-type="string">
            <text:p text:style-name="P15">EXTENDS UC_31</text:p>
          </table:table-cell>
          <table:table-cell table:style-name="Tabela6.A1" office:value-type="string">
            <text:p text:style-name="P13">Wstawia elementy do stworzonego szablonu.</text:p>
          </table:table-cell>
        </table:table-row>
        <text:soft-page-break/>
        <table:table-row table:style-name="Tabela6.1">
          <table:table-cell table:style-name="Tabela6.A1" office:value-type="string">
            <text:p text:style-name="P15">UC_34_usuwanie_elementów_szablonu</text:p>
          </table:table-cell>
          <table:table-cell table:style-name="Tabela6.A1" office:value-type="string">
            <text:p text:style-name="P15">Usuwanie elementów szablonu</text:p>
          </table:table-cell>
          <table:table-cell table:style-name="Tabela6.A1" office:value-type="string">
            <text:p text:style-name="P15">EXTENDS UC_31</text:p>
          </table:table-cell>
          <table:table-cell table:style-name="Tabela6.A1" office:value-type="string">
            <text:p text:style-name="P15">Usuwa elementy z szablonu.</text:p>
          </table:table-cell>
        </table:table-row>
        <table:table-row table:style-name="Tabela6.1">
          <table:table-cell table:style-name="Tabela6.A1" office:value-type="string">
            <text:p text:style-name="P13">UC_35_nadawanie_rozmiarów_elementom_szablonu</text:p>
          </table:table-cell>
          <table:table-cell table:style-name="Tabela6.A1" office:value-type="string">
            <text:p text:style-name="P15">Nadawanie rozmiarów elementom szablonu</text:p>
          </table:table-cell>
          <table:table-cell table:style-name="Tabela6.A1" office:value-type="string">
            <text:p text:style-name="P15">EXTENDS UC_31</text:p>
          </table:table-cell>
          <table:table-cell table:style-name="Tabela6.A1" office:value-type="string">
            <text:p text:style-name="P13">Nadanie oraz późniejsza zmiana rozmiaru każdego elementu umieszczonego do szablonu.</text:p>
          </table:table-cell>
        </table:table-row>
        <table:table-row table:style-name="Tabela6.1">
          <table:table-cell table:style-name="Tabela6.A1" office:value-type="string">
            <text:p text:style-name="P22">UC_36_zarządzanie_formularzami</text:p>
          </table:table-cell>
          <table:table-cell table:style-name="Tabela6.A1" office:value-type="string">
            <text:p text:style-name="P22">Zarządzanie formularzami</text:p>
          </table:table-cell>
          <table:table-cell table:style-name="Tabela6.A1" office:value-type="string">
            <text:p text:style-name="P22"/>
          </table:table-cell>
          <table:table-cell table:style-name="Tabela6.A1" office:value-type="string">
            <text:p text:style-name="P21">Moderator zarządza formularzami dostępnymi w systemie.</text:p>
          </table:table-cell>
        </table:table-row>
        <table:table-row table:style-name="Tabela6.1">
          <table:table-cell table:style-name="Tabela6.A1" office:value-type="string">
            <text:p text:style-name="P15">UC_37_dodawanie_formularzy</text:p>
          </table:table-cell>
          <table:table-cell table:style-name="Tabela6.A1" office:value-type="string">
            <text:p text:style-name="P15">Dodawanie formularzy</text:p>
          </table:table-cell>
          <table:table-cell table:style-name="Tabela6.A1" office:value-type="string">
            <text:p text:style-name="P15">EXTENDS UC_36</text:p>
          </table:table-cell>
          <table:table-cell table:style-name="Tabela6.A1" office:value-type="string">
            <text:p text:style-name="P13">Dodaje formularze, przez podanie ilości pól do wypełnienia, ich nazw i ewentualnie typów.</text:p>
          </table:table-cell>
        </table:table-row>
        <table:table-row table:style-name="Tabela6.1">
          <table:table-cell table:style-name="Tabela6.A1" office:value-type="string">
            <text:p text:style-name="P15">UC_38_edycja_formularzy</text:p>
          </table:table-cell>
          <table:table-cell table:style-name="Tabela6.A1" office:value-type="string">
            <text:p text:style-name="P15">Edycja formularzy</text:p>
          </table:table-cell>
          <table:table-cell table:style-name="Tabela6.A1" office:value-type="string">
            <text:p text:style-name="P15">EXTENDS UC_36</text:p>
          </table:table-cell>
          <table:table-cell table:style-name="Tabela6.A1" office:value-type="string">
            <text:p text:style-name="P13">Edytuje wcześniej stworzone formularze umieszczone w systemie.</text:p>
          </table:table-cell>
        </table:table-row>
        <table:table-row table:style-name="Tabela6.1">
          <table:table-cell table:style-name="Tabela6.A1" office:value-type="string">
            <text:p text:style-name="P15">UC_39_usuwanie_formularzy</text:p>
          </table:table-cell>
          <table:table-cell table:style-name="Tabela6.A1" office:value-type="string">
            <text:p text:style-name="P15">Usuwanie formularzy</text:p>
          </table:table-cell>
          <table:table-cell table:style-name="Tabela6.A1" office:value-type="string">
            <text:p text:style-name="P15">EXTENDS UC_36</text:p>
          </table:table-cell>
          <table:table-cell table:style-name="Tabela6.A1" office:value-type="string">
            <text:p text:style-name="P15">Usuwa formularze z systemu.</text:p>
          </table:table-cell>
        </table:table-row>
        <table:table-row table:style-name="Tabela6.1">
          <table:table-cell table:style-name="Tabela6.A1" office:value-type="string">
            <text:p text:style-name="P22">UC_40_dostęp_do_logów</text:p>
          </table:table-cell>
          <table:table-cell table:style-name="Tabela6.A1" office:value-type="string">
            <text:p text:style-name="P22">Dostęp do logów</text:p>
          </table:table-cell>
          <table:table-cell table:style-name="Tabela6.A1" office:value-type="string">
            <text:p text:style-name="P22"/>
          </table:table-cell>
          <table:table-cell table:style-name="Tabela6.A1" office:value-type="string">
            <text:p text:style-name="P21">Moderator zarządza logami wygenerowanymi przez system.</text:p>
          </table:table-cell>
        </table:table-row>
        <table:table-row table:style-name="Tabela6.1">
          <table:table-cell table:style-name="Tabela6.A1" office:value-type="string">
            <text:p text:style-name="P15">UC_41_zarządzanie_mapami</text:p>
          </table:table-cell>
          <table:table-cell table:style-name="Tabela6.A1" office:value-type="string">
            <text:p text:style-name="P15">Zarządzanie <text:s/>mapami</text:p>
          </table:table-cell>
          <table:table-cell table:style-name="Tabela6.A1" office:value-type="string">
            <text:p text:style-name="P15"/>
          </table:table-cell>
          <table:table-cell table:style-name="Tabela6.A1" office:value-type="string">
            <text:p text:style-name="P15">Moderator zarządza mapami.</text:p>
          </table:table-cell>
        </table:table-row>
        <table:table-row table:style-name="Tabela6.1">
          <table:table-cell table:style-name="Tabela6.A1" office:value-type="string">
            <text:p text:style-name="P15">UC_42_tworzenie_map</text:p>
          </table:table-cell>
          <table:table-cell table:style-name="Tabela6.A1" office:value-type="string">
            <text:p text:style-name="P15">Tworzenie map</text:p>
          </table:table-cell>
          <table:table-cell table:style-name="Tabela6.A1" office:value-type="string">
            <text:p text:style-name="P15">EXTENDS UC_41</text:p>
          </table:table-cell>
          <table:table-cell table:style-name="Tabela6.A1" office:value-type="string">
            <text:p text:style-name="P13">Tworzy mapy przez podanie współrzędnych, serwera z mapami oraz przybliżenia.</text:p>
          </table:table-cell>
        </table:table-row>
        <table:table-row table:style-name="Tabela6.1">
          <table:table-cell table:style-name="Tabela6.A1" office:value-type="string">
            <text:p text:style-name="P15">UC_43_usuwanie_map</text:p>
          </table:table-cell>
          <table:table-cell table:style-name="Tabela6.A1" office:value-type="string">
            <text:p text:style-name="P15">Usuwanie map</text:p>
          </table:table-cell>
          <table:table-cell table:style-name="Tabela6.A1" office:value-type="string">
            <text:p text:style-name="P15">EXTENDS UC_41</text:p>
          </table:table-cell>
          <table:table-cell table:style-name="Tabela6.A1" office:value-type="string">
            <text:p text:style-name="P15">Usuwa mapy z systemu.</text:p>
          </table:table-cell>
        </table:table-row>
        <table:table-row table:style-name="Tabela6.1">
          <table:table-cell table:style-name="Tabela6.A1" office:value-type="string">
            <text:p text:style-name="P15">UC_44_edycja_map</text:p>
          </table:table-cell>
          <table:table-cell table:style-name="Tabela6.A1" office:value-type="string">
            <text:p text:style-name="P15">Edycja map</text:p>
          </table:table-cell>
          <table:table-cell table:style-name="Tabela6.A1" office:value-type="string">
            <text:p text:style-name="P15">EXTENDS UC_41</text:p>
          </table:table-cell>
          <table:table-cell table:style-name="Tabela6.A1" office:value-type="string">
            <text:p text:style-name="P13">Edycja mapy, zmiana współrzędnych i przybliżenia.</text:p>
          </table:table-cell>
        </table:table-row>
        <table:table-row table:style-name="Tabela6.1">
          <table:table-cell table:style-name="Tabela6.A1" office:value-type="string">
            <text:p text:style-name="P21">UC_45_zarządzanie_znacznikami_na_mapach</text:p>
          </table:table-cell>
          <table:table-cell table:style-name="Tabela6.A1" office:value-type="string">
            <text:p text:style-name="P22">Zarządzanie znacznikami na mapach</text:p>
          </table:table-cell>
          <table:table-cell table:style-name="Tabela6.A1" office:value-type="string">
            <text:p text:style-name="P22">EXTENDS UC_41</text:p>
          </table:table-cell>
          <table:table-cell table:style-name="Tabela6.A1" office:value-type="string">
            <text:p text:style-name="P21">Moderator oraz Autor zarządzają znacznikami na <text:s/>mapach umieszczonych w systemie.</text:p>
          </table:table-cell>
        </table:table-row>
        <text:soft-page-break/>
        <table:table-row table:style-name="Tabela6.1">
          <table:table-cell table:style-name="Tabela6.A1" office:value-type="string">
            <text:p text:style-name="P15">UC_46_usuwanie_znaczników</text:p>
          </table:table-cell>
          <table:table-cell table:style-name="Tabela6.A1" office:value-type="string">
            <text:p text:style-name="P15">Usuwanie znaczników</text:p>
          </table:table-cell>
          <table:table-cell table:style-name="Tabela6.A1" office:value-type="string">
            <text:p text:style-name="P15">EXTENDS UC_45</text:p>
          </table:table-cell>
          <table:table-cell table:style-name="Tabela6.A1" office:value-type="string">
            <text:p text:style-name="P15">Usuwają znaczniki z map.</text:p>
          </table:table-cell>
        </table:table-row>
        <table:table-row table:style-name="Tabela6.1">
          <table:table-cell table:style-name="Tabela6.A1" office:value-type="string">
            <text:p text:style-name="P15">UC_47_dodawanie_znaczników</text:p>
          </table:table-cell>
          <table:table-cell table:style-name="Tabela6.A1" office:value-type="string">
            <text:p text:style-name="P15">Dodawanie znaczników</text:p>
          </table:table-cell>
          <table:table-cell table:style-name="Tabela6.A1" office:value-type="string">
            <text:p text:style-name="P15">EXTENDS UC_45</text:p>
          </table:table-cell>
          <table:table-cell table:style-name="Tabela6.A1" office:value-type="string">
            <text:p text:style-name="P15">Dodają znacznik do map.</text:p>
          </table:table-cell>
        </table:table-row>
        <table:table-row table:style-name="Tabela6.1">
          <table:table-cell table:style-name="Tabela6.A1" office:value-type="string">
            <text:p text:style-name="P15">UC_48_edycja_znaczników</text:p>
          </table:table-cell>
          <table:table-cell table:style-name="Tabela6.A1" office:value-type="string">
            <text:p text:style-name="P15">Edycja znaczników</text:p>
          </table:table-cell>
          <table:table-cell table:style-name="Tabela6.A1" office:value-type="string">
            <text:p text:style-name="P15">EXTENDS UC_45</text:p>
          </table:table-cell>
          <table:table-cell table:style-name="Tabela6.A1" office:value-type="string">
            <text:p text:style-name="P13">Edytują znaczniki na mapach, zmieniają nazwy, położenie.</text:p>
          </table:table-cell>
        </table:table-row>
        <table:table-row table:style-name="Tabela6.1">
          <table:table-cell table:style-name="Tabela6.A1" office:value-type="string">
            <text:p text:style-name="P15">UC_11_dodawanie_postów</text:p>
          </table:table-cell>
          <table:table-cell table:style-name="Tabela6.A1" office:value-type="string">
            <text:p text:style-name="P15">Tworzenie postów</text:p>
          </table:table-cell>
          <table:table-cell table:style-name="Tabela6.A1" office:value-type="string">
            <text:p text:style-name="P15"/>
          </table:table-cell>
          <table:table-cell table:style-name="Tabela6.A1" office:value-type="string">
            <text:p text:style-name="P15">Dodają posty do systemu.</text:p>
          </table:table-cell>
        </table:table-row>
        <table:table-row table:style-name="Tabela6.1">
          <table:table-cell table:style-name="Tabela6.A1" office:value-type="string">
            <text:p text:style-name="P15">UC_49_zarządzanie_mediami_społecznościowymi</text:p>
          </table:table-cell>
          <table:table-cell table:style-name="Tabela6.A1" office:value-type="string">
            <text:p text:style-name="P15">Zarządzanie mediami społecznościowymi</text:p>
          </table:table-cell>
          <table:table-cell table:style-name="Tabela6.A1" office:value-type="string">
            <text:p text:style-name="P15"/>
          </table:table-cell>
          <table:table-cell table:style-name="Tabela6.A1" office:value-type="string">
            <text:p text:style-name="P15">Autor zarządza mediami społecznościowymi.</text:p>
          </table:table-cell>
        </table:table-row>
        <table:table-row table:style-name="Tabela6.1">
          <table:table-cell table:style-name="Tabela6.A1" office:value-type="string">
            <text:p text:style-name="P15">UC_50_obsługa_mediów_społecznościowych</text:p>
          </table:table-cell>
          <table:table-cell table:style-name="Tabela6.A1" office:value-type="string">
            <text:p text:style-name="P15">Obsługa mediów społecznościowych</text:p>
          </table:table-cell>
          <table:table-cell table:style-name="Tabela6.A1" office:value-type="string">
            <text:p text:style-name="P15">EXTENDS UC_49</text:p>
          </table:table-cell>
          <table:table-cell table:style-name="Tabela6.A1" office:value-type="string">
            <text:p text:style-name="P13">Pozwala na dodanie informacji bezpośrednio na strony w serwisach społecznościowych.</text:p>
          </table:table-cell>
        </table:table-row>
        <table:table-row table:style-name="Tabela6.1">
          <table:table-cell table:style-name="Tabela6.A1" office:value-type="string">
            <text:p text:style-name="P15">UC_51_dodawanie_mediów_społecznościowych</text:p>
          </table:table-cell>
          <table:table-cell table:style-name="Tabela6.A1" office:value-type="string">
            <text:p text:style-name="P15">Dodawanie mediów społecznościowych</text:p>
          </table:table-cell>
          <table:table-cell table:style-name="Tabela6.A1" office:value-type="string">
            <text:p text:style-name="P15">EXTENDS UC_49</text:p>
          </table:table-cell>
          <table:table-cell table:style-name="Tabela6.A1" office:value-type="string">
            <text:p text:style-name="P13">Dodaje odnośniki do stron właściciela <text:s/>umieszczonych w serwisach społecznościowych.</text:p>
          </table:table-cell>
        </table:table-row>
        <table:table-row table:style-name="Tabela6.1">
          <table:table-cell table:style-name="Tabela6.A1" office:value-type="string">
            <text:p text:style-name="P22">UC_52_ograniczone_zarządzanie_galeriami</text:p>
          </table:table-cell>
          <table:table-cell table:style-name="Tabela6.A1" office:value-type="string">
            <text:p text:style-name="P22">Ograniczone zarządzanie galeriami</text:p>
          </table:table-cell>
          <table:table-cell table:style-name="Tabela6.A1" office:value-type="string">
            <text:p text:style-name="P15"/>
          </table:table-cell>
          <table:table-cell table:style-name="Tabela6.A1" office:value-type="string">
            <text:p text:style-name="P21">Autor zarządza galeriami, jednak ma ograniczony dostęp.</text:p>
          </table:table-cell>
        </table:table-row>
        <table:table-row table:style-name="Tabela6.1">
          <table:table-cell table:style-name="Tabela6.A1" office:value-type="string">
            <text:p text:style-name="P15">UC_19_dodawanie_galerii</text:p>
          </table:table-cell>
          <table:table-cell table:style-name="Tabela6.A1" office:value-type="string">
            <text:p text:style-name="P15">Tworzenie galerii</text:p>
          </table:table-cell>
          <table:table-cell table:style-name="Tabela6.A1" office:value-type="string">
            <text:p text:style-name="P15">EXTENDS UC_53</text:p>
          </table:table-cell>
          <table:table-cell table:style-name="Tabela6.A1" office:value-type="string">
            <text:p text:style-name="P15">Dodaje galerie do systemu.</text:p>
          </table:table-cell>
        </table:table-row>
        <table:table-row table:style-name="Tabela6.1">
          <table:table-cell table:style-name="Tabela6.A1" office:value-type="string">
            <text:p text:style-name="P15">UC_20_edycja_galerii</text:p>
          </table:table-cell>
          <table:table-cell table:style-name="Tabela6.A1" office:value-type="string">
            <text:p text:style-name="P15">Edycja galerii</text:p>
          </table:table-cell>
          <table:table-cell table:style-name="Tabela6.A1" office:value-type="string">
            <text:p text:style-name="P15">EXTENDS UC_53</text:p>
          </table:table-cell>
          <table:table-cell table:style-name="Tabela6.A1" office:value-type="string">
            <text:p text:style-name="P13">Usuwa i dodaje zdjęcia, może zmienić nazwę.</text:p>
          </table:table-cell>
        </table:table-row>
        <table:table-row table:style-name="Tabela6.1">
          <table:table-cell table:style-name="Tabela6.A1" office:value-type="string">
            <text:p text:style-name="P15">UC_16_dodawanie_zdjęć</text:p>
          </table:table-cell>
          <table:table-cell table:style-name="Tabela6.A1" office:value-type="string">
            <text:p text:style-name="P15">Dodawanie zdjęć</text:p>
          </table:table-cell>
          <table:table-cell table:style-name="Tabela6.A1" office:value-type="string">
            <text:p text:style-name="P15"/>
          </table:table-cell>
          <table:table-cell table:style-name="Tabela6.A1" office:value-type="string">
            <text:p text:style-name="P15">Dodaje zdjęcia do systemu.</text:p>
          </table:table-cell>
        </table:table-row>
        <table:table-row table:style-name="Tabela6.1">
          <table:table-cell table:style-name="Tabela6.A1" office:value-type="string">
            <text:p text:style-name="P13">UC_23_dodawanie_zdjęć_do_galerii</text:p>
          </table:table-cell>
          <table:table-cell table:style-name="Tabela6.A1" office:value-type="string">
            <text:p text:style-name="P15">Dodawanie zdjęć do galerii</text:p>
          </table:table-cell>
          <table:table-cell table:style-name="Tabela6.A1" office:value-type="string">
            <text:p text:style-name="P15">EXTENDS UC_20 ADN UC_16</text:p>
          </table:table-cell>
          <table:table-cell table:style-name="Tabela6.A1" office:value-type="string">
            <text:p text:style-name="P13">Dodaje zdjęcia z puli zdjęć w systemie do galerii.</text:p>
          </table:table-cell>
        </table:table-row>
        <table:table-row table:style-name="Tabela6.1">
          <table:table-cell table:style-name="Tabela6.A1" office:value-type="string">
            <text:p text:style-name="P15">UC_53_przeglądanie_treści_strony</text:p>
          </table:table-cell>
          <table:table-cell table:style-name="Tabela6.A1" office:value-type="string">
            <text:p text:style-name="P15">Przeglądanie treści strony</text:p>
          </table:table-cell>
          <table:table-cell table:style-name="Tabela6.A1" office:value-type="string">
            <text:p text:style-name="P15"/>
          </table:table-cell>
          <table:table-cell table:style-name="Tabela6.A1" office:value-type="string">
            <text:p text:style-name="P13">Czytelnik ma możliwość przeglądania widocznych elementów strony.</text:p>
          </table:table-cell>
        </table:table-row>
        <text:soft-page-break/>
        <table:table-row table:style-name="Tabela6.1">
          <table:table-cell table:style-name="Tabela6.A1" office:value-type="string">
            <text:p text:style-name="P20">UC_54_generowanie_logów</text:p>
          </table:table-cell>
          <table:table-cell table:style-name="Tabela6.A1" office:value-type="string">
            <text:p text:style-name="P20">Generowanie logów</text:p>
          </table:table-cell>
          <table:table-cell table:style-name="Tabela6.A1" office:value-type="string">
            <text:p text:style-name="P20"/>
          </table:table-cell>
          <table:table-cell table:style-name="Tabela6.A1" office:value-type="string">
            <text:p text:style-name="P19">System automatyczne generuje <text:s/>logi z działania strony i zapisuje je.</text:p>
          </table:table-cell>
        </table:table-row>
        <table:table-row table:style-name="Tabela6.1">
          <table:table-cell table:style-name="Tabela6.A1" office:value-type="string">
            <text:p text:style-name="P20">UC_55_generowanie_kodu_szablonu</text:p>
          </table:table-cell>
          <table:table-cell table:style-name="Tabela6.A1" office:value-type="string">
            <text:p text:style-name="P20">Generowanie kodu szablonu</text:p>
          </table:table-cell>
          <table:table-cell table:style-name="Tabela6.A1" office:value-type="string">
            <text:p text:style-name="P20"/>
          </table:table-cell>
          <table:table-cell table:style-name="Tabela6.A1" office:value-type="string">
            <text:p text:style-name="P19">System tworzy przykładowy szablon, którym potem Moderato manipuluje i dostosowuje.</text:p>
          </table:table-cell>
        </table:table-row>
        <table:table-row table:style-name="Tabela6.1">
          <table:table-cell table:style-name="Tabela6.A1" office:value-type="string">
            <text:p text:style-name="P20">UC_56_automatyczny_backup_danych</text:p>
          </table:table-cell>
          <table:table-cell table:style-name="Tabela6.A1" office:value-type="string">
            <text:p text:style-name="P20">Automatyczny backup danych</text:p>
          </table:table-cell>
          <table:table-cell table:style-name="Tabela6.A1" office:value-type="string">
            <text:p text:style-name="P20"/>
          </table:table-cell>
          <table:table-cell table:style-name="Tabela6.A1" office:value-type="string">
            <text:p text:style-name="P19">System automatycznie przeprowadza backup danych po określonym czasie lub zdarzeniu.</text:p>
          </table:table-cell>
        </table:table-row>
        <table:table-row table:style-name="Tabela6.1">
          <table:table-cell table:style-name="Tabela6.A63" office:value-type="string">
            <text:p text:style-name="P15">UC_57_zarządzanie_kalendarzami</text:p>
          </table:table-cell>
          <table:table-cell table:style-name="Tabela6.A63" office:value-type="string">
            <text:p text:style-name="P15">Zarządzanie kalendarzami</text:p>
          </table:table-cell>
          <table:table-cell table:style-name="Tabela6.A63" office:value-type="string">
            <text:p text:style-name="P15"/>
          </table:table-cell>
          <table:table-cell table:style-name="Tabela6.A63" office:value-type="string">
            <text:p text:style-name="P13">Moderator zarządza <text:s/>kalendarzami dostępnymi w systemie.</text:p>
          </table:table-cell>
        </table:table-row>
        <table:table-row table:style-name="Tabela6.1">
          <table:table-cell table:style-name="Tabela6.A63" office:value-type="string">
            <text:p text:style-name="P15">UC_58_dodawanie_kalendarzy</text:p>
          </table:table-cell>
          <table:table-cell table:style-name="Tabela6.A63" office:value-type="string">
            <text:p text:style-name="P15">Dodawanie kalendarzy</text:p>
          </table:table-cell>
          <table:table-cell table:style-name="Tabela6.A63" office:value-type="string">
            <text:p text:style-name="P15">EXTENDS UC_57</text:p>
          </table:table-cell>
          <table:table-cell table:style-name="Tabela6.A63" office:value-type="string">
            <text:p text:style-name="P13">Tworzy kalendarz i dodaje go do systemu.</text:p>
          </table:table-cell>
        </table:table-row>
        <table:table-row table:style-name="Tabela6.1">
          <table:table-cell table:style-name="Tabela6.A63" office:value-type="string">
            <text:p text:style-name="P15">UC_58_usuwanie_kalendarzy</text:p>
          </table:table-cell>
          <table:table-cell table:style-name="Tabela6.A63" office:value-type="string">
            <text:p text:style-name="P15">Usuwanie kalendarzy</text:p>
          </table:table-cell>
          <table:table-cell table:style-name="Tabela6.A63" office:value-type="string">
            <text:p text:style-name="P15">EXTENDS UC_57</text:p>
          </table:table-cell>
          <table:table-cell table:style-name="Tabela6.A63" office:value-type="string">
            <text:p text:style-name="P13">Usuwa wskazany kalendarz z systemu.</text:p>
          </table:table-cell>
        </table:table-row>
        <table:table-row table:style-name="Tabela6.1">
          <table:table-cell table:style-name="Tabela6.A63" office:value-type="string">
            <text:p text:style-name="P15">UC_59_usuwanie_kalendarzy</text:p>
          </table:table-cell>
          <table:table-cell table:style-name="Tabela6.A63" office:value-type="string">
            <text:p text:style-name="P15">Modyfikacja kalendarzy</text:p>
          </table:table-cell>
          <table:table-cell table:style-name="Tabela6.A63" office:value-type="string">
            <text:p text:style-name="P15">EXTENDS UC_57</text:p>
          </table:table-cell>
          <table:table-cell table:style-name="Tabela6.A63" office:value-type="string">
            <text:p text:style-name="P13">Modyfikuje znaczniki w kalendarzach.</text:p>
          </table:table-cell>
        </table:table-row>
        <table:table-row table:style-name="Tabela6.1">
          <table:table-cell table:style-name="Tabela6.A63" office:value-type="string">
            <text:p text:style-name="P13">UC_60_dodawanie_znaczników_do_kalendarza</text:p>
          </table:table-cell>
          <table:table-cell table:style-name="Tabela6.A63" office:value-type="string">
            <text:p text:style-name="P15">Dodawanie znaczników do kalendarza</text:p>
          </table:table-cell>
          <table:table-cell table:style-name="Tabela6.A63" office:value-type="string">
            <text:p text:style-name="P15">EXTENDS UC_59</text:p>
          </table:table-cell>
          <table:table-cell table:style-name="Tabela6.A63" office:value-type="string">
            <text:p text:style-name="P13">Dodaje znaczniki do wskazanego kalendarza.</text:p>
          </table:table-cell>
        </table:table-row>
        <table:table-row table:style-name="Tabela6.1">
          <table:table-cell table:style-name="Tabela6.A63" office:value-type="string">
            <text:p text:style-name="P13">UC_61_usuwanie_znaczników_z_kalendarzy</text:p>
          </table:table-cell>
          <table:table-cell table:style-name="Tabela6.A63" office:value-type="string">
            <text:p text:style-name="P15">Usuwanie znaczników z kalendarzy</text:p>
          </table:table-cell>
          <table:table-cell table:style-name="Tabela6.A63" office:value-type="string">
            <text:p text:style-name="P15">EXTENDS UC_59</text:p>
          </table:table-cell>
          <table:table-cell table:style-name="Tabela6.A63" office:value-type="string">
            <text:p text:style-name="P13">Usuwa wskazany znacznik z kalendarza.</text:p>
          </table:table-cell>
        </table:table-row>
      </table:table>
      <text:p text:style-name="P13"/>
      <text:p text:style-name="Standard"/>
      <text:p text:style-name="Standard"/>
      <text:p text:style-name="Standard"/>
      <text:p text:style-name="Standard"/>
      <text:p text:style-name="P18">Scenariusze użycia, dokładne działanie.</text:p>
      <text:p text:style-name="Standard"/>
      <text:p text:style-name="Standard">Przypadek użycia <text:span text:style-name="Domyślna_20_czcionka_20_akapitu"><text:span text:style-name="T1">UC_2_wybieranie_administratorów</text:span></text:span></text:p>
      <text:p text:style-name="P12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Table_20_Contents">Identyfikator</text:p>
          </table:table-cell>
          <table:table-cell table:style-name="Tabela7.B1" office:value-type="string">
            <text:p text:style-name="P15">UC_2_wybieranie_administratorów</text:p>
          </table:table-cell>
        </table:table-row>
        <table:table-row>
          <table:table-cell table:style-name="Tabela7.A2" office:value-type="string">
            <text:p text:style-name="Table_20_Contents">Nazwa</text:p>
          </table:table-cell>
          <table:table-cell table:style-name="Tabela7.B2" office:value-type="string">
            <text:p text:style-name="Table_20_Contents">Wybieranie administratorów</text:p>
          </table:table-cell>
        </table:table-row>
        <table:table-row>
          <table:table-cell table:style-name="Tabela7.A2" office:value-type="string">
            <text:p text:style-name="Table_20_Contents">Opis</text:p>
          </table:table-cell>
          <table:table-cell table:style-name="Tabela7.B2" office:value-type="string">
            <text:p text:style-name="P13">Przy instalowaniu systemu właściciel wybiera administratora/ów systemu którzy nim zarządzają.</text:p>
          </table:table-cell>
        </table:table-row>
        <table:table-row>
          <table:table-cell table:style-name="Tabela7.A2" office:value-type="string">
            <text:p text:style-name="Table_20_Contents">Scenariusz główny</text:p>
          </table:table-cell>
          <table:table-cell table:style-name="Tabela7.B2" office:value-type="string">
            <text:p text:style-name="Table_20_Contents">1. Wyświetlenie formularza wyboru administratorów w <text:soft-page-break/>postaci input fieldów oraz przycisku „Dodaj administratora”.</text:p>
            <text:p text:style-name="Table_20_Contents">2. System prosi o podanie loginu maila oraz hasła które będzie używane przez administratora.</text:p>
            <text:p text:style-name="Table_20_Contents">3. Kliknięcie przycisku, sprawdzenie przez system czy dane są wprowadzone oraz czy są poprawne, jeśli nie wyświetlenie odpowiedniego komunikatu.</text:p>
            <text:p text:style-name="Table_20_Contents">3. Wyświetlanie zapytania o dodaniu kolejnego administratora. Przyciski „Tak” i „Nie”.</text:p>
            <text:p text:style-name="Table_20_Contents">4a. Wybrano „Tak” powrót to punktu 1.</text:p>
            <text:p text:style-name="Table_20_Contents">4b. Wybrano „Nie” zakończeni wprowadzania administratorów i instalacji system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3_zarządzanie_użytkownikami</text:span></text:span></text:p>
      <text:p text:style-name="Standard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Table_20_Contents">Identyfikator</text:p>
          </table:table-cell>
          <table:table-cell table:style-name="Tabela8.B1" office:value-type="string">
            <text:p text:style-name="P15">UC_3_zarządzanie_użytkownikami</text:p>
          </table:table-cell>
        </table:table-row>
        <table:table-row>
          <table:table-cell table:style-name="Tabela8.A2" office:value-type="string">
            <text:p text:style-name="Table_20_Contents">Nazwa</text:p>
          </table:table-cell>
          <table:table-cell table:style-name="Tabela8.B2" office:value-type="string">
            <text:p text:style-name="Table_20_Contents">Zarządzanie uzytkownikami</text:p>
          </table:table-cell>
        </table:table-row>
        <table:table-row>
          <table:table-cell table:style-name="Tabela8.A2" office:value-type="string">
            <text:p text:style-name="Table_20_Contents">Opis</text:p>
          </table:table-cell>
          <table:table-cell table:style-name="Tabela8.B2" office:value-type="string">
            <text:p text:style-name="P16"><text:span text:style-name="Domyślna_20_czcionka_20_akapitu"><text:span text:style-name="T1">Administrator zarządza użytkownikami, czyli Administratorami, Moderatorami, Autorami. </text:span></text:span><text:span text:style-name="Domyślna_20_czcionka_20_akapitu"><text:span text:style-name="T2">Posiada pełny dostęp do ich danych.</text:span></text:span></text:p>
          </table:table-cell>
        </table:table-row>
        <table:table-row>
          <table:table-cell table:style-name="Tabela8.A2" office:value-type="string">
            <text:p text:style-name="Table_20_Contents">Scenariusz</text:p>
          </table:table-cell>
          <table:table-cell table:style-name="Tabela8.B2" office:value-type="string">
            <text:p text:style-name="Table_20_Contents">1. Po wybraniu opcji „Zarządzaj użytkownikami” przechodzimy do panelu zarządzania użytkownikami gdzie zostają wyświetlone, w formie tabelki, dane wszystkich użytkowników, oraz przyciski „Edytuj”, „Usuń” oraz „Prawa” przy każdym z nich, a także przycisk „Dodaj”.</text:p>
          </table:table-cell>
        </table:table-row>
      </table:table>
      <text:p text:style-name="Standard"/>
      <text:p text:style-name="Standard">Przypadek użycia UC_4_tworzenie_użytkowników</text:p>
      <text:p text:style-name="Standard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Table_20_Contents">Identyfikator</text:p>
          </table:table-cell>
          <table:table-cell table:style-name="Tabela9.B1" office:value-type="string">
            <text:p text:style-name="Standard">UC_4_tworzenie_użytkowników</text:p>
          </table:table-cell>
        </table:table-row>
        <table:table-row>
          <table:table-cell table:style-name="Tabela9.A2" office:value-type="string">
            <text:p text:style-name="Table_20_Contents">Nazwa</text:p>
          </table:table-cell>
          <table:table-cell table:style-name="Tabela9.B2" office:value-type="string">
            <text:p text:style-name="Table_20_Contents">Tworzenie użytkowników</text:p>
          </table:table-cell>
        </table:table-row>
        <table:table-row>
          <table:table-cell table:style-name="Tabela9.A2" office:value-type="string">
            <text:p text:style-name="Table_20_Contents">Opis</text:p>
          </table:table-cell>
          <table:table-cell table:style-name="Tabela9.B2" office:value-type="string">
            <text:p text:style-name="P13">Tworzy użytkowników, przez podanie loginu, hasła, maila oraz reszty danych do formularza i zapisanie ich do systemu.</text:p>
          </table:table-cell>
        </table:table-row>
        <table:table-row>
          <table:table-cell table:style-name="Tabela9.A2" office:value-type="string">
            <text:p text:style-name="Table_20_Contents">Scenariusz</text:p>
          </table:table-cell>
          <table:table-cell table:style-name="Tabela9.B2" office:value-type="string">
            <text:p text:style-name="Table_20_Contents">1. Po naciśnięciu „Dodaj” z UC_3 zostanie wyświetlony formularz tworzenia użytkowników w formie: 3 input na login, mail i hasło oraz przycisku „Dodaj” i „Anuluj”.</text:p>
            <text:p text:style-name="Table_20_Contents">2a. Wybrano „Dodaj”, system sprawdza czy istnieje już taki użytkownik, czy wypełniono wszystkie pola i ich poprawność, jeśli wykryto błędy wyświetla komunikat informujący o tym, jeśli nie dodaje użytkownika do bazy danych i powrót do panelu zarządzania użytkownikami.</text:p>
            <text:p text:style-name="Table_20_Contents">2b. Wybrano „Anuluj” następuje powrót do panelu zarządzania użytkownikami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5_usuwanie_użytkowników</text:span></text:span></text:p>
      <text:p text:style-name="Standard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Table_20_Contents">Identyfikator</text:p>
          </table:table-cell>
          <table:table-cell table:style-name="Tabela10.B1" office:value-type="string">
            <text:p text:style-name="P15">UC_5_usuwanie_użytkowników</text:p>
          </table:table-cell>
        </table:table-row>
        <table:table-row>
          <table:table-cell table:style-name="Tabela10.A2" office:value-type="string">
            <text:p text:style-name="Table_20_Contents">Nazwa</text:p>
          </table:table-cell>
          <table:table-cell table:style-name="Tabela10.B2" office:value-type="string">
            <text:p text:style-name="Table_20_Contents">Usuwanie użytkowników</text:p>
          </table:table-cell>
        </table:table-row>
        <table:table-row>
          <table:table-cell table:style-name="Tabela10.A2" office:value-type="string">
            <text:p text:style-name="Table_20_Contents">Opis</text:p>
          </table:table-cell>
          <table:table-cell table:style-name="Tabela10.B2" office:value-type="string">
            <text:p text:style-name="P13">Usuwanie użytkowników z systemu.</text:p>
          </table:table-cell>
        </table:table-row>
        <text:soft-page-break/>
        <table:table-row>
          <table:table-cell table:style-name="Tabela10.A2" office:value-type="string">
            <text:p text:style-name="Table_20_Contents">Scenariusz</text:p>
          </table:table-cell>
          <table:table-cell table:style-name="Tabela10.B2" office:value-type="string">
            <text:p text:style-name="Table_20_Contents">1. Po naciśnięciu „Usuń” z UC_3 zostanie wyświetlony komunikat potwierdzający usunięcie z dwoma przyciskami „Tak” i „Nie”</text:p>
            <text:p text:style-name="Table_20_Contents">2a. Wybrano „Tak” następuje usunięcie użytkownika i zamknięcie komunikatu.</text:p>
            <text:p text:style-name="Table_20_Contents">2b. Wybrano „Nie” następuje zamknięcie komunikat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6_zarządzanie_prawami_użytkowników</text:span></text:span></text:p>
      <text:p text:style-name="Standard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Table_20_Contents">Identyfikator</text:p>
          </table:table-cell>
          <table:table-cell table:style-name="Tabela11.B1" office:value-type="string">
            <text:p text:style-name="P15">UC_6_zarządzanie_prawami_użytkowników</text:p>
          </table:table-cell>
        </table:table-row>
        <table:table-row>
          <table:table-cell table:style-name="Tabela11.A2" office:value-type="string">
            <text:p text:style-name="Table_20_Contents">Nazwa</text:p>
          </table:table-cell>
          <table:table-cell table:style-name="Tabela11.B2" office:value-type="string">
            <text:p text:style-name="P15">Zarządzanie prawami użytkowników</text:p>
          </table:table-cell>
        </table:table-row>
        <table:table-row>
          <table:table-cell table:style-name="Tabela11.A2" office:value-type="string">
            <text:p text:style-name="Table_20_Contents">Opis</text:p>
          </table:table-cell>
          <table:table-cell table:style-name="Tabela11.B2" office:value-type="string">
            <text:p text:style-name="P13">Administrator zarządza prawami wszystkich użytkowników w systemie.</text:p>
          </table:table-cell>
        </table:table-row>
        <table:table-row>
          <table:table-cell table:style-name="Tabela11.A2" office:value-type="string">
            <text:p text:style-name="Table_20_Contents">Scenariusz</text:p>
          </table:table-cell>
          <table:table-cell table:style-name="Tabela11.B2" office:value-type="string">
            <text:p text:style-name="Table_20_Contents">1. Po naciśnięciu „Prawa” z UC_3 zostanie wyświetlony formularz w postaci checkboxów dla każdego prawa dostępu oraz przycisku „Zapisz”.</text:p>
          </table:table-cell>
        </table:table-row>
      </table:table>
      <text:p text:style-name="Standard"/>
      <text:p text:style-name="Standard">Przypadek użycia UC_<text:span text:style-name="Domyślna_20_czcionka_20_akapitu"><text:span text:style-name="T2">7_nadawanie_praw</text:span></text:span></text:p>
      <text:p text:style-name="Standard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Table_20_Contents">Identyfikator</text:p>
          </table:table-cell>
          <table:table-cell table:style-name="Tabela12.B1" office:value-type="string">
            <text:p text:style-name="P15">UC_7_nadawanie_praw</text:p>
          </table:table-cell>
        </table:table-row>
        <table:table-row>
          <table:table-cell table:style-name="Tabela12.A2" office:value-type="string">
            <text:p text:style-name="Table_20_Contents">Nazwa</text:p>
          </table:table-cell>
          <table:table-cell table:style-name="Tabela12.B2" office:value-type="string">
            <text:p text:style-name="P15">Nadawanie praw</text:p>
          </table:table-cell>
        </table:table-row>
        <table:table-row>
          <table:table-cell table:style-name="Tabela12.A2" office:value-type="string">
            <text:p text:style-name="Table_20_Contents">Opis</text:p>
          </table:table-cell>
          <table:table-cell table:style-name="Tabela12.B2" office:value-type="string">
            <text:p text:style-name="P15">Nadaje prawa danym użytkownikom.</text:p>
          </table:table-cell>
        </table:table-row>
        <table:table-row>
          <table:table-cell table:style-name="Tabela12.A2" office:value-type="string">
            <text:p text:style-name="Table_20_Contents">Scenariusz</text:p>
          </table:table-cell>
          <table:table-cell table:style-name="Tabela12.B2" office:value-type="string">
            <text:p text:style-name="Table_20_Contents">1. Zaznaczenie checkboxa z opisem danego prawa dostępu.</text:p>
            <text:p text:style-name="Table_20_Contents">2. Naciśnięcie „Zapisz” zapisuje prawa danego użytkownika do bazy dancyh.</text:p>
          </table:table-cell>
        </table:table-row>
      </table:table>
      <text:p text:style-name="Standard"/>
      <text:p text:style-name="Standard">Przypadek użycia UC_<text:span text:style-name="Domyślna_20_czcionka_20_akapitu"><text:span text:style-name="T2">8_odbieranie_praw</text:span></text:span></text:p>
      <text:p text:style-name="Standard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Table_20_Contents">Identyfikator</text:p>
          </table:table-cell>
          <table:table-cell table:style-name="Tabela13.B1" office:value-type="string">
            <text:p text:style-name="P15">UC_8_odbieranie_praw</text:p>
          </table:table-cell>
        </table:table-row>
        <table:table-row>
          <table:table-cell table:style-name="Tabela13.A2" office:value-type="string">
            <text:p text:style-name="Table_20_Contents">Nazwa</text:p>
          </table:table-cell>
          <table:table-cell table:style-name="Tabela13.B2" office:value-type="string">
            <text:p text:style-name="P15">Odbieranie praw</text:p>
          </table:table-cell>
        </table:table-row>
        <table:table-row>
          <table:table-cell table:style-name="Tabela13.A2" office:value-type="string">
            <text:p text:style-name="Table_20_Contents">Opis</text:p>
          </table:table-cell>
          <table:table-cell table:style-name="Tabela13.B2" office:value-type="string">
            <text:p text:style-name="P15">Odbiera prawa użytkownikom.</text:p>
          </table:table-cell>
        </table:table-row>
        <table:table-row>
          <table:table-cell table:style-name="Tabela13.A2" office:value-type="string">
            <text:p text:style-name="Table_20_Contents">Scenariusz</text:p>
          </table:table-cell>
          <table:table-cell table:style-name="Tabela13.B2" office:value-type="string">
            <text:p text:style-name="Table_20_Contents">1. Odznaczenie checkboxa z opisem danego prawa dostępu.</text:p>
            <text:p text:style-name="Table_20_Contents">2. Naciśnięcie „Zapisz” zapisuje prawa danego użytkownika do bazy dancyh.</text:p>
          </table:table-cell>
        </table:table-row>
      </table:table>
      <text:p text:style-name="Standard"/>
      <text:p text:style-name="Standard">Przypadek użycia UC_<text:span text:style-name="Domyślna_20_czcionka_20_akapitu"><text:span text:style-name="T1">9_zarządzanie_opcjami systemu</text:span></text:span></text:p>
      <text:p text:style-name="Standard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Table_20_Contents">Identyfikator</text:p>
          </table:table-cell>
          <table:table-cell table:style-name="Tabela14.B1" office:value-type="string">
            <text:p text:style-name="P15">UC_9_zarządzanie_opcjami systemu</text:p>
          </table:table-cell>
        </table:table-row>
        <table:table-row>
          <table:table-cell table:style-name="Tabela14.A2" office:value-type="string">
            <text:p text:style-name="Table_20_Contents">Nazwa</text:p>
          </table:table-cell>
          <table:table-cell table:style-name="Tabela14.B2" office:value-type="string">
            <text:p text:style-name="P15">Zarządzanie opcjami systemu</text:p>
          </table:table-cell>
        </table:table-row>
        <table:table-row>
          <table:table-cell table:style-name="Tabela14.A2" office:value-type="string">
            <text:p text:style-name="Table_20_Contents">Opis</text:p>
          </table:table-cell>
          <table:table-cell table:style-name="Tabela14.B2" office:value-type="string">
            <text:p text:style-name="P13">Administrator wybiera opcje systemu, przez zaznaczenie/odznaczenie, spośród dostępnej puli opcji.</text:p>
          </table:table-cell>
        </table:table-row>
        <table:table-row>
          <table:table-cell table:style-name="Tabela14.A2" office:value-type="string">
            <text:p text:style-name="Table_20_Contents">Scenariusz</text:p>
          </table:table-cell>
          <table:table-cell table:style-name="Tabela14.B2" office:value-type="string">
            <text:p text:style-name="Table_20_Contents">1. Wybór z menu panelu zarządzania opcjami systemu.</text:p>
            <text:p text:style-name="Table_20_Contents">2. Wyświetlenie formularza w postaci checkboxów z dostępnymi opcjami systemu oraz przyciskiem „Zapisz”.</text:p>
            <text:p text:style-name="Table_20_Contents">3. Odznaczenie/Zaznaczenie opcji systemu.</text:p>
            <text:p text:style-name="Table_20_Contents"><text:soft-page-break/>4. Kliknięcie „Zapisz” i zamknięcie formularza.</text:p>
          </table:table-cell>
        </table:table-row>
      </table:table>
      <text:p text:style-name="Standard"/>
      <text:p text:style-name="Standard">Przypadek użycia UC_<text:span text:style-name="Domyślna_20_czcionka_20_akapitu"><text:span text:style-name="T2">10_zarządzanie_postami</text:span></text:span></text:p>
      <text:p text:style-name="Standard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Table_20_Contents">Identyfikator</text:p>
          </table:table-cell>
          <table:table-cell table:style-name="Tabela15.B1" office:value-type="string">
            <text:p text:style-name="P15">UC_10_zarządzanie_postami</text:p>
          </table:table-cell>
        </table:table-row>
        <table:table-row>
          <table:table-cell table:style-name="Tabela15.A2" office:value-type="string">
            <text:p text:style-name="Table_20_Contents">Nazwa</text:p>
          </table:table-cell>
          <table:table-cell table:style-name="Tabela15.B2" office:value-type="string">
            <text:p text:style-name="P15">Odbieranie praw</text:p>
          </table:table-cell>
        </table:table-row>
        <table:table-row>
          <table:table-cell table:style-name="Tabela15.A2" office:value-type="string">
            <text:p text:style-name="Table_20_Contents">Opis</text:p>
          </table:table-cell>
          <table:table-cell table:style-name="Tabela15.B2" office:value-type="string">
            <text:p text:style-name="P13">Moderator zarządza postami tworzonymi przez innych Moderatorów i Autorów.</text:p>
          </table:table-cell>
        </table:table-row>
        <table:table-row>
          <table:table-cell table:style-name="Tabela15.A2" office:value-type="string">
            <text:p text:style-name="Table_20_Contents">Scenariusz</text:p>
          </table:table-cell>
          <table:table-cell table:style-name="Tabela15.B2" office:value-type="string">
            <text:p text:style-name="Table_20_Contents">1. Po wybraniu opcji „Zarządzaj postami” przechodzimy do panelu zarządzania postami gdzie zostają wyświetlone posty w kolejności od najnowszego do najstarszego, przy każdym z nich przyciski „Usuń” oraz <text:s/>„Edytuj”. Przycisk „Dodaj post” przed listą postów.</text:p>
          </table:table-cell>
        </table:table-row>
      </table:table>
      <text:p text:style-name="Standard"/>
      <text:p text:style-name="Standard">Przypadek użycia UC_<text:span text:style-name="Domyślna_20_czcionka_20_akapitu"><text:span text:style-name="T2">11_dodawanie_postów</text:span></text:span></text:p>
      <text:p text:style-name="Standard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Table_20_Contents">Identyfikator</text:p>
          </table:table-cell>
          <table:table-cell table:style-name="Tabela16.B1" office:value-type="string">
            <text:p text:style-name="P15">UC_11_dodawanie_postów</text:p>
          </table:table-cell>
        </table:table-row>
        <table:table-row>
          <table:table-cell table:style-name="Tabela16.A2" office:value-type="string">
            <text:p text:style-name="Table_20_Contents">Nazwa</text:p>
          </table:table-cell>
          <table:table-cell table:style-name="Tabela16.B2" office:value-type="string">
            <text:p text:style-name="P15">Dodawanie postów</text:p>
          </table:table-cell>
        </table:table-row>
        <table:table-row>
          <table:table-cell table:style-name="Tabela16.A2" office:value-type="string">
            <text:p text:style-name="Table_20_Contents">Opis</text:p>
          </table:table-cell>
          <table:table-cell table:style-name="Tabela16.B2" office:value-type="string">
            <text:p text:style-name="P15">Dodawanie postów</text:p>
          </table:table-cell>
        </table:table-row>
        <table:table-row>
          <table:table-cell table:style-name="Tabela16.A2" office:value-type="string">
            <text:p text:style-name="Table_20_Contents">Scenariusz</text:p>
          </table:table-cell>
          <table:table-cell table:style-name="Tabela16.B2" office:value-type="string">
            <text:p text:style-name="Table_20_Contents">1. Wybrano „Dodaj post” z UC_10.</text:p>
            <text:p text:style-name="Table_20_Contents">2. Wyświetlenie formularza z fileldami na tytuł oraz treść posta oraz przycisk „Wyślij” i „Anuluj”.</text:p>
            <text:p text:style-name="Table_20_Contents">3a. Naciśnięcie przycisku „Wyślij” sprawdzenie formularza i zapisanie postu w systemie.</text:p>
            <text:p text:style-name="Table_20_Contents">3b. Naciśnięcie „Anuluj” zamknięcie formularza bez zapisu posta do system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12_usuwanie_postów</text:span></text:span></text:p>
      <text:p text:style-name="Standard"/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Table_20_Contents">Identyfikator</text:p>
          </table:table-cell>
          <table:table-cell table:style-name="Tabela17.B1" office:value-type="string">
            <text:p text:style-name="P15">UC_12_usuwanie_postów</text:p>
          </table:table-cell>
        </table:table-row>
        <table:table-row>
          <table:table-cell table:style-name="Tabela17.A2" office:value-type="string">
            <text:p text:style-name="Table_20_Contents">Nazwa</text:p>
          </table:table-cell>
          <table:table-cell table:style-name="Tabela17.B2" office:value-type="string">
            <text:p text:style-name="P15">Usuwanie postów</text:p>
          </table:table-cell>
        </table:table-row>
        <table:table-row>
          <table:table-cell table:style-name="Tabela17.A2" office:value-type="string">
            <text:p text:style-name="Table_20_Contents">Opis</text:p>
          </table:table-cell>
          <table:table-cell table:style-name="Tabela17.B2" office:value-type="string">
            <text:p text:style-name="P13">Usuwa wcześniej dodane posty z systemu.</text:p>
          </table:table-cell>
        </table:table-row>
        <table:table-row>
          <table:table-cell table:style-name="Tabela17.A2" office:value-type="string">
            <text:p text:style-name="Table_20_Contents">Scenariusz</text:p>
          </table:table-cell>
          <table:table-cell table:style-name="Tabela17.B2" office:value-type="string">
            <text:p text:style-name="Table_20_Contents">1. Wybrano „Usuń” z UC_10.</text:p>
            <text:p text:style-name="Table_20_Contents">2. Wyświetlenie komunikatu potwierdzającego usunięcie z dwoma przyciskami „Tak” i „Nie”</text:p>
            <text:p text:style-name="Table_20_Contents">3a. Wybrano „Tak” następuje usunięcie posta i zamknięcie komunikatu.</text:p>
            <text:p text:style-name="Table_20_Contents">3b. Wybrano „Nie” następuje zamknięcie komunikat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13_edycja_postów</text:span></text:span></text:p>
      <text:p text:style-name="Standard"/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Table_20_Contents">Identyfikator</text:p>
          </table:table-cell>
          <table:table-cell table:style-name="Tabela18.B1" office:value-type="string">
            <text:p text:style-name="P15">UC_13_edycja_postów</text:p>
          </table:table-cell>
        </table:table-row>
        <table:table-row>
          <table:table-cell table:style-name="Tabela18.A2" office:value-type="string">
            <text:p text:style-name="Table_20_Contents">Nazwa</text:p>
          </table:table-cell>
          <table:table-cell table:style-name="Tabela18.B2" office:value-type="string">
            <text:p text:style-name="P15">Edycja postów</text:p>
          </table:table-cell>
        </table:table-row>
        <table:table-row>
          <table:table-cell table:style-name="Tabela18.A2" office:value-type="string">
            <text:p text:style-name="Table_20_Contents">Opis</text:p>
          </table:table-cell>
          <table:table-cell table:style-name="Tabela18.B2" office:value-type="string">
            <text:p text:style-name="P13">Edytuje wcześniej napisane posty z systemu. Do postu zostaje dodana adnotacja z datą oraz nickiem osoby edytującej.</text:p>
          </table:table-cell>
        </table:table-row>
        <text:soft-page-break/>
        <table:table-row>
          <table:table-cell table:style-name="Tabela18.A2" office:value-type="string">
            <text:p text:style-name="Table_20_Contents">Scenariusz</text:p>
          </table:table-cell>
          <table:table-cell table:style-name="Tabela18.B2" office:value-type="string">
            <text:p text:style-name="Table_20_Contents">1. Wybrano „Edytuj” z UC_10.</text:p>
            <text:p text:style-name="Table_20_Contents">2. Wyświetlenie formularza z fieldami na tytuł(wypełniony tytułem wybranego postu) oraz treść posta(wypełniona treścią wybranego posta) oraz przycisk „Wyślij” i „Anuluj”.</text:p>
            <text:p text:style-name="Table_20_Contents">3a. Zmiana treści/tytułu posta.</text:p>
            <text:p text:style-name="Table_20_Contents">4a. Wybranie „Wyślij”, zmieniona treści i tytuł zostaje zapisana w systemie.</text:p>
            <text:p text:style-name="Table_20_Contents">4b. Wybranie „Anuluj”, brak zmian w edytowanym poście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14_zarządzanie_zdjęciami</text:span></text:span></text:p>
      <text:p text:style-name="P14"/>
      <table:table table:name="Tabela19" table:style-name="Tabela19">
        <table:table-column table:style-name="Tabela19.A"/>
        <table:table-column table:style-name="Tabela19.B"/>
        <table:table-row>
          <table:table-cell table:style-name="Tabela19.A1" office:value-type="string">
            <text:p text:style-name="Table_20_Contents">Identyfikator</text:p>
          </table:table-cell>
          <table:table-cell table:style-name="Tabela19.B1" office:value-type="string">
            <text:p text:style-name="P15">UC_14_zarządzanie_zdjęciami</text:p>
          </table:table-cell>
        </table:table-row>
        <table:table-row>
          <table:table-cell table:style-name="Tabela19.A2" office:value-type="string">
            <text:p text:style-name="Table_20_Contents">Nazwa</text:p>
          </table:table-cell>
          <table:table-cell table:style-name="Tabela19.B2" office:value-type="string">
            <text:p text:style-name="P15">Zarządzanie zdjęciami</text:p>
          </table:table-cell>
        </table:table-row>
        <table:table-row>
          <table:table-cell table:style-name="Tabela19.A2" office:value-type="string">
            <text:p text:style-name="Table_20_Contents">Opis</text:p>
          </table:table-cell>
          <table:table-cell table:style-name="Tabela19.B2" office:value-type="string">
            <text:p text:style-name="P13">Moderator zarządza nimi przez interface.</text:p>
          </table:table-cell>
        </table:table-row>
        <table:table-row>
          <table:table-cell table:style-name="Tabela19.A2" office:value-type="string">
            <text:p text:style-name="Table_20_Contents">Scenariusz</text:p>
          </table:table-cell>
          <table:table-cell table:style-name="Tabela19.B2" office:value-type="string">
            <text:p text:style-name="Table_20_Contents">1. Po wybraniu opcji „Zarządzaj zdjęciami” przechodzimy do panelu zarządzania zdjęciami gdzie zostają wyświetlone zdjęcia, przy każdym z nich przyciski „Usuń”. Przycisk „Dodaj zdjęcie” przed listą zdjęć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15_usuwanie_zdjęć</text:span></text:span></text:p>
      <text:p text:style-name="Standard"/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Table_20_Contents">Identyfikator</text:p>
          </table:table-cell>
          <table:table-cell table:style-name="Tabela20.B1" office:value-type="string">
            <text:p text:style-name="P15">UC_15_usuwanie_zdjęć</text:p>
          </table:table-cell>
        </table:table-row>
        <table:table-row>
          <table:table-cell table:style-name="Tabela20.A2" office:value-type="string">
            <text:p text:style-name="Table_20_Contents">Nazwa</text:p>
          </table:table-cell>
          <table:table-cell table:style-name="Tabela20.B2" office:value-type="string">
            <text:p text:style-name="P15">Usuwanie zdjęć</text:p>
          </table:table-cell>
        </table:table-row>
        <table:table-row>
          <table:table-cell table:style-name="Tabela20.A2" office:value-type="string">
            <text:p text:style-name="Table_20_Contents">Opis</text:p>
          </table:table-cell>
          <table:table-cell table:style-name="Tabela20.B2" office:value-type="string">
            <text:p text:style-name="P15">Usuwa zdjęcia z systemu.</text:p>
          </table:table-cell>
        </table:table-row>
        <table:table-row>
          <table:table-cell table:style-name="Tabela20.A2" office:value-type="string">
            <text:p text:style-name="Table_20_Contents">Scenariusz</text:p>
          </table:table-cell>
          <table:table-cell table:style-name="Tabela20.B2" office:value-type="string">
            <text:p text:style-name="Table_20_Contents">1. Wybrano „Usuń” z UC_14.</text:p>
            <text:p text:style-name="Table_20_Contents">2. Wyświetlenie komunikatu potwierdzającego usunięcie z dwoma przyciskami „Tak” i „Nie”</text:p>
            <text:p text:style-name="Table_20_Contents">3a. Wybrano „Tak” następuje usunięcie zdjęcia i zamknięcie komunikatu.</text:p>
            <text:p text:style-name="Table_20_Contents">3b. Wybrano „Nie” następuje zamknięcie komunikat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16_dodawanie_zdjęć</text:span></text:span></text:p>
      <text:p text:style-name="Standard"/>
      <table:table table:name="Tabela21" table:style-name="Tabela21">
        <table:table-column table:style-name="Tabela21.A"/>
        <table:table-column table:style-name="Tabela21.B"/>
        <table:table-row>
          <table:table-cell table:style-name="Tabela21.A1" office:value-type="string">
            <text:p text:style-name="Table_20_Contents">Identyfikator</text:p>
          </table:table-cell>
          <table:table-cell table:style-name="Tabela21.B1" office:value-type="string">
            <text:p text:style-name="P15">UC_16_dodawanie_zdjęć</text:p>
          </table:table-cell>
        </table:table-row>
        <table:table-row>
          <table:table-cell table:style-name="Tabela21.A2" office:value-type="string">
            <text:p text:style-name="Table_20_Contents">Nazwa</text:p>
          </table:table-cell>
          <table:table-cell table:style-name="Tabela21.B2" office:value-type="string">
            <text:p text:style-name="P15">Dodawanie zdjęć</text:p>
          </table:table-cell>
        </table:table-row>
        <table:table-row>
          <table:table-cell table:style-name="Tabela21.A2" office:value-type="string">
            <text:p text:style-name="Table_20_Contents">Opis</text:p>
          </table:table-cell>
          <table:table-cell table:style-name="Tabela21.B2" office:value-type="string">
            <text:p text:style-name="P15">Dodaje zdjęcia do systemu.</text:p>
          </table:table-cell>
        </table:table-row>
        <table:table-row>
          <table:table-cell table:style-name="Tabela21.A2" office:value-type="string">
            <text:p text:style-name="Table_20_Contents">Scenariusz</text:p>
          </table:table-cell>
          <table:table-cell table:style-name="Tabela21.B2" office:value-type="string">
            <text:p text:style-name="Table_20_Contents">1. Wybrano „Dodaj zdjęcie” z UC_14.</text:p>
            <text:p text:style-name="Table_20_Contents">2. Wyświetlenie FileChoosera.</text:p>
            <text:p text:style-name="Table_20_Contents">3a. Wybranie ścieżki dostępu do zdjęcia, wgranie zdjęcia do systemu i zamknięcie FileChosera.</text:p>
            <text:p text:style-name="Table_20_Contents">3b. Naciśnięcie „Anuluj”, zamknięcie FileChosera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17_zarządzanie_galeriami</text:span></text:span></text:p>
      <text:p text:style-name="Standard"/>
      <table:table table:name="Tabela22" table:style-name="Tabela22">
        <table:table-column table:style-name="Tabela22.A"/>
        <table:table-column table:style-name="Tabela22.B"/>
        <table:table-row>
          <table:table-cell table:style-name="Tabela22.A1" office:value-type="string">
            <text:p text:style-name="Table_20_Contents">Identyfikator</text:p>
          </table:table-cell>
          <table:table-cell table:style-name="Tabela22.B1" office:value-type="string">
            <text:p text:style-name="P15">UC_17_zarządzanie_galeriami</text:p>
          </table:table-cell>
        </table:table-row>
        <table:table-row>
          <table:table-cell table:style-name="Tabela22.A2" office:value-type="string">
            <text:p text:style-name="Table_20_Contents">Nazwa</text:p>
          </table:table-cell>
          <table:table-cell table:style-name="Tabela22.B2" office:value-type="string">
            <text:p text:style-name="P15">Zarządzanie galeriami</text:p>
          </table:table-cell>
        </table:table-row>
        <text:soft-page-break/>
        <table:table-row>
          <table:table-cell table:style-name="Tabela22.A2" office:value-type="string">
            <text:p text:style-name="Table_20_Contents">Opis</text:p>
          </table:table-cell>
          <table:table-cell table:style-name="Tabela22.B2" office:value-type="string">
            <text:p text:style-name="P13">Moderator zarządza galeriami w systemie.</text:p>
          </table:table-cell>
        </table:table-row>
        <table:table-row>
          <table:table-cell table:style-name="Tabela22.A2" office:value-type="string">
            <text:p text:style-name="Table_20_Contents">Scenariusz</text:p>
          </table:table-cell>
          <table:table-cell table:style-name="Tabela22.B2" office:value-type="string">
            <text:p text:style-name="Table_20_Contents">1. Po wybraniu opcji „Zarządzaj galeriami” przechodzimy do panelu zarządzania galeriami gdzie zostają wyświetlone galerie, przy każdym z nich przyciski „Usuń” i „Edytuj”. Przycisk „Dodaj galerie” przed listą galerii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18_usuwanie_galerii</text:span></text:span></text:p>
      <text:p text:style-name="Standard"/>
      <table:table table:name="Tabela23" table:style-name="Tabela23">
        <table:table-column table:style-name="Tabela23.A"/>
        <table:table-column table:style-name="Tabela23.B"/>
        <table:table-row>
          <table:table-cell table:style-name="Tabela23.A1" office:value-type="string">
            <text:p text:style-name="Table_20_Contents">Identyfikator</text:p>
          </table:table-cell>
          <table:table-cell table:style-name="Tabela23.B1" office:value-type="string">
            <text:p text:style-name="P15">UC_18_usuwanie_galerii</text:p>
          </table:table-cell>
        </table:table-row>
        <table:table-row>
          <table:table-cell table:style-name="Tabela23.A2" office:value-type="string">
            <text:p text:style-name="Table_20_Contents">Nazwa</text:p>
          </table:table-cell>
          <table:table-cell table:style-name="Tabela23.B2" office:value-type="string">
            <text:p text:style-name="P15">Usuwanie galerii</text:p>
          </table:table-cell>
        </table:table-row>
        <table:table-row>
          <table:table-cell table:style-name="Tabela23.A2" office:value-type="string">
            <text:p text:style-name="Table_20_Contents">Opis</text:p>
          </table:table-cell>
          <table:table-cell table:style-name="Tabela23.B2" office:value-type="string">
            <text:p text:style-name="P13">Usuwa wskazaną galerie z systemu.</text:p>
          </table:table-cell>
        </table:table-row>
        <table:table-row>
          <table:table-cell table:style-name="Tabela23.A2" office:value-type="string">
            <text:p text:style-name="Table_20_Contents">Scenariusz</text:p>
          </table:table-cell>
          <table:table-cell table:style-name="Tabela23.B2" office:value-type="string">
            <text:p text:style-name="Table_20_Contents">1. Wybrano „Usuń” z UC_17.</text:p>
            <text:p text:style-name="Table_20_Contents">2. Wyświetlenie komunikatu potwierdzającego usunięcie z dwoma przyciskami „Tak” i „Nie”</text:p>
            <text:p text:style-name="Table_20_Contents">3a. Wybrano „Tak” następuje usunięcie galerii i zamknięcie komunikatu.</text:p>
            <text:p text:style-name="Table_20_Contents">3b. Wybrano „Nie” następuje zamknięcie komunikat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19_dodawanie_galerii</text:span></text:span></text:p>
      <text:p text:style-name="Standard"/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Table_20_Contents">Identyfikator</text:p>
          </table:table-cell>
          <table:table-cell table:style-name="Tabela24.B1" office:value-type="string">
            <text:p text:style-name="P15">UC_19_dodawanie_galerii</text:p>
          </table:table-cell>
        </table:table-row>
        <table:table-row>
          <table:table-cell table:style-name="Tabela24.A2" office:value-type="string">
            <text:p text:style-name="Table_20_Contents">Nazwa</text:p>
          </table:table-cell>
          <table:table-cell table:style-name="Tabela24.B2" office:value-type="string">
            <text:p text:style-name="P15">Dodawanie galerii</text:p>
          </table:table-cell>
        </table:table-row>
        <table:table-row>
          <table:table-cell table:style-name="Tabela24.A2" office:value-type="string">
            <text:p text:style-name="Table_20_Contents">Opis</text:p>
          </table:table-cell>
          <table:table-cell table:style-name="Tabela24.B2" office:value-type="string">
            <text:p text:style-name="P15">Dodaje galerie do systemu.</text:p>
          </table:table-cell>
        </table:table-row>
        <table:table-row>
          <table:table-cell table:style-name="Tabela24.A2" office:value-type="string">
            <text:p text:style-name="Table_20_Contents">Scenariusz</text:p>
          </table:table-cell>
          <table:table-cell table:style-name="Tabela24.B2" office:value-type="string">
            <text:p text:style-name="Table_20_Contents">1. Wybrano „Dodaj galerie” z UC_17.</text:p>
            <text:p text:style-name="Table_20_Contents">2. Wyświetlenie formularza z fieldem na nazwę galerii, miniaturki zdjęć wraz z CheckBoxami do zaznaczenia które zdjęcia mają zostać dodane do galerii oraz przyciski „Anuluj” i „Dodaj”.</text:p>
            <text:p text:style-name="Table_20_Contents">3a. Wybrano „Dodaj”, utworzenie nowej galerii o podanej nazwie i wybranymi zdjęciami w systemie oraz powrót do panelu zarządzania galeriami.</text:p>
            <text:p text:style-name="Table_20_Contents">3b. Wybrano „Anuluj” powrót do panelu zarządzania galeriami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20_edycja_galerii</text:span></text:span></text:p>
      <text:p text:style-name="Standard"/>
      <table:table table:name="Tabela25" table:style-name="Tabela25">
        <table:table-column table:style-name="Tabela25.A"/>
        <table:table-column table:style-name="Tabela25.B"/>
        <table:table-row>
          <table:table-cell table:style-name="Tabela25.A1" office:value-type="string">
            <text:p text:style-name="Table_20_Contents">Identyfikator</text:p>
          </table:table-cell>
          <table:table-cell table:style-name="Tabela25.B1" office:value-type="string">
            <text:p text:style-name="P15">UC_20_edycja_galerii</text:p>
          </table:table-cell>
        </table:table-row>
        <table:table-row>
          <table:table-cell table:style-name="Tabela25.A2" office:value-type="string">
            <text:p text:style-name="Table_20_Contents">Nazwa</text:p>
          </table:table-cell>
          <table:table-cell table:style-name="Tabela25.B2" office:value-type="string">
            <text:p text:style-name="P15">Edycja galerii</text:p>
          </table:table-cell>
        </table:table-row>
        <table:table-row>
          <table:table-cell table:style-name="Tabela25.A2" office:value-type="string">
            <text:p text:style-name="Table_20_Contents">Opis</text:p>
          </table:table-cell>
          <table:table-cell table:style-name="Tabela25.B2" office:value-type="string">
            <text:p text:style-name="P13">Usuwa i dodaje zdjęcia, może zmienić nazwę.</text:p>
          </table:table-cell>
        </table:table-row>
        <table:table-row>
          <table:table-cell table:style-name="Tabela25.A2" office:value-type="string">
            <text:p text:style-name="Table_20_Contents">Scenariusz</text:p>
          </table:table-cell>
          <table:table-cell table:style-name="Tabela25.B2" office:value-type="string">
            <text:p text:style-name="Table_20_Contents">1. Wybrano „Edytuj” z UC_17.</text:p>
            <text:p text:style-name="Table_20_Contents">2. Wyświetlenie panelu edycji galerii. Przycisk „Dodaj,” field na zmianę nazwy, miniaturki zdjęć z przyciskiem „Usuń”, oraz opcje galerii w postaci CheckBoxów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21_zmiana_ustawień_galerii</text:span></text:span></text:p>
      <text:p text:style-name="Standard"/>
      <table:table table:name="Tabela26" table:style-name="Tabela26">
        <table:table-column table:style-name="Tabela26.A"/>
        <table:table-column table:style-name="Tabela26.B"/>
        <text:soft-page-break/>
        <table:table-row>
          <table:table-cell table:style-name="Tabela26.A1" office:value-type="string">
            <text:p text:style-name="Table_20_Contents">Identyfikator</text:p>
          </table:table-cell>
          <table:table-cell table:style-name="Tabela26.B1" office:value-type="string">
            <text:p text:style-name="P15">UC_21_zmiana_ustawień_galerii</text:p>
          </table:table-cell>
        </table:table-row>
        <table:table-row>
          <table:table-cell table:style-name="Tabela26.A2" office:value-type="string">
            <text:p text:style-name="Table_20_Contents">Nazwa</text:p>
          </table:table-cell>
          <table:table-cell table:style-name="Tabela26.B2" office:value-type="string">
            <text:p text:style-name="P15">Zmiana ustawień galerii</text:p>
          </table:table-cell>
        </table:table-row>
        <table:table-row>
          <table:table-cell table:style-name="Tabela26.A2" office:value-type="string">
            <text:p text:style-name="Table_20_Contents">Opis</text:p>
          </table:table-cell>
          <table:table-cell table:style-name="Tabela26.B2" office:value-type="string">
            <text:p text:style-name="P13">Zmienia ustawienia wskazanej galerii, przez zaznaczenie/odznaczenie opcji.</text:p>
          </table:table-cell>
        </table:table-row>
        <table:table-row>
          <table:table-cell table:style-name="Tabela26.A2" office:value-type="string">
            <text:p text:style-name="Table_20_Contents">Scenariusz</text:p>
          </table:table-cell>
          <table:table-cell table:style-name="Tabela26.B2" office:value-type="string">
            <text:p text:style-name="Table_20_Contents">1. Zaznacza/odznacza CheckBoxy w panelu edycji galerii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22_usuwanie_zdjęć_z_galerii</text:span></text:span></text:p>
      <text:p text:style-name="Standard"/>
      <table:table table:name="Tabela27" table:style-name="Tabela27">
        <table:table-column table:style-name="Tabela27.A"/>
        <table:table-column table:style-name="Tabela27.B"/>
        <table:table-row>
          <table:table-cell table:style-name="Tabela27.A1" office:value-type="string">
            <text:p text:style-name="Table_20_Contents">Identyfikator</text:p>
          </table:table-cell>
          <table:table-cell table:style-name="Tabela27.B1" office:value-type="string">
            <text:p text:style-name="P13">UC_22_usuwanie_zdjęć_z_galerii</text:p>
          </table:table-cell>
        </table:table-row>
        <table:table-row>
          <table:table-cell table:style-name="Tabela27.A2" office:value-type="string">
            <text:p text:style-name="Table_20_Contents">Nazwa</text:p>
          </table:table-cell>
          <table:table-cell table:style-name="Tabela27.B2" office:value-type="string">
            <text:p text:style-name="P15">Usuwanie zdjęć z galerii</text:p>
          </table:table-cell>
        </table:table-row>
        <table:table-row>
          <table:table-cell table:style-name="Tabela27.A2" office:value-type="string">
            <text:p text:style-name="Table_20_Contents">Opis</text:p>
          </table:table-cell>
          <table:table-cell table:style-name="Tabela27.B2" office:value-type="string">
            <text:p text:style-name="P13">Usuwa wybrane zdjęcia z galerii.</text:p>
          </table:table-cell>
        </table:table-row>
        <table:table-row>
          <table:table-cell table:style-name="Tabela27.A2" office:value-type="string">
            <text:p text:style-name="Table_20_Contents">Scenariusz</text:p>
          </table:table-cell>
          <table:table-cell table:style-name="Tabela27.B2" office:value-type="string">
            <text:p text:style-name="Table_20_Contents">1. Wybrano „Usuń” z UC_20.</text:p>
            <text:p text:style-name="Table_20_Contents">2. Wyświetlenie komunikatu potwierdzającego usunięcie z dwoma przyciskami „Tak” i „Nie”</text:p>
            <text:p text:style-name="Table_20_Contents">3a. Wybrano „Tak” następuje usunięcie zdjęcia z galerii i zamknięcie komunikatu.</text:p>
            <text:p text:style-name="Table_20_Contents">3b. Wybrano „Nie” następuje zamknięcie komunikat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23_dodawanie_zdjęć_do_galerii</text:span></text:span></text:p>
      <text:p text:style-name="Standard"/>
      <table:table table:name="Tabela28" table:style-name="Tabela28">
        <table:table-column table:style-name="Tabela28.A"/>
        <table:table-column table:style-name="Tabela28.B"/>
        <table:table-row>
          <table:table-cell table:style-name="Tabela28.A1" office:value-type="string">
            <text:p text:style-name="Table_20_Contents">Identyfikator</text:p>
          </table:table-cell>
          <table:table-cell table:style-name="Tabela28.B1" office:value-type="string">
            <text:p text:style-name="P13">UC_23_dodawanie_zdjęć_do_galerii</text:p>
          </table:table-cell>
        </table:table-row>
        <table:table-row>
          <table:table-cell table:style-name="Tabela28.A2" office:value-type="string">
            <text:p text:style-name="Table_20_Contents">Nazwa</text:p>
          </table:table-cell>
          <table:table-cell table:style-name="Tabela28.B2" office:value-type="string">
            <text:p text:style-name="P15">Dodawanie zdjęć do galerii</text:p>
          </table:table-cell>
        </table:table-row>
        <table:table-row>
          <table:table-cell table:style-name="Tabela28.A2" office:value-type="string">
            <text:p text:style-name="Table_20_Contents">Opis</text:p>
          </table:table-cell>
          <table:table-cell table:style-name="Tabela28.B2" office:value-type="string">
            <text:p text:style-name="P13">Dodaje zdjęcia z puli zdjęć w systemie do galerii.</text:p>
          </table:table-cell>
        </table:table-row>
        <table:table-row>
          <table:table-cell table:style-name="Tabela28.A2" office:value-type="string">
            <text:p text:style-name="Table_20_Contents">Scenariusz</text:p>
          </table:table-cell>
          <table:table-cell table:style-name="Tabela28.B2" office:value-type="string">
            <text:p text:style-name="Table_20_Contents">1. Wybrano „Dodaj” z UC_20.</text:p>
            <text:p text:style-name="Table_20_Contents">2. Wyświetlenie miniaturek zdjęć znajdujących się w systemie, oraz przycisków „OK” i „Anuluj”.</text:p>
            <text:p text:style-name="Table_20_Contents">3. Naciśnięcie na zdjęcie skutkuje jego zaznaczeniem.</text:p>
            <text:p text:style-name="Table_20_Contents">4a. Wybrano „OK”, zaznaczone zdjęcia przypisywane są do galerii.</text:p>
            <text:p text:style-name="Table_20_Contents">4b. Wybrano „Anuluj”, wyjście bez zapisywania zmian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24_zarządzanie_szablonami</text:span></text:span></text:p>
      <text:p text:style-name="Standard"/>
      <table:table table:name="Tabela29" table:style-name="Tabela29">
        <table:table-column table:style-name="Tabela29.A"/>
        <table:table-column table:style-name="Tabela29.B"/>
        <table:table-row>
          <table:table-cell table:style-name="Tabela29.A1" office:value-type="string">
            <text:p text:style-name="Table_20_Contents">Identyfikator</text:p>
          </table:table-cell>
          <table:table-cell table:style-name="Tabela29.B1" office:value-type="string">
            <text:p text:style-name="P15">UC_24_zarządzanie_szablonami</text:p>
          </table:table-cell>
        </table:table-row>
        <table:table-row>
          <table:table-cell table:style-name="Tabela29.A2" office:value-type="string">
            <text:p text:style-name="Table_20_Contents">Nazwa</text:p>
          </table:table-cell>
          <table:table-cell table:style-name="Tabela29.B2" office:value-type="string">
            <text:p text:style-name="P15">Zarządzanie szablonami</text:p>
          </table:table-cell>
        </table:table-row>
        <table:table-row>
          <table:table-cell table:style-name="Tabela29.A2" office:value-type="string">
            <text:p text:style-name="Table_20_Contents">Opis</text:p>
          </table:table-cell>
          <table:table-cell table:style-name="Tabela29.B2" office:value-type="string">
            <text:p text:style-name="P15">Moderator zarządza zdefiniowanymi szablonami.</text:p>
          </table:table-cell>
        </table:table-row>
        <table:table-row>
          <table:table-cell table:style-name="Tabela29.A2" office:value-type="string">
            <text:p text:style-name="Table_20_Contents">Scenariusz</text:p>
          </table:table-cell>
          <table:table-cell table:style-name="Tabela29.B2" office:value-type="string">
            <text:p text:style-name="Table_20_Contents">1. Po wybraniu opcji „Zarządzaj szablonami” przechodzimy do panelu zarządzania szablonami. Wyświetlenie przycisku „Importuj”, „Dodaj” oraz szablonów.</text:p>
            <text:p text:style-name="Table_20_Contents">2. Po kliknięciu na dany szablon zostajemy przeniesieni do panelu zarządzania treścią wyświetlaną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25_importowanie_szablonów</text:span></text:span></text:p>
      <text:p text:style-name="Standard"/>
      <table:table table:name="Tabela30" table:style-name="Tabela30">
        <table:table-column table:style-name="Tabela30.A"/>
        <table:table-column table:style-name="Tabela30.B"/>
        <table:table-row>
          <table:table-cell table:style-name="Tabela30.A1" office:value-type="string">
            <text:p text:style-name="Table_20_Contents">Identyfikator</text:p>
          </table:table-cell>
          <table:table-cell table:style-name="Tabela30.B1" office:value-type="string">
            <text:p text:style-name="P15">UC_25_importowanie_szablonów</text:p>
          </table:table-cell>
        </table:table-row>
        <text:soft-page-break/>
        <table:table-row>
          <table:table-cell table:style-name="Tabela30.A2" office:value-type="string">
            <text:p text:style-name="Table_20_Contents">Nazwa</text:p>
          </table:table-cell>
          <table:table-cell table:style-name="Tabela30.B2" office:value-type="string">
            <text:p text:style-name="P15">Importowanie szablonów</text:p>
          </table:table-cell>
        </table:table-row>
        <table:table-row>
          <table:table-cell table:style-name="Tabela30.A2" office:value-type="string">
            <text:p text:style-name="Table_20_Contents">Opis</text:p>
          </table:table-cell>
          <table:table-cell table:style-name="Tabela30.B2" office:value-type="string">
            <text:p text:style-name="P13">Importuje gotowy, szablon do systemu.</text:p>
          </table:table-cell>
        </table:table-row>
        <table:table-row>
          <table:table-cell table:style-name="Tabela30.A2" office:value-type="string">
            <text:p text:style-name="Table_20_Contents">Scenariusz</text:p>
          </table:table-cell>
          <table:table-cell table:style-name="Tabela30.B2" office:value-type="string">
            <text:p text:style-name="Table_20_Contents">1. Wybrano „Importuj” z UC_24.</text:p>
            <text:p text:style-name="Table_20_Contents">2. Wyświetlenie FileChoosera.</text:p>
            <text:p text:style-name="Table_20_Contents">3a. Wybranie ścieżki dostępu do szablonu, wgranie szablonu do systemu i zamknięcie FileChosera.</text:p>
            <text:p text:style-name="Table_20_Contents">3b. Naciśnięcie „Anuluj”, zamknięcie FileChosera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26_zarządzanie_treścią_wyświetlaną</text:span></text:span></text:p>
      <text:p text:style-name="Standard"/>
      <table:table table:name="Tabela31" table:style-name="Tabela31">
        <table:table-column table:style-name="Tabela31.A"/>
        <table:table-column table:style-name="Tabela31.B"/>
        <table:table-row>
          <table:table-cell table:style-name="Tabela31.A1" office:value-type="string">
            <text:p text:style-name="Table_20_Contents">Identyfikator</text:p>
          </table:table-cell>
          <table:table-cell table:style-name="Tabela31.B1" office:value-type="string">
            <text:p text:style-name="P15">UC_26_zarządzanie_treścią_wyświetlaną</text:p>
          </table:table-cell>
        </table:table-row>
        <table:table-row>
          <table:table-cell table:style-name="Tabela31.A2" office:value-type="string">
            <text:p text:style-name="Table_20_Contents">Nazwa</text:p>
          </table:table-cell>
          <table:table-cell table:style-name="Tabela31.B2" office:value-type="string">
            <text:p text:style-name="P15">Zarządzanie treścią wyświetlaną</text:p>
          </table:table-cell>
        </table:table-row>
        <table:table-row>
          <table:table-cell table:style-name="Tabela31.A2" office:value-type="string">
            <text:p text:style-name="Table_20_Contents">Opis</text:p>
          </table:table-cell>
          <table:table-cell table:style-name="Tabela31.B2" office:value-type="string">
            <text:p text:style-name="P13">Moderator zarządza treścią umieszczoną w szablonie która zostanie wyświetlona na stronie.</text:p>
          </table:table-cell>
        </table:table-row>
        <table:table-row>
          <table:table-cell table:style-name="Tabela31.A2" office:value-type="string">
            <text:p text:style-name="Table_20_Contents">Scenariusz</text:p>
          </table:table-cell>
          <table:table-cell table:style-name="Tabela31.B2" office:value-type="string">
            <text:p text:style-name="Table_20_Contents">1. Wybrano „Zarządzanie treścią”(przez kliknięcie na szablon), wyświetlenie szablonu w postaci edycji treści wyświetlanej. Zdefiniowane elementy szablonu umieszczone po prawej w „Panelu wyboru” od szablonu wraz z przyciskiem „Kosz” oraz „Dodaj”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27_usuwanie_elementów_do_wyświetlenia</text:span></text:span></text:p>
      <text:p text:style-name="Standard"/>
      <table:table table:name="Tabela32" table:style-name="Tabela32">
        <table:table-column table:style-name="Tabela32.A"/>
        <table:table-column table:style-name="Tabela32.B"/>
        <table:table-row>
          <table:table-cell table:style-name="Tabela32.A1" office:value-type="string">
            <text:p text:style-name="Table_20_Contents">Identyfikator</text:p>
          </table:table-cell>
          <table:table-cell table:style-name="Tabela32.B1" office:value-type="string">
            <text:p text:style-name="P13">UC_27_usuwanie_elementów_do_wyświetlenia</text:p>
          </table:table-cell>
        </table:table-row>
        <table:table-row>
          <table:table-cell table:style-name="Tabela32.A2" office:value-type="string">
            <text:p text:style-name="Table_20_Contents">Nazwa</text:p>
          </table:table-cell>
          <table:table-cell table:style-name="Tabela32.B2" office:value-type="string">
            <text:p text:style-name="P15">Usuwanie elementów do wyświetlenia</text:p>
          </table:table-cell>
        </table:table-row>
        <table:table-row>
          <table:table-cell table:style-name="Tabela32.A2" office:value-type="string">
            <text:p text:style-name="Table_20_Contents">Opis</text:p>
          </table:table-cell>
          <table:table-cell table:style-name="Tabela32.B2" office:value-type="string">
            <text:p text:style-name="P13">Usuwa wybrane elementy widoczne dla Czytelnika z szablonu.</text:p>
          </table:table-cell>
        </table:table-row>
        <table:table-row>
          <table:table-cell table:style-name="Tabela32.A2" office:value-type="string">
            <text:p text:style-name="Table_20_Contents">Scenariusz</text:p>
          </table:table-cell>
          <table:table-cell table:style-name="Tabela32.B2" office:value-type="string">
            <text:p text:style-name="Table_20_Contents">1. Przeciągnięcie elementu z szablonu do przycisku „Kosz”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28_dodawanie_elementów_do_wyświetlenia</text:span></text:span></text:p>
      <text:p text:style-name="Standard"/>
      <table:table table:name="Tabela33" table:style-name="Tabela33">
        <table:table-column table:style-name="Tabela33.A"/>
        <table:table-column table:style-name="Tabela33.B"/>
        <table:table-row>
          <table:table-cell table:style-name="Tabela33.A1" office:value-type="string">
            <text:p text:style-name="Table_20_Contents">Identyfikator</text:p>
          </table:table-cell>
          <table:table-cell table:style-name="Tabela33.B1" office:value-type="string">
            <text:p text:style-name="P13">UC_28_dodawanie_elementów_do_wyświetlenia</text:p>
          </table:table-cell>
        </table:table-row>
        <table:table-row>
          <table:table-cell table:style-name="Tabela33.A2" office:value-type="string">
            <text:p text:style-name="Table_20_Contents">Nazwa</text:p>
          </table:table-cell>
          <table:table-cell table:style-name="Tabela33.B2" office:value-type="string">
            <text:p text:style-name="P15">Dodawanie elementów do wyświetlenia</text:p>
          </table:table-cell>
        </table:table-row>
        <table:table-row>
          <table:table-cell table:style-name="Tabela33.A2" office:value-type="string">
            <text:p text:style-name="Table_20_Contents">Opis</text:p>
          </table:table-cell>
          <table:table-cell table:style-name="Tabela33.B2" office:value-type="string">
            <text:p text:style-name="P13">Dodaje elementy widoczne dla Czytelnika do szablonu</text:p>
          </table:table-cell>
        </table:table-row>
        <table:table-row>
          <table:table-cell table:style-name="Tabela33.A2" office:value-type="string">
            <text:p text:style-name="Table_20_Contents">Scenariusz</text:p>
          </table:table-cell>
          <table:table-cell table:style-name="Tabela33.B2" office:value-type="string">
            <text:p text:style-name="Table_20_Contents">1. Po kliknięciu na przycisk „Dodaj” w „Panelu wyboru” pojawia się okno z dostępną w systemie treścią (zdjęcia, galerie, posty itp.)</text:p>
            <text:p text:style-name="Table_20_Contents">2. Po wybraniu elementu z okna, okno zostaje zamknięte, a element pojawia się w „Panel wyboru”</text:p>
            <text:p text:style-name="Table_20_Contents"/>
          </table:table-cell>
        </table:table-row>
      </table:table>
      <text:p text:style-name="Standard"/>
      <text:p text:style-name="Standard">Przypadek użycia <text:span text:style-name="Domyślna_20_czcionka_20_akapitu"><text:span text:style-name="T1">UC_29_określenie_miejsca_wyświetlania_elementów</text:span></text:span></text:p>
      <text:p text:style-name="Standard"/>
      <table:table table:name="Tabela34" table:style-name="Tabela34">
        <table:table-column table:style-name="Tabela34.A"/>
        <table:table-column table:style-name="Tabela34.B"/>
        <table:table-row>
          <table:table-cell table:style-name="Tabela34.A1" office:value-type="string">
            <text:p text:style-name="Table_20_Contents">Identyfikator</text:p>
          </table:table-cell>
          <table:table-cell table:style-name="Tabela34.B1" office:value-type="string">
            <text:p text:style-name="P13">UC_29_określenie_miejsca_wyświetlania_elementów</text:p>
          </table:table-cell>
        </table:table-row>
        <table:table-row>
          <table:table-cell table:style-name="Tabela34.A2" office:value-type="string">
            <text:p text:style-name="Table_20_Contents">Nazwa</text:p>
          </table:table-cell>
          <table:table-cell table:style-name="Tabela34.B2" office:value-type="string">
            <text:p text:style-name="P15">Określanie miejsca wyświetlenia elementów</text:p>
          </table:table-cell>
        </table:table-row>
        <table:table-row>
          <table:table-cell table:style-name="Tabela34.A2" office:value-type="string">
            <text:p text:style-name="Table_20_Contents">Opis</text:p>
          </table:table-cell>
          <table:table-cell table:style-name="Tabela34.B2" office:value-type="string">
            <text:p text:style-name="P13">Przez system drag-and-drop rozmieszcza elementy w <text:soft-page-break/>szablonie.</text:p>
          </table:table-cell>
        </table:table-row>
        <table:table-row>
          <table:table-cell table:style-name="Tabela34.A2" office:value-type="string">
            <text:p text:style-name="Table_20_Contents">Scenariusz</text:p>
          </table:table-cell>
          <table:table-cell table:style-name="Tabela34.B2" office:value-type="string">
            <text:p text:style-name="Table_20_Contents">1. Wybranie elementu z „Panelu wyboru” i przeciągnięcie do szablonu w miejsce w którym będzie wyświetlane(wiąże się z UC_29).</text:p>
            <text:p text:style-name="Table_20_Contents">2. Po upuszczeniu elementu, zostaje on dodany do szablon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30_tworzenie_szablonów</text:span></text:span></text:p>
      <text:p text:style-name="Standard"/>
      <table:table table:name="Tabela35" table:style-name="Tabela35">
        <table:table-column table:style-name="Tabela35.A"/>
        <table:table-column table:style-name="Tabela35.B"/>
        <table:table-row>
          <table:table-cell table:style-name="Tabela35.A1" office:value-type="string">
            <text:p text:style-name="Table_20_Contents">Identyfikator</text:p>
          </table:table-cell>
          <table:table-cell table:style-name="Tabela35.B1" office:value-type="string">
            <text:p text:style-name="P13">UC_30_tworzenie_szablonów</text:p>
          </table:table-cell>
        </table:table-row>
        <table:table-row>
          <table:table-cell table:style-name="Tabela35.A2" office:value-type="string">
            <text:p text:style-name="Table_20_Contents">Nazwa</text:p>
          </table:table-cell>
          <table:table-cell table:style-name="Tabela35.B2" office:value-type="string">
            <text:p text:style-name="P13">Tworzenie szablonów</text:p>
          </table:table-cell>
        </table:table-row>
        <table:table-row>
          <table:table-cell table:style-name="Tabela35.A2" office:value-type="string">
            <text:p text:style-name="Table_20_Contents">Opis</text:p>
          </table:table-cell>
          <table:table-cell table:style-name="Tabela35.B2" office:value-type="string">
            <text:p text:style-name="P13">Tworzy szablon na którego podstawie treść strony.</text:p>
          </table:table-cell>
        </table:table-row>
        <table:table-row>
          <table:table-cell table:style-name="Tabela35.A2" office:value-type="string">
            <text:p text:style-name="Table_20_Contents">Scenariusz</text:p>
          </table:table-cell>
          <table:table-cell table:style-name="Tabela35.B2" office:value-type="string">
            <text:p text:style-name="Table_20_Contents">1. Po wybraniu „Dodaj” z UC_24 pojawia się okno tworzenia szablonu, w którym znajduje się panel z dostępnymi elementami (menu, kolumna, miejsce na content), obok których znajduje się przycisk „Edytuj” oraz „Usuń” a także przyciskami „Dodaj element” oraz „Zapisz szablon” (będącymi poza panelem)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31_definiowanie_elementów_szablonów</text:span></text:span></text:p>
      <text:p text:style-name="Standard"/>
      <table:table table:name="Tabela36" table:style-name="Tabela36">
        <table:table-column table:style-name="Tabela36.A"/>
        <table:table-column table:style-name="Tabela36.B"/>
        <table:table-row>
          <table:table-cell table:style-name="Tabela36.A1" office:value-type="string">
            <text:p text:style-name="Table_20_Contents">Identyfikator</text:p>
          </table:table-cell>
          <table:table-cell table:style-name="Tabela36.B1" office:value-type="string">
            <text:p text:style-name="P13">UC_31_definiowanie_elementów_szablonów</text:p>
          </table:table-cell>
        </table:table-row>
        <table:table-row>
          <table:table-cell table:style-name="Tabela36.A2" office:value-type="string">
            <text:p text:style-name="Table_20_Contents">Nazwa</text:p>
          </table:table-cell>
          <table:table-cell table:style-name="Tabela36.B2" office:value-type="string">
            <text:p text:style-name="P16"><text:span text:style-name="Domyślna_20_czcionka_20_akapitu"><text:span text:style-name="T1">Definiowa</text:span></text:span><text:span text:style-name="Domyślna_20_czcionka_20_akapitu"><text:span text:style-name="T2">nie elementów szablonów</text:span></text:span></text:p>
          </table:table-cell>
        </table:table-row>
        <table:table-row>
          <table:table-cell table:style-name="Tabela36.A2" office:value-type="string">
            <text:p text:style-name="Table_20_Contents">Opis</text:p>
          </table:table-cell>
          <table:table-cell table:style-name="Tabela36.B2" office:value-type="string">
            <text:p text:style-name="P13">Wszelkie działania na elementach szablonu.</text:p>
          </table:table-cell>
        </table:table-row>
        <table:table-row>
          <table:table-cell table:style-name="Tabela36.A2" office:value-type="string">
            <text:p text:style-name="Table_20_Contents">Scenariusz</text:p>
          </table:table-cell>
          <table:table-cell table:style-name="Tabela36.B2" office:value-type="string">
            <text:p text:style-name="P31">1a. Po naciśnięciu dodaj element pojawia się lista wyboru pozwalająca na wybranie typu elementu do dodania (menu, kolumna, nagłówek, stopka itp.) oraz input dający możliwość nadania nazwy.</text:p>
            <text:p text:style-name="P31">1b. Po najechaniu na gotowy element i kliknięciu „Edytuj” pojawia się okno z możliwością zmiany nazwy elementu oraz jego typ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32_tworzenie_elementów_szablonu</text:span></text:span></text:p>
      <text:p text:style-name="Standard"/>
      <table:table table:name="Tabela37" table:style-name="Tabela37">
        <table:table-column table:style-name="Tabela37.A"/>
        <table:table-column table:style-name="Tabela37.B"/>
        <table:table-row>
          <table:table-cell table:style-name="Tabela37.A1" office:value-type="string">
            <text:p text:style-name="Table_20_Contents">Identyfikator</text:p>
          </table:table-cell>
          <table:table-cell table:style-name="Tabela37.B1" office:value-type="string">
            <text:p text:style-name="P13">UC_32_tworzenie_elementów_szablonu</text:p>
          </table:table-cell>
        </table:table-row>
        <table:table-row>
          <table:table-cell table:style-name="Tabela37.A2" office:value-type="string">
            <text:p text:style-name="Table_20_Contents">Nazwa</text:p>
          </table:table-cell>
          <table:table-cell table:style-name="Tabela37.B2" office:value-type="string">
            <text:p text:style-name="P16"><text:span text:style-name="Domyślna_20_czcionka_20_akapitu"><text:span text:style-name="T1">Tworzenie ele</text:span></text:span><text:span text:style-name="Domyślna_20_czcionka_20_akapitu"><text:span text:style-name="T2">mentów szablonu</text:span></text:span></text:p>
          </table:table-cell>
        </table:table-row>
        <table:table-row>
          <table:table-cell table:style-name="Tabela37.A2" office:value-type="string">
            <text:p text:style-name="Table_20_Contents">Opis</text:p>
          </table:table-cell>
          <table:table-cell table:style-name="Tabela37.B2" office:value-type="string">
            <text:p text:style-name="P15">Tworzenie nowych elementów szablonu</text:p>
          </table:table-cell>
        </table:table-row>
        <table:table-row>
          <table:table-cell table:style-name="Tabela37.A2" office:value-type="string">
            <text:p text:style-name="Table_20_Contents">Scenariusz</text:p>
          </table:table-cell>
          <table:table-cell table:style-name="Tabela37.B2" office:value-type="string">
            <text:p text:style-name="Table_20_Contents">1. Po wybraniu typu elementu z listy w UC_31 i nadaniu mu nazwy pojawia okno rozszerza się i można nadać tło, grafikę ramki oraz efekty (podświetlenie przy najechaniu itp.) dla elementu. W oknie znajduje się przycisk „Zapisz element”</text:p>
            <text:p text:style-name="Table_20_Contents">2. Po nadaniu wybranych właściwości i kliknięciu „Zapisz element” element zostaje zapisany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33_umieszczanie_elementów_szablonu_w_szablonie</text:span></text:span></text:p>
      <text:p text:style-name="Standard"/>
      <table:table table:name="Tabela38" table:style-name="Tabela38">
        <table:table-column table:style-name="Tabela38.A"/>
        <table:table-column table:style-name="Tabela38.B"/>
        <table:table-row>
          <table:table-cell table:style-name="Tabela38.A1" office:value-type="string">
            <text:p text:style-name="Table_20_Contents">Identyfikator</text:p>
          </table:table-cell>
          <table:table-cell table:style-name="Tabela38.B1" office:value-type="string">
            <text:p text:style-name="P13">UC_33_umieszczanie_elementów_szablonu_w_szablonie</text:p>
          </table:table-cell>
        </table:table-row>
        <text:soft-page-break/>
        <table:table-row>
          <table:table-cell table:style-name="Tabela38.A2" office:value-type="string">
            <text:p text:style-name="Table_20_Contents">Nazwa</text:p>
          </table:table-cell>
          <table:table-cell table:style-name="Tabela38.B2" office:value-type="string">
            <text:p text:style-name="P13">Umieszczanie elementów szablonu w szablonie</text:p>
          </table:table-cell>
        </table:table-row>
        <table:table-row>
          <table:table-cell table:style-name="Tabela38.A2" office:value-type="string">
            <text:p text:style-name="Table_20_Contents">Opis</text:p>
          </table:table-cell>
          <table:table-cell table:style-name="Tabela38.B2" office:value-type="string">
            <text:p text:style-name="P13">Wstawia elementy do stworzonego szablonu.</text:p>
          </table:table-cell>
        </table:table-row>
        <table:table-row>
          <table:table-cell table:style-name="Tabela38.A2" office:value-type="string">
            <text:p text:style-name="Table_20_Contents">Scenariusz</text:p>
          </table:table-cell>
          <table:table-cell table:style-name="Tabela38.B2" office:value-type="string">
            <text:p text:style-name="Table_20_Contents">1. Przemieszczenie metodą drag’n’drop utworzonego w UC_32 elementu z panelu wyboru w okno szablon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34_usuwanie_elementów_szablonu</text:span></text:span></text:p>
      <text:p text:style-name="Standard"/>
      <table:table table:name="Tabela39" table:style-name="Tabela39">
        <table:table-column table:style-name="Tabela39.A"/>
        <table:table-column table:style-name="Tabela39.B"/>
        <table:table-row>
          <table:table-cell table:style-name="Tabela39.A1" office:value-type="string">
            <text:p text:style-name="Table_20_Contents">Identyfikator</text:p>
          </table:table-cell>
          <table:table-cell table:style-name="Tabela39.B1" office:value-type="string">
            <text:p text:style-name="P15">UC_34_usuwanie_elementów_szablonu</text:p>
          </table:table-cell>
        </table:table-row>
        <table:table-row>
          <table:table-cell table:style-name="Tabela39.A2" office:value-type="string">
            <text:p text:style-name="Table_20_Contents">Nazwa</text:p>
          </table:table-cell>
          <table:table-cell table:style-name="Tabela39.B2" office:value-type="string">
            <text:p text:style-name="P15">Usuwanie elementów szablonu</text:p>
          </table:table-cell>
        </table:table-row>
        <table:table-row>
          <table:table-cell table:style-name="Tabela39.A2" office:value-type="string">
            <text:p text:style-name="Table_20_Contents">Opis</text:p>
          </table:table-cell>
          <table:table-cell table:style-name="Tabela39.B2" office:value-type="string">
            <text:p text:style-name="P15">Usuwa elementy z szablonu.</text:p>
          </table:table-cell>
        </table:table-row>
        <table:table-row>
          <table:table-cell table:style-name="Tabela39.A2" office:value-type="string">
            <text:p text:style-name="Table_20_Contents">Scenariusz</text:p>
          </table:table-cell>
          <table:table-cell table:style-name="Tabela39.B2" office:value-type="string">
            <text:p text:style-name="Table_20_Contents">1. Przemieszczenie metodą drag’n’drop elementu umieszczonego w oknie szablonu do kosza w panelu wybor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35_nadawanie_rozmiarów_elementom_szablonu</text:span></text:span></text:p>
      <text:p text:style-name="Standard"/>
      <table:table table:name="Tabela40" table:style-name="Tabela40">
        <table:table-column table:style-name="Tabela40.A"/>
        <table:table-column table:style-name="Tabela40.B"/>
        <table:table-row>
          <table:table-cell table:style-name="Tabela40.A1" office:value-type="string">
            <text:p text:style-name="Table_20_Contents">Identyfikator</text:p>
          </table:table-cell>
          <table:table-cell table:style-name="Tabela40.B1" office:value-type="string">
            <text:p text:style-name="P13">UC_35_nadawanie_rozmiarów_elementom_szablonu</text:p>
          </table:table-cell>
        </table:table-row>
        <table:table-row>
          <table:table-cell table:style-name="Tabela40.A2" office:value-type="string">
            <text:p text:style-name="Table_20_Contents">Nazwa</text:p>
          </table:table-cell>
          <table:table-cell table:style-name="Tabela40.B2" office:value-type="string">
            <text:p text:style-name="P15">Nadawanie rozmiarów elementom szablonu</text:p>
          </table:table-cell>
        </table:table-row>
        <table:table-row>
          <table:table-cell table:style-name="Tabela40.A2" office:value-type="string">
            <text:p text:style-name="Table_20_Contents">Opis</text:p>
          </table:table-cell>
          <table:table-cell table:style-name="Tabela40.B2" office:value-type="string">
            <text:p text:style-name="P13">Nadanie oraz późniejsza zmiana rozmiaru każdego elementu umieszczonego do szablonu.</text:p>
          </table:table-cell>
        </table:table-row>
        <table:table-row>
          <table:table-cell table:style-name="Tabela40.A2" office:value-type="string">
            <text:p text:style-name="Table_20_Contents">Scenariusz</text:p>
          </table:table-cell>
          <table:table-cell table:style-name="Tabela40.B2" office:value-type="string">
            <text:p text:style-name="Table_20_Contents">1. Po umieszczeniu elementu w oknie szablonu wyświetlone zostanie okno z możliwością nadania rozmiaru elementowi w postaci inputów: wysokość, szerokość, marginesy, wcięcia wewnętrzne (domyślnie: dopasowany do treści wewnątrz)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36_zarządzanie_formularzami</text:span></text:span></text:p>
      <text:p text:style-name="Standard"/>
      <table:table table:name="Tabela41" table:style-name="Tabela41">
        <table:table-column table:style-name="Tabela41.A"/>
        <table:table-column table:style-name="Tabela41.B"/>
        <table:table-row>
          <table:table-cell table:style-name="Tabela41.A1" office:value-type="string">
            <text:p text:style-name="Table_20_Contents">Identyfikator</text:p>
          </table:table-cell>
          <table:table-cell table:style-name="Tabela41.B1" office:value-type="string">
            <text:p text:style-name="P15">UC_36_zarządzanie_formularzami</text:p>
          </table:table-cell>
        </table:table-row>
        <table:table-row>
          <table:table-cell table:style-name="Tabela41.A2" office:value-type="string">
            <text:p text:style-name="Table_20_Contents">Nazwa</text:p>
          </table:table-cell>
          <table:table-cell table:style-name="Tabela41.B2" office:value-type="string">
            <text:p text:style-name="P15">Zarządzanie formularzami</text:p>
          </table:table-cell>
        </table:table-row>
        <table:table-row>
          <table:table-cell table:style-name="Tabela41.A2" office:value-type="string">
            <text:p text:style-name="Table_20_Contents">Opis</text:p>
          </table:table-cell>
          <table:table-cell table:style-name="Tabela41.B2" office:value-type="string">
            <text:p text:style-name="P24">Moderator zarządza formularzami dostępnymi w systemie.</text:p>
          </table:table-cell>
        </table:table-row>
        <table:table-row>
          <table:table-cell table:style-name="Tabela41.A2" office:value-type="string">
            <text:p text:style-name="Table_20_Contents">Scenariusz</text:p>
          </table:table-cell>
          <table:table-cell table:style-name="Tabela41.B2" office:value-type="string">
            <text:p text:style-name="Table_20_Contents">1. Po wybraniu opcji „Zarządzaj formularzami”, przechodzimy do panelu zarządzania formularzami. Wyświetlenie przycisku „Dodaj” oraz listy formularzy z przyciskami „Usuń”, „Edytuj” przy każdym z nich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37_dodawanie_formularzy</text:span></text:span></text:p>
      <text:p text:style-name="Standard"/>
      <table:table table:name="Tabela42" table:style-name="Tabela42">
        <table:table-column table:style-name="Tabela42.A"/>
        <table:table-column table:style-name="Tabela42.B"/>
        <table:table-row>
          <table:table-cell table:style-name="Tabela42.A1" office:value-type="string">
            <text:p text:style-name="Table_20_Contents">Identyfikator</text:p>
          </table:table-cell>
          <table:table-cell table:style-name="Tabela42.B1" office:value-type="string">
            <text:p text:style-name="P15">UC_37_dodawanie_formularzy</text:p>
          </table:table-cell>
        </table:table-row>
        <table:table-row>
          <table:table-cell table:style-name="Tabela42.A2" office:value-type="string">
            <text:p text:style-name="Table_20_Contents">Nazwa</text:p>
          </table:table-cell>
          <table:table-cell table:style-name="Tabela42.B2" office:value-type="string">
            <text:p text:style-name="P15">Dodawanie formularzy</text:p>
          </table:table-cell>
        </table:table-row>
        <table:table-row>
          <table:table-cell table:style-name="Tabela42.A2" office:value-type="string">
            <text:p text:style-name="Table_20_Contents">Opis</text:p>
          </table:table-cell>
          <table:table-cell table:style-name="Tabela42.B2" office:value-type="string">
            <text:p text:style-name="P13">Dodaje formularze, przez podanie ilości pól do wypełnienia, ich nazw i ewentualnie typów.</text:p>
          </table:table-cell>
        </table:table-row>
        <table:table-row>
          <table:table-cell table:style-name="Tabela42.A2" office:value-type="string">
            <text:p text:style-name="Table_20_Contents">Scenariusz</text:p>
          </table:table-cell>
          <table:table-cell table:style-name="Tabela42.B2" office:value-type="string">
            <text:p text:style-name="Table_20_Contents">1. Wybrano „Dodaj” z UC_36.</text:p>
            <text:p text:style-name="Table_20_Contents">2. Wyświetlenie formularza z input fieldem na nazwę oraz listę CheckBoxów z dostępnymi input fieldami(text, login, email itp.) i przyciski „Dodaj” i „Anuluj”.</text:p>
            <text:p text:style-name="Table_20_Contents">3a. Zaznaczenie/Odznaczenie CheckBoxów.</text:p>
            <text:p text:style-name="Table_20_Contents"><text:soft-page-break/>4a.Wybrano „Dodaj”, zapisanie formularza do systemi i powrót do panelu zarządzania formularzami.</text:p>
            <text:p text:style-name="Table_20_Contents">4b. Wybrano „Anuluj”, powrót bez zapisywania zmian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38_edycja_formularzy</text:span></text:span></text:p>
      <text:p text:style-name="Standard"/>
      <table:table table:name="Tabela43" table:style-name="Tabela43">
        <table:table-column table:style-name="Tabela43.A"/>
        <table:table-column table:style-name="Tabela43.B"/>
        <table:table-row>
          <table:table-cell table:style-name="Tabela43.A1" office:value-type="string">
            <text:p text:style-name="Table_20_Contents">Identyfikator</text:p>
          </table:table-cell>
          <table:table-cell table:style-name="Tabela43.B1" office:value-type="string">
            <text:p text:style-name="P15">UC_38_edycja_formularzy</text:p>
          </table:table-cell>
        </table:table-row>
        <table:table-row>
          <table:table-cell table:style-name="Tabela43.A2" office:value-type="string">
            <text:p text:style-name="Table_20_Contents">Nazwa</text:p>
          </table:table-cell>
          <table:table-cell table:style-name="Tabela43.B2" office:value-type="string">
            <text:p text:style-name="P15">Edycja formularzy</text:p>
          </table:table-cell>
        </table:table-row>
        <table:table-row>
          <table:table-cell table:style-name="Tabela43.A2" office:value-type="string">
            <text:p text:style-name="Table_20_Contents">Opis</text:p>
          </table:table-cell>
          <table:table-cell table:style-name="Tabela43.B2" office:value-type="string">
            <text:p text:style-name="P13">Edytuje wcześniej stworzone formularze umieszczone w systemie.</text:p>
          </table:table-cell>
        </table:table-row>
        <table:table-row>
          <table:table-cell table:style-name="Tabela43.A2" office:value-type="string">
            <text:p text:style-name="Table_20_Contents">Scenariusz</text:p>
          </table:table-cell>
          <table:table-cell table:style-name="Tabela43.B2" office:value-type="string">
            <text:p text:style-name="Table_20_Contents">1. Wybrano „Edytuj” z UC_36.</text:p>
            <text:p text:style-name="Table_20_Contents">2. Wyświetlenie formularza z input fieldem na nazwę(wypełnioną aktualną) oraz listę CheckBoxów z dostępnymi input fieldami(text, login, email itp.) i przyciski „Zapisz” i „Anuluj”.</text:p>
            <text:p text:style-name="Table_20_Contents">3a. Zaznaczenie/Odznaczenie CheckBoxów.</text:p>
            <text:p text:style-name="Table_20_Contents">4a.Wybrano „Zapisz”, zapisanie formularza do systemu i powrót do panelu zarządzania formularzami.</text:p>
            <text:p text:style-name="Table_20_Contents">4b. Wybrano „Anuluj”, powrót bez zapisywania zmian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39_usuwanie_formularzy</text:span></text:span></text:p>
      <text:p text:style-name="Standard"/>
      <table:table table:name="Tabela44" table:style-name="Tabela44">
        <table:table-column table:style-name="Tabela44.A"/>
        <table:table-column table:style-name="Tabela44.B"/>
        <table:table-row>
          <table:table-cell table:style-name="Tabela44.A1" office:value-type="string">
            <text:p text:style-name="Table_20_Contents">Identyfikator</text:p>
          </table:table-cell>
          <table:table-cell table:style-name="Tabela44.B1" office:value-type="string">
            <text:p text:style-name="P15">UC_39_usuwanie_formularzy</text:p>
          </table:table-cell>
        </table:table-row>
        <table:table-row>
          <table:table-cell table:style-name="Tabela44.A2" office:value-type="string">
            <text:p text:style-name="Table_20_Contents">Nazwa</text:p>
          </table:table-cell>
          <table:table-cell table:style-name="Tabela44.B2" office:value-type="string">
            <text:p text:style-name="P15">Usuwanie formularzy</text:p>
          </table:table-cell>
        </table:table-row>
        <table:table-row>
          <table:table-cell table:style-name="Tabela44.A2" office:value-type="string">
            <text:p text:style-name="Table_20_Contents">Opis</text:p>
          </table:table-cell>
          <table:table-cell table:style-name="Tabela44.B2" office:value-type="string">
            <text:p text:style-name="P15">Usuwa formularze z systemu.</text:p>
          </table:table-cell>
        </table:table-row>
        <table:table-row>
          <table:table-cell table:style-name="Tabela44.A2" office:value-type="string">
            <text:p text:style-name="Table_20_Contents">Scenariusz</text:p>
          </table:table-cell>
          <table:table-cell table:style-name="Tabela44.B2" office:value-type="string">
            <text:p text:style-name="Table_20_Contents">1. Wybrano „Dodaj” z UC_36.</text:p>
            <text:p text:style-name="Table_20_Contents">2. Wyświetlenie komunikatu potwierdzającego usunięcie z dwoma przyciskami „Tak” i „Nie”</text:p>
            <text:p text:style-name="Table_20_Contents">3a. Wybrano „Tak” następuje usunięcie formularza i zamknięcie komunikatu.</text:p>
            <text:p text:style-name="Table_20_Contents">3b. Wybrano „Nie” następuje zamknięcie komunikat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40_dostęp_do_logów</text:span></text:span></text:p>
      <text:p text:style-name="Standard"/>
      <table:table table:name="Tabela45" table:style-name="Tabela45">
        <table:table-column table:style-name="Tabela45.A"/>
        <table:table-column table:style-name="Tabela45.B"/>
        <table:table-row>
          <table:table-cell table:style-name="Tabela45.A1" office:value-type="string">
            <text:p text:style-name="Table_20_Contents">Identyfikator</text:p>
          </table:table-cell>
          <table:table-cell table:style-name="Tabela45.B1" office:value-type="string">
            <text:p text:style-name="P15">UC_40_dostęp_do_logów</text:p>
          </table:table-cell>
        </table:table-row>
        <table:table-row>
          <table:table-cell table:style-name="Tabela45.A2" office:value-type="string">
            <text:p text:style-name="Table_20_Contents">Nazwa</text:p>
          </table:table-cell>
          <table:table-cell table:style-name="Tabela45.B2" office:value-type="string">
            <text:p text:style-name="P15">Dostęp do logów</text:p>
          </table:table-cell>
        </table:table-row>
        <table:table-row>
          <table:table-cell table:style-name="Tabela45.A2" office:value-type="string">
            <text:p text:style-name="Table_20_Contents">Opis</text:p>
          </table:table-cell>
          <table:table-cell table:style-name="Tabela45.B2" office:value-type="string">
            <text:p text:style-name="P13">Moderator zarządza logami wygenerowanymi przez system.</text:p>
          </table:table-cell>
        </table:table-row>
        <table:table-row>
          <table:table-cell table:style-name="Tabela45.A2" office:value-type="string">
            <text:p text:style-name="Table_20_Contents">Scenariusz</text:p>
          </table:table-cell>
          <table:table-cell table:style-name="Tabela45.B2" office:value-type="string">
            <text:p text:style-name="Table_20_Contents">1. Po wybraniu opcji „Logi” przechodzimy do strony z logami gdzie zostają wyświetlone wszystkie logi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41_zarządzanie_mapami</text:span></text:span></text:p>
      <text:p text:style-name="Standard"/>
      <table:table table:name="Tabela46" table:style-name="Tabela46">
        <table:table-column table:style-name="Tabela46.A"/>
        <table:table-column table:style-name="Tabela46.B"/>
        <table:table-row>
          <table:table-cell table:style-name="Tabela46.A1" office:value-type="string">
            <text:p text:style-name="Table_20_Contents">Identyfikator</text:p>
          </table:table-cell>
          <table:table-cell table:style-name="Tabela46.B1" office:value-type="string">
            <text:p text:style-name="P15">UC_41_zarządzanie_mapami</text:p>
          </table:table-cell>
        </table:table-row>
        <table:table-row>
          <table:table-cell table:style-name="Tabela46.A2" office:value-type="string">
            <text:p text:style-name="Table_20_Contents">Nazwa</text:p>
          </table:table-cell>
          <table:table-cell table:style-name="Tabela46.B2" office:value-type="string">
            <text:p text:style-name="P15">Zarządzanie <text:s/>mapami</text:p>
          </table:table-cell>
        </table:table-row>
        <table:table-row>
          <table:table-cell table:style-name="Tabela46.A2" office:value-type="string">
            <text:p text:style-name="Table_20_Contents">Opis</text:p>
          </table:table-cell>
          <table:table-cell table:style-name="Tabela46.B2" office:value-type="string">
            <text:p text:style-name="P15">Moderator zarządza mapami.</text:p>
          </table:table-cell>
        </table:table-row>
        <text:soft-page-break/>
        <table:table-row>
          <table:table-cell table:style-name="Tabela46.A2" office:value-type="string">
            <text:p text:style-name="Table_20_Contents">Scenariusz</text:p>
          </table:table-cell>
          <table:table-cell table:style-name="Tabela46.B2" office:value-type="string">
            <text:p text:style-name="Table_20_Contents">1. Po wybraniu opcji „Zarządzaj mapami” przechodzimy do panelu zarządzania mapami gdzie zostają wyświetlone mapy, przy każdej z nich przyciski „Edytuj”, „Usuń”. Przycisk „Stwórz mapę” przed listą map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42_tworzenie_map</text:span></text:span></text:p>
      <text:p text:style-name="Standard"/>
      <table:table table:name="Tabela47" table:style-name="Tabela47">
        <table:table-column table:style-name="Tabela47.A"/>
        <table:table-column table:style-name="Tabela47.B"/>
        <table:table-row>
          <table:table-cell table:style-name="Tabela47.A1" office:value-type="string">
            <text:p text:style-name="Table_20_Contents">Identyfikator</text:p>
          </table:table-cell>
          <table:table-cell table:style-name="Tabela47.B1" office:value-type="string">
            <text:p text:style-name="P15">UC_42_tworzenie_map</text:p>
          </table:table-cell>
        </table:table-row>
        <table:table-row>
          <table:table-cell table:style-name="Tabela47.A2" office:value-type="string">
            <text:p text:style-name="Table_20_Contents">Nazwa</text:p>
          </table:table-cell>
          <table:table-cell table:style-name="Tabela47.B2" office:value-type="string">
            <text:p text:style-name="P15">Tworzenie map</text:p>
          </table:table-cell>
        </table:table-row>
        <table:table-row>
          <table:table-cell table:style-name="Tabela47.A2" office:value-type="string">
            <text:p text:style-name="Table_20_Contents">Opis</text:p>
          </table:table-cell>
          <table:table-cell table:style-name="Tabela47.B2" office:value-type="string">
            <text:p text:style-name="P13">Tworzy mapy przez podanie współrzędnych, serwera z mapami oraz przybliżenia.</text:p>
          </table:table-cell>
        </table:table-row>
        <table:table-row>
          <table:table-cell table:style-name="Tabela47.A2" office:value-type="string">
            <text:p text:style-name="Table_20_Contents">Scenariusz</text:p>
          </table:table-cell>
          <table:table-cell table:style-name="Tabela47.B2" office:value-type="string">
            <text:p text:style-name="Table_20_Contents">1. Wybrano „Stwórz mapę” z UC_42.</text:p>
            <text:p text:style-name="Table_20_Contents">2. Wyświetlenie fieldów na współrzędne, serwera oraz przybliżenia oraz przyciski „Stwórz” i „Anuluj”.</text:p>
            <text:p text:style-name="Table_20_Contents">3a. Wybrano „Stwórz”, dodanie mapy do systemu.</text:p>
            <text:p text:style-name="Table_20_Contents">3b. Wybrano „Anuluj”, wyjście bez zapisywania mapy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43_usuwanie_map</text:span></text:span></text:p>
      <text:p text:style-name="Standard"/>
      <table:table table:name="Tabela48" table:style-name="Tabela48">
        <table:table-column table:style-name="Tabela48.A"/>
        <table:table-column table:style-name="Tabela48.B"/>
        <table:table-row>
          <table:table-cell table:style-name="Tabela48.A1" office:value-type="string">
            <text:p text:style-name="Table_20_Contents">Identyfikator</text:p>
          </table:table-cell>
          <table:table-cell table:style-name="Tabela48.B1" office:value-type="string">
            <text:p text:style-name="P15">UC_43_usuwanie_map</text:p>
          </table:table-cell>
        </table:table-row>
        <table:table-row>
          <table:table-cell table:style-name="Tabela48.A2" office:value-type="string">
            <text:p text:style-name="Table_20_Contents">Nazwa</text:p>
          </table:table-cell>
          <table:table-cell table:style-name="Tabela48.B2" office:value-type="string">
            <text:p text:style-name="P15">Usuwanie map</text:p>
          </table:table-cell>
        </table:table-row>
        <table:table-row>
          <table:table-cell table:style-name="Tabela48.A2" office:value-type="string">
            <text:p text:style-name="Table_20_Contents">Opis</text:p>
          </table:table-cell>
          <table:table-cell table:style-name="Tabela48.B2" office:value-type="string">
            <text:p text:style-name="P15">Usuwa mapy z systemu.</text:p>
          </table:table-cell>
        </table:table-row>
        <table:table-row>
          <table:table-cell table:style-name="Tabela48.A2" office:value-type="string">
            <text:p text:style-name="Table_20_Contents">Scenariusz</text:p>
          </table:table-cell>
          <table:table-cell table:style-name="Tabela48.B2" office:value-type="string">
            <text:p text:style-name="Table_20_Contents">1. Wybrano „Usuń” z UC_41.</text:p>
            <text:p text:style-name="Table_20_Contents">2. Wyświetlenie komunikatu potwierdzającego usunięcie z dwoma przyciskami „Tak” i „Nie”</text:p>
            <text:p text:style-name="Table_20_Contents">3a. Wybrano „Tak” następuje usunięcie mapy i zamknięcie komunikatu.</text:p>
            <text:p text:style-name="Table_20_Contents">3b. Wybrano „Nie” następuje zamknięcie komunikat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44_edycja_map</text:span></text:span></text:p>
      <text:p text:style-name="P15"/>
      <table:table table:name="Tabela49" table:style-name="Tabela49">
        <table:table-column table:style-name="Tabela49.A"/>
        <table:table-column table:style-name="Tabela49.B"/>
        <table:table-row>
          <table:table-cell table:style-name="Tabela49.A1" office:value-type="string">
            <text:p text:style-name="Table_20_Contents">Identyfikator</text:p>
          </table:table-cell>
          <table:table-cell table:style-name="Tabela49.B1" office:value-type="string">
            <text:p text:style-name="P15">UC_44_edycja_map</text:p>
          </table:table-cell>
        </table:table-row>
        <table:table-row>
          <table:table-cell table:style-name="Tabela49.A2" office:value-type="string">
            <text:p text:style-name="Table_20_Contents">Nazwa</text:p>
          </table:table-cell>
          <table:table-cell table:style-name="Tabela49.B2" office:value-type="string">
            <text:p text:style-name="P15">Edycja map</text:p>
          </table:table-cell>
        </table:table-row>
        <table:table-row>
          <table:table-cell table:style-name="Tabela49.A2" office:value-type="string">
            <text:p text:style-name="Table_20_Contents">Opis</text:p>
          </table:table-cell>
          <table:table-cell table:style-name="Tabela49.B2" office:value-type="string">
            <text:p text:style-name="P13">Edycja mapy, zmiana współrzędnych i przybliżenia.</text:p>
          </table:table-cell>
        </table:table-row>
        <table:table-row>
          <table:table-cell table:style-name="Tabela49.A2" office:value-type="string">
            <text:p text:style-name="Table_20_Contents">Scenariusz</text:p>
          </table:table-cell>
          <table:table-cell table:style-name="Tabela49.B2" office:value-type="string">
            <text:p text:style-name="P29">1. Wybrano „Edytuj” z UC_41.</text:p>
            <text:p text:style-name="P29">2. Wyświetlenie fielda na zmiane nazwy, zmiane współrzędnych oraz przybliżenia, oraz przycisków „Zapisz” i „Anuluj”.</text:p>
            <text:p text:style-name="P29">3a. Wybrano „Zapisz” zapisanie ustawień mapy.</text:p>
            <text:p text:style-name="P29">3b. Wybrano „Anuluj” wyjście bez zapisywania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45_zarządzanie_znacznikami_na_mapach</text:span></text:span></text:p>
      <text:p text:style-name="Standard"/>
      <table:table table:name="Tabela50" table:style-name="Tabela50">
        <table:table-column table:style-name="Tabela50.A"/>
        <table:table-column table:style-name="Tabela50.B"/>
        <table:table-row>
          <table:table-cell table:style-name="Tabela50.A1" office:value-type="string">
            <text:p text:style-name="Table_20_Contents">Identyfikator</text:p>
          </table:table-cell>
          <table:table-cell table:style-name="Tabela50.B1" office:value-type="string">
            <text:p text:style-name="P13">UC_45_zarządzanie_znacznikami_na_mapach</text:p>
          </table:table-cell>
        </table:table-row>
        <table:table-row>
          <table:table-cell table:style-name="Tabela50.A2" office:value-type="string">
            <text:p text:style-name="Table_20_Contents">Nazwa</text:p>
          </table:table-cell>
          <table:table-cell table:style-name="Tabela50.B2" office:value-type="string">
            <text:p text:style-name="P15">Zarządzanie znacznikami na mapach</text:p>
          </table:table-cell>
        </table:table-row>
        <table:table-row>
          <table:table-cell table:style-name="Tabela50.A2" office:value-type="string">
            <text:p text:style-name="Table_20_Contents">Opis</text:p>
          </table:table-cell>
          <table:table-cell table:style-name="Tabela50.B2" office:value-type="string">
            <text:p text:style-name="P13">Moderator oraz Autor zarządzają znacznikami na <text:s/>mapach <text:soft-page-break/>umieszczonych w systemie.</text:p>
          </table:table-cell>
        </table:table-row>
        <table:table-row>
          <table:table-cell table:style-name="Tabela50.A2" office:value-type="string">
            <text:p text:style-name="Table_20_Contents">Scenariusz</text:p>
          </table:table-cell>
          <table:table-cell table:style-name="Tabela50.B2" office:value-type="string">
            <text:p text:style-name="P29">1. Po wybraniu opcji „Zarządzaj mapami” przechodzimy do panelu zarządzania mapami gdzie zostają wyświetlone mapy. Po najechaniu na daną mapę można w dowolnym miejscu dodać znacznik, lub usunąć już istniejący znacznik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46_usuwanie_znaczników</text:span></text:span></text:p>
      <text:p text:style-name="Standard"/>
      <table:table table:name="Tabela51" table:style-name="Tabela51">
        <table:table-column table:style-name="Tabela51.A"/>
        <table:table-column table:style-name="Tabela51.B"/>
        <table:table-row>
          <table:table-cell table:style-name="Tabela51.A1" office:value-type="string">
            <text:p text:style-name="Table_20_Contents">Identyfikator</text:p>
          </table:table-cell>
          <table:table-cell table:style-name="Tabela51.B1" office:value-type="string">
            <text:p text:style-name="P15">UC_46_usuwanie_znaczników</text:p>
          </table:table-cell>
        </table:table-row>
        <table:table-row>
          <table:table-cell table:style-name="Tabela51.A2" office:value-type="string">
            <text:p text:style-name="Table_20_Contents">Nazwa</text:p>
          </table:table-cell>
          <table:table-cell table:style-name="Tabela51.B2" office:value-type="string">
            <text:p text:style-name="P15">Usuwanie znaczników</text:p>
          </table:table-cell>
        </table:table-row>
        <table:table-row>
          <table:table-cell table:style-name="Tabela51.A2" office:value-type="string">
            <text:p text:style-name="Table_20_Contents">Opis</text:p>
          </table:table-cell>
          <table:table-cell table:style-name="Tabela51.B2" office:value-type="string">
            <text:p text:style-name="P15">Usuwają znaczniki z map.</text:p>
          </table:table-cell>
        </table:table-row>
        <table:table-row>
          <table:table-cell table:style-name="Tabela51.A2" office:value-type="string">
            <text:p text:style-name="Table_20_Contents">Scenariusz</text:p>
          </table:table-cell>
          <table:table-cell table:style-name="Tabela51.B2" office:value-type="string">
            <text:p text:style-name="P29">1. Po wybraniu opcji „Zarządzaj mapami” przechodzimy do panelu zarządzania mapami gdzie zostają wyświetlone mapy. Po najechaniu na daną mapę można w dowolnym miejscu usunąć już istniejący znacznik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47_dodawanie_znaczników</text:span></text:span></text:p>
      <text:p text:style-name="P14"/>
      <table:table table:name="Tabela52" table:style-name="Tabela52">
        <table:table-column table:style-name="Tabela52.A"/>
        <table:table-column table:style-name="Tabela52.B"/>
        <table:table-row>
          <table:table-cell table:style-name="Tabela52.A1" office:value-type="string">
            <text:p text:style-name="Table_20_Contents">Identyfikator</text:p>
          </table:table-cell>
          <table:table-cell table:style-name="Tabela52.B1" office:value-type="string">
            <text:p text:style-name="P15">UC_47_dodawanie_znaczników</text:p>
          </table:table-cell>
        </table:table-row>
        <table:table-row>
          <table:table-cell table:style-name="Tabela52.A2" office:value-type="string">
            <text:p text:style-name="Table_20_Contents">Nazwa</text:p>
          </table:table-cell>
          <table:table-cell table:style-name="Tabela52.B2" office:value-type="string">
            <text:p text:style-name="P15">Dodawanie znaczników</text:p>
          </table:table-cell>
        </table:table-row>
        <table:table-row>
          <table:table-cell table:style-name="Tabela52.A2" office:value-type="string">
            <text:p text:style-name="Table_20_Contents">Opis</text:p>
          </table:table-cell>
          <table:table-cell table:style-name="Tabela52.B2" office:value-type="string">
            <text:p text:style-name="P15">Dodają znacznik do map.</text:p>
          </table:table-cell>
        </table:table-row>
        <table:table-row>
          <table:table-cell table:style-name="Tabela52.A2" office:value-type="string">
            <text:p text:style-name="Table_20_Contents">Scenariusz</text:p>
          </table:table-cell>
          <table:table-cell table:style-name="Tabela52.B2" office:value-type="string">
            <text:p text:style-name="P29">1. Po wybraniu opcji „Zarządzaj mapami” przechodzimy do panelu zarządzania mapami gdzie zostają wyświetlone mapy. Po najechaniu na daną mapę można w dowolnym miejscu dodać znacznik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48_edycja_znaczników</text:span></text:span></text:p>
      <text:p text:style-name="Standard"/>
      <table:table table:name="Tabela53" table:style-name="Tabela53">
        <table:table-column table:style-name="Tabela53.A"/>
        <table:table-column table:style-name="Tabela53.B"/>
        <table:table-row>
          <table:table-cell table:style-name="Tabela53.A1" office:value-type="string">
            <text:p text:style-name="Table_20_Contents">Identyfikator</text:p>
          </table:table-cell>
          <table:table-cell table:style-name="Tabela53.B1" office:value-type="string">
            <text:p text:style-name="P15">UC_48_edycja_znaczników</text:p>
          </table:table-cell>
        </table:table-row>
        <table:table-row>
          <table:table-cell table:style-name="Tabela53.A2" office:value-type="string">
            <text:p text:style-name="Table_20_Contents">Nazwa</text:p>
          </table:table-cell>
          <table:table-cell table:style-name="Tabela53.B2" office:value-type="string">
            <text:p text:style-name="P15">Edycja znaczników</text:p>
          </table:table-cell>
        </table:table-row>
        <table:table-row>
          <table:table-cell table:style-name="Tabela53.A2" office:value-type="string">
            <text:p text:style-name="Table_20_Contents">Opis</text:p>
          </table:table-cell>
          <table:table-cell table:style-name="Tabela53.B2" office:value-type="string">
            <text:p text:style-name="P13">Edytują znaczniki na mapach, zmieniają nazwy, położenie.</text:p>
          </table:table-cell>
        </table:table-row>
        <table:table-row>
          <table:table-cell table:style-name="Tabela53.A2" office:value-type="string">
            <text:p text:style-name="Table_20_Contents">Scenariusz</text:p>
          </table:table-cell>
          <table:table-cell table:style-name="Tabela53.B2" office:value-type="string">
            <text:p text:style-name="P30"><text:span text:style-name="Domyślna_20_czcionka_20_akapitu"><text:span text:style-name="T3">1. Po wybraniu opcji „Zarządzaj mapami” przechodzimy do panelu zarządzania mapami gdzie zostają wyświetlone mapy. 2. Po najechaniu na daną mapę można w dowolnym miejscu tam gdzie znacznik już istnieje, usunąć go – </text:span></text:span><text:span text:style-name="Domyślna_20_czcionka_20_akapitu"><text:span text:style-name="T4">UC_46_usuwanie_znaczników, a później w innym miejscu dodać nowy znacznik – UC_47_dodawanie_znaczników.</text:span></text:span>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49_zarządzanie_mediami_społecznościowymi</text:span></text:span></text:p>
      <text:p text:style-name="Standard"/>
      <table:table table:name="Tabela54" table:style-name="Tabela54">
        <table:table-column table:style-name="Tabela54.A"/>
        <table:table-column table:style-name="Tabela54.B"/>
        <table:table-row>
          <table:table-cell table:style-name="Tabela54.A1" office:value-type="string">
            <text:p text:style-name="Table_20_Contents">Identyfikator</text:p>
          </table:table-cell>
          <table:table-cell table:style-name="Tabela54.B1" office:value-type="string">
            <text:p text:style-name="P15">UC_49_zarządzanie_mediami_społecznościowymi</text:p>
          </table:table-cell>
        </table:table-row>
        <table:table-row>
          <table:table-cell table:style-name="Tabela54.A2" office:value-type="string">
            <text:p text:style-name="Table_20_Contents">Nazwa</text:p>
          </table:table-cell>
          <table:table-cell table:style-name="Tabela54.B2" office:value-type="string">
            <text:p text:style-name="P15">Zarządzanie mediami społecznościowymi</text:p>
          </table:table-cell>
        </table:table-row>
        <table:table-row>
          <table:table-cell table:style-name="Tabela54.A2" office:value-type="string">
            <text:p text:style-name="Table_20_Contents">Opis</text:p>
          </table:table-cell>
          <table:table-cell table:style-name="Tabela54.B2" office:value-type="string">
            <text:p text:style-name="P15">Autor zarządza mediami społecznościowymi.</text:p>
          </table:table-cell>
        </table:table-row>
        <table:table-row>
          <table:table-cell table:style-name="Tabela54.A2" office:value-type="string">
            <text:p text:style-name="Table_20_Contents">Scenariusz</text:p>
          </table:table-cell>
          <table:table-cell table:style-name="Tabela54.B2" office:value-type="string">
            <text:p text:style-name="Table_20_Contents">1. Po wybraniu opcji „zarządzanie mediami społecznościowymi” przechodzimy do panelu zarządzania <text:soft-page-break/>mediami społecznościowymi gdzie zostają wyświetlone opcje wybor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50_obsługa_mediów_społecznościowych</text:span></text:span></text:p>
      <text:p text:style-name="Standard"/>
      <table:table table:name="Tabela55" table:style-name="Tabela55">
        <table:table-column table:style-name="Tabela55.A"/>
        <table:table-column table:style-name="Tabela55.B"/>
        <table:table-row>
          <table:table-cell table:style-name="Tabela55.A1" office:value-type="string">
            <text:p text:style-name="Table_20_Contents">Identyfikator</text:p>
          </table:table-cell>
          <table:table-cell table:style-name="Tabela55.B1" office:value-type="string">
            <text:p text:style-name="P15">UC_50_obsługa_mediów_społecznościowych</text:p>
          </table:table-cell>
        </table:table-row>
        <table:table-row>
          <table:table-cell table:style-name="Tabela55.A2" office:value-type="string">
            <text:p text:style-name="Table_20_Contents">Nazwa</text:p>
          </table:table-cell>
          <table:table-cell table:style-name="Tabela55.B2" office:value-type="string">
            <text:p text:style-name="P15">Obsługa mediów społecznościowych</text:p>
          </table:table-cell>
        </table:table-row>
        <table:table-row>
          <table:table-cell table:style-name="Tabela55.A2" office:value-type="string">
            <text:p text:style-name="Table_20_Contents">Opis</text:p>
          </table:table-cell>
          <table:table-cell table:style-name="Tabela55.B2" office:value-type="string">
            <text:p text:style-name="P13">Pozwala na dodanie informacji bezpośrednio na strony w serwisach społecznościowych.</text:p>
          </table:table-cell>
        </table:table-row>
        <table:table-row>
          <table:table-cell table:style-name="Tabela55.A2" office:value-type="string">
            <text:p text:style-name="Table_20_Contents">Scenariusz</text:p>
          </table:table-cell>
          <table:table-cell table:style-name="Tabela55.B2" office:value-type="string">
            <text:p text:style-name="Table_20_Contents"><text:span text:style-name="Domyślna_20_czcionka_20_akapitu"><text:span text:style-name="T1">1. Obsługa mediów społecznościowych polega na </text:span></text:span>napisaniu posta, który będzie przekierowany do social media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51_dodawanie_mediów_społecznościowych</text:span></text:span></text:p>
      <text:p text:style-name="Standard"/>
      <table:table table:name="Tabela56" table:style-name="Tabela56">
        <table:table-column table:style-name="Tabela56.A"/>
        <table:table-column table:style-name="Tabela56.B"/>
        <table:table-row>
          <table:table-cell table:style-name="Tabela56.A1" office:value-type="string">
            <text:p text:style-name="Table_20_Contents">Identyfikator</text:p>
          </table:table-cell>
          <table:table-cell table:style-name="Tabela56.B1" office:value-type="string">
            <text:p text:style-name="P15">UC_51_dodawanie_mediów_społecznościowych</text:p>
          </table:table-cell>
        </table:table-row>
        <table:table-row>
          <table:table-cell table:style-name="Tabela56.A2" office:value-type="string">
            <text:p text:style-name="Table_20_Contents">Nazwa</text:p>
          </table:table-cell>
          <table:table-cell table:style-name="Tabela56.B2" office:value-type="string">
            <text:p text:style-name="P15">Dodawanie mediów społecznościowych</text:p>
          </table:table-cell>
        </table:table-row>
        <table:table-row>
          <table:table-cell table:style-name="Tabela56.A2" office:value-type="string">
            <text:p text:style-name="Table_20_Contents">Opis</text:p>
          </table:table-cell>
          <table:table-cell table:style-name="Tabela56.B2" office:value-type="string">
            <text:p text:style-name="P13">Dodaje odnośniki do stron właściciela <text:s/>umieszczonych w serwisach społecznościowych.</text:p>
          </table:table-cell>
        </table:table-row>
        <table:table-row>
          <table:table-cell table:style-name="Tabela56.A2" office:value-type="string">
            <text:p text:style-name="Table_20_Contents">Scenariusz</text:p>
          </table:table-cell>
          <table:table-cell table:style-name="Tabela56.B2" office:value-type="string">
            <text:p text:style-name="Table_20_Contents">2. Po wybraniu opcji „zarządzanie mediami społecznościowymi” przechodzimy do panelu zarządzania mediami społecznościowymi gdzie możemy kliknąć w przycisk „Dodaj” i wpisać link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52_ograniczone_zarządzanie_galeriami</text:span></text:span></text:p>
      <text:p text:style-name="Standard"/>
      <table:table table:name="Tabela57" table:style-name="Tabela57">
        <table:table-column table:style-name="Tabela57.A"/>
        <table:table-column table:style-name="Tabela57.B"/>
        <table:table-row>
          <table:table-cell table:style-name="Tabela57.A1" office:value-type="string">
            <text:p text:style-name="Table_20_Contents">Identyfikator</text:p>
          </table:table-cell>
          <table:table-cell table:style-name="Tabela57.B1" office:value-type="string">
            <text:p text:style-name="P15">UC_52_ograniczone_zarządzanie_galeriami</text:p>
          </table:table-cell>
        </table:table-row>
        <table:table-row>
          <table:table-cell table:style-name="Tabela57.A2" office:value-type="string">
            <text:p text:style-name="Table_20_Contents">Nazwa</text:p>
          </table:table-cell>
          <table:table-cell table:style-name="Tabela57.B2" office:value-type="string">
            <text:p text:style-name="P15">Ograniczone zarządzanie galeriami</text:p>
          </table:table-cell>
        </table:table-row>
        <table:table-row>
          <table:table-cell table:style-name="Tabela57.A2" office:value-type="string">
            <text:p text:style-name="Table_20_Contents">Opis</text:p>
          </table:table-cell>
          <table:table-cell table:style-name="Tabela57.B2" office:value-type="string">
            <text:p text:style-name="P13">Autor posiada ograniczony dostęp do galerii, brak funkcji usuwania.</text:p>
          </table:table-cell>
        </table:table-row>
        <table:table-row>
          <table:table-cell table:style-name="Tabela57.A2" office:value-type="string">
            <text:p text:style-name="Table_20_Contents">Scenariusz</text:p>
          </table:table-cell>
          <table:table-cell table:style-name="Tabela57.B2" office:value-type="string">
            <text:p text:style-name="Table_20_Contents">1. Po wybraniu opcji „Zarządzaj galeriami” przechodzimy do panelu zarządzania galeriami gdzie zostają wyświetlone galerie, przy każdym z nich przyciski <text:s/>i „Edytuj”. Przycisk „Dodaj galerie” przed listą galerii. Brak przycisku „Usuń”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53_przeglądanie_treści_strony</text:span></text:span></text:p>
      <text:p text:style-name="Standard"/>
      <table:table table:name="Tabela58" table:style-name="Tabela58">
        <table:table-column table:style-name="Tabela58.A"/>
        <table:table-column table:style-name="Tabela58.B"/>
        <table:table-row>
          <table:table-cell table:style-name="Tabela58.A1" office:value-type="string">
            <text:p text:style-name="Table_20_Contents">Identyfikator</text:p>
          </table:table-cell>
          <table:table-cell table:style-name="Tabela58.B1" office:value-type="string">
            <text:p text:style-name="P15">UC_53_przeglądanie_treści_strony</text:p>
          </table:table-cell>
        </table:table-row>
        <table:table-row>
          <table:table-cell table:style-name="Tabela58.A2" office:value-type="string">
            <text:p text:style-name="Table_20_Contents">Nazwa</text:p>
          </table:table-cell>
          <table:table-cell table:style-name="Tabela58.B2" office:value-type="string">
            <text:p text:style-name="P15">Przeglądanie treści strony</text:p>
          </table:table-cell>
        </table:table-row>
        <table:table-row>
          <table:table-cell table:style-name="Tabela58.A2" office:value-type="string">
            <text:p text:style-name="Table_20_Contents">Opis</text:p>
          </table:table-cell>
          <table:table-cell table:style-name="Tabela58.B2" office:value-type="string">
            <text:p text:style-name="P13">Czytelnik ma możliwość przeglądania widocznych elementów strony.</text:p>
          </table:table-cell>
        </table:table-row>
        <table:table-row>
          <table:table-cell table:style-name="Tabela58.A2" office:value-type="string">
            <text:p text:style-name="Table_20_Contents">Scenariusz</text:p>
          </table:table-cell>
          <table:table-cell table:style-name="Tabela58.B2" office:value-type="string">
            <text:p text:style-name="Table_20_Contents">1. Przez system linków, odnośników, zakładek przemieszcza się po widocznej części strony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57_zarządzanie_kalendarzami</text:span></text:span></text:p>
      <text:p text:style-name="Standard"/>
      <table:table table:name="Tabela59" table:style-name="Tabela59">
        <table:table-column table:style-name="Tabela59.A"/>
        <table:table-column table:style-name="Tabela59.B"/>
        <text:soft-page-break/>
        <table:table-row>
          <table:table-cell table:style-name="Tabela59.A1" office:value-type="string">
            <text:p text:style-name="Table_20_Contents">Identyfikator</text:p>
          </table:table-cell>
          <table:table-cell table:style-name="Tabela59.B1" office:value-type="string">
            <text:p text:style-name="P15">UC_57_zarządzanie_kalendarzami</text:p>
          </table:table-cell>
        </table:table-row>
        <table:table-row>
          <table:table-cell table:style-name="Tabela59.A2" office:value-type="string">
            <text:p text:style-name="Table_20_Contents">Nazwa</text:p>
          </table:table-cell>
          <table:table-cell table:style-name="Tabela59.B2" office:value-type="string">
            <text:p text:style-name="P15">Zarządzanie kalendarzami</text:p>
          </table:table-cell>
        </table:table-row>
        <table:table-row>
          <table:table-cell table:style-name="Tabela59.A2" office:value-type="string">
            <text:p text:style-name="Table_20_Contents">Opis</text:p>
          </table:table-cell>
          <table:table-cell table:style-name="Tabela59.B2" office:value-type="string">
            <text:p text:style-name="P13">Moderator zarządza <text:s/>kalendarzami dostępnymi w systemie.</text:p>
          </table:table-cell>
        </table:table-row>
        <table:table-row>
          <table:table-cell table:style-name="Tabela59.A2" office:value-type="string">
            <text:p text:style-name="Table_20_Contents">Scenariusz</text:p>
          </table:table-cell>
          <table:table-cell table:style-name="Tabela59.B2" office:value-type="string">
            <text:p text:style-name="Table_20_Contents">1. Po wybraniu opcji „Zarządzaj kalendarzami” przechodzimy do panelu zarządzania kalendarzami gdzie zostają wyświetlone kalendarze, przy każdym z nich przyciski „Usuń”. Przycisk „Dodaj kalendarz” przed listą kalendarzami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58_dodawanie_kalendarzy</text:span></text:span></text:p>
      <text:p text:style-name="Standard"/>
      <table:table table:name="Tabela60" table:style-name="Tabela60">
        <table:table-column table:style-name="Tabela60.A"/>
        <table:table-column table:style-name="Tabela60.B"/>
        <table:table-row>
          <table:table-cell table:style-name="Tabela60.A1" office:value-type="string">
            <text:p text:style-name="Table_20_Contents">Identyfikator</text:p>
          </table:table-cell>
          <table:table-cell table:style-name="Tabela60.B1" office:value-type="string">
            <text:p text:style-name="P15">UC_58_dodawanie_kalendarzy</text:p>
          </table:table-cell>
        </table:table-row>
        <table:table-row>
          <table:table-cell table:style-name="Tabela60.A2" office:value-type="string">
            <text:p text:style-name="Table_20_Contents">Nazwa</text:p>
          </table:table-cell>
          <table:table-cell table:style-name="Tabela60.B2" office:value-type="string">
            <text:p text:style-name="P15">Dodawanie kalendarzy</text:p>
          </table:table-cell>
        </table:table-row>
        <table:table-row>
          <table:table-cell table:style-name="Tabela60.A2" office:value-type="string">
            <text:p text:style-name="Table_20_Contents">Opis</text:p>
          </table:table-cell>
          <table:table-cell table:style-name="Tabela60.B2" office:value-type="string">
            <text:p text:style-name="P13">Tworzy kalendarz i dodaje go do systemu.</text:p>
          </table:table-cell>
        </table:table-row>
        <table:table-row>
          <table:table-cell table:style-name="Tabela60.A2" office:value-type="string">
            <text:p text:style-name="Table_20_Contents">Scenariusz</text:p>
          </table:table-cell>
          <table:table-cell table:style-name="Tabela60.B2" office:value-type="string">
            <text:p text:style-name="Table_20_Contents">1. Wybrano „Dodaj <text:s/>kalendarz” z UC_57.</text:p>
            <text:p text:style-name="Table_20_Contents">2. Wyświetlenie formularza z fieldem na nazwę kalendarza, <text:s/>oraz przyciski „Anuluj” i „Dodaj”.</text:p>
            <text:p text:style-name="Table_20_Contents">3a. Wybrano „Dodaj”, utworzenie nowego kalendarza o podanej nazwie oraz powrót do panelu zarządzania kalendarzami.</text:p>
            <text:p text:style-name="Table_20_Contents">3b. Wybrano „Anuluj” powrót do panelu zarządzania kalendarzami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2">UC_59_usuwanie_kalendarzy</text:span></text:span></text:p>
      <text:p text:style-name="Standard"/>
      <table:table table:name="Tabela61" table:style-name="Tabela61">
        <table:table-column table:style-name="Tabela61.A"/>
        <table:table-column table:style-name="Tabela61.B"/>
        <table:table-row table:style-name="Tabela61.1">
          <table:table-cell table:style-name="Tabela61.A1" office:value-type="string">
            <text:p text:style-name="Table_20_Contents">Identyfikator</text:p>
          </table:table-cell>
          <table:table-cell table:style-name="Tabela61.B1" office:value-type="string">
            <text:p text:style-name="P15">UC_59_usuwanie_kalendarzy</text:p>
          </table:table-cell>
        </table:table-row>
        <table:table-row>
          <table:table-cell table:style-name="Tabela61.A2" office:value-type="string">
            <text:p text:style-name="Table_20_Contents">Nazwa</text:p>
          </table:table-cell>
          <table:table-cell table:style-name="Tabela61.B2" office:value-type="string">
            <text:p text:style-name="P15">Modyfikacja kalendarzy</text:p>
          </table:table-cell>
        </table:table-row>
        <table:table-row>
          <table:table-cell table:style-name="Tabela61.A2" office:value-type="string">
            <text:p text:style-name="Table_20_Contents">Opis</text:p>
          </table:table-cell>
          <table:table-cell table:style-name="Tabela61.B2" office:value-type="string">
            <text:p text:style-name="P15">Modyfikuje znaczniki w kalendarzach.</text:p>
          </table:table-cell>
        </table:table-row>
        <table:table-row>
          <table:table-cell table:style-name="Tabela61.A2" office:value-type="string">
            <text:p text:style-name="Table_20_Contents">Scenariusz</text:p>
          </table:table-cell>
          <table:table-cell table:style-name="Tabela61.B2" office:value-type="string">
            <text:p text:style-name="Table_20_Contents">1. Wybrano „Usuń” z UC_57.</text:p>
            <text:p text:style-name="Table_20_Contents">2. Wyświetlenie komunikatu potwierdzającego usunięcie z dwoma przyciskami „Tak” i „Nie”</text:p>
            <text:p text:style-name="Table_20_Contents">3a. Wybrano „Tak” następuje usunięcie kalendarza i zamknięcie komunikatu.</text:p>
            <text:p text:style-name="Table_20_Contents">3b. Wybrano „Nie” następuje zamknięcie komunikatu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60_dodawanie_znaczników_do_kalendarza</text:span></text:span></text:p>
      <text:p text:style-name="P12"/>
      <table:table table:name="Tabela62" table:style-name="Tabela62">
        <table:table-column table:style-name="Tabela62.A"/>
        <table:table-column table:style-name="Tabela62.B"/>
        <table:table-row>
          <table:table-cell table:style-name="Tabela62.A1" office:value-type="string">
            <text:p text:style-name="Table_20_Contents">Identyfikator</text:p>
          </table:table-cell>
          <table:table-cell table:style-name="Tabela62.B1" office:value-type="string">
            <text:p text:style-name="P13">UC_60_dodawanie_znaczników_do_kalendarza</text:p>
          </table:table-cell>
        </table:table-row>
        <table:table-row>
          <table:table-cell table:style-name="Tabela62.A2" office:value-type="string">
            <text:p text:style-name="Table_20_Contents">Nazwa</text:p>
          </table:table-cell>
          <table:table-cell table:style-name="Tabela62.B2" office:value-type="string">
            <text:p text:style-name="P15">Dodawanie znaczników do kalendarza</text:p>
          </table:table-cell>
        </table:table-row>
        <table:table-row>
          <table:table-cell table:style-name="Tabela62.A2" office:value-type="string">
            <text:p text:style-name="Table_20_Contents">Opis</text:p>
          </table:table-cell>
          <table:table-cell table:style-name="Tabela62.B2" office:value-type="string">
            <text:p text:style-name="P13">Dodaje znaczniki do wskazanego kalendarza.</text:p>
          </table:table-cell>
        </table:table-row>
        <table:table-row>
          <table:table-cell table:style-name="Tabela62.A2" office:value-type="string">
            <text:p text:style-name="Table_20_Contents">Scenariusz</text:p>
          </table:table-cell>
          <table:table-cell table:style-name="Tabela62.B2" office:value-type="string">
            <text:p text:style-name="Table_20_Contents">1. Naciśnięcie na kalendarz, dokładniej dany dzień, skutkuje wyświetleniem formularza z fieldem na nazwę znacznika, godzinę rozpoczęcia i zakończenia.</text:p>
          </table:table-cell>
        </table:table-row>
      </table:table>
      <text:p text:style-name="Standard"/>
      <text:p text:style-name="Standard">Przypadek użycia <text:span text:style-name="Domyślna_20_czcionka_20_akapitu"><text:span text:style-name="T1">UC_61_usuwanie_znaczników_z_kalendarzy</text:span></text:span></text:p>
      <text:p text:style-name="Standard"/>
      <table:table table:name="Tabela63" table:style-name="Tabela63">
        <table:table-column table:style-name="Tabela63.A"/>
        <table:table-column table:style-name="Tabela63.B"/>
        <text:soft-page-break/>
        <table:table-row>
          <table:table-cell table:style-name="Tabela63.A1" office:value-type="string">
            <text:p text:style-name="Table_20_Contents">Identyfikator</text:p>
          </table:table-cell>
          <table:table-cell table:style-name="Tabela63.B1" office:value-type="string">
            <text:p text:style-name="P13">UC_61_usuwanie_znaczników_z_kalendarzy</text:p>
          </table:table-cell>
        </table:table-row>
        <table:table-row>
          <table:table-cell table:style-name="Tabela63.A2" office:value-type="string">
            <text:p text:style-name="Table_20_Contents">Nazwa</text:p>
          </table:table-cell>
          <table:table-cell table:style-name="Tabela63.B2" office:value-type="string">
            <text:p text:style-name="P15">Usuwanie znaczników z kalendarzy</text:p>
          </table:table-cell>
        </table:table-row>
        <table:table-row>
          <table:table-cell table:style-name="Tabela63.A2" office:value-type="string">
            <text:p text:style-name="Table_20_Contents">Opis</text:p>
          </table:table-cell>
          <table:table-cell table:style-name="Tabela63.B2" office:value-type="string">
            <text:p text:style-name="P13">Usuwa wskazany znacznik z kalendarza.</text:p>
          </table:table-cell>
        </table:table-row>
        <table:table-row>
          <table:table-cell table:style-name="Tabela63.A2" office:value-type="string">
            <text:p text:style-name="Table_20_Contents">Scenariusz</text:p>
          </table:table-cell>
          <table:table-cell table:style-name="Tabela63.B2" office:value-type="string">
            <text:p text:style-name="Table_20_Contents">1. Naciśnięcie na kalendarz, dokładniej na znacznik w danym dniu, skutkuje wyświetleniem komunikatu o usunięciu.</text:p>
            <text:p text:style-name="Table_20_Contents">2a. Wybrano „Tak” następuje usunięcie znacznika i zamknięcie komunikatu.</text:p>
            <text:p text:style-name="Table_20_Contents">2b. Wybrano „Nie” następuje zamknięcie komunikatu.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5"/>
      <text:p text:style-name="P25"/>
      <text:p text:style-name="P25"/>
      <text:p text:style-name="P27">Container</text:p>
      <table:table table:name="Tabela64" table:style-name="Tabela64">
        <table:table-column table:style-name="Tabela64.A"/>
        <table:table-column table:style-name="Tabela64.B"/>
        <table:table-row>
          <table:table-cell table:style-name="Tabela64.A1" office:value-type="string">
            <text:p text:style-name="P32">Identyfikator:</text:p>
          </table:table-cell>
          <table:table-cell table:style-name="Tabela64.B1" office:value-type="string">
            <text:p text:style-name="P25">Container</text:p>
          </table:table-cell>
        </table:table-row>
        <table:table-row>
          <table:table-cell table:style-name="Tabela64.A2" office:value-type="string">
            <text:p text:style-name="P32">Nazwa:</text:p>
          </table:table-cell>
          <table:table-cell table:style-name="Tabela64.B2" office:value-type="string">
            <text:p text:style-name="P25">Container</text:p>
          </table:table-cell>
        </table:table-row>
        <table:table-row>
          <table:table-cell table:style-name="Tabela64.A2" office:value-type="string">
            <text:p text:style-name="P32">Opis:</text:p>
          </table:table-cell>
          <table:table-cell table:style-name="Tabela64.B2" office:value-type="string">
            <text:p text:style-name="P32"/>
          </table:table-cell>
        </table:table-row>
        <table:table-row>
          <table:table-cell table:style-name="Tabela64.A2" office:value-type="string">
            <text:p text:style-name="P32">Pola:</text:p>
          </table:table-cell>
          <table:table-cell table:style-name="Tabela64.B2" office:value-type="string">
            <text:p text:style-name="P32">#list: List&lt;T&gt;</text:p>
          </table:table-cell>
        </table:table-row>
        <table:table-row>
          <table:table-cell table:style-name="Tabela64.A2" office:value-type="string">
            <text:p text:style-name="P32">Metody:</text:p>
          </table:table-cell>
          <table:table-cell table:style-name="Tabela64.B2" office:value-type="string">
            <text:p text:style-name="P32"/>
          </table:table-cell>
        </table:table-row>
      </table:table>
      <text:p text:style-name="P25"/>
      <text:p text:style-name="P27">Controller</text:p>
      <table:table table:name="Tabela65" table:style-name="Tabela65">
        <table:table-column table:style-name="Tabela65.A"/>
        <table:table-column table:style-name="Tabela65.B"/>
        <table:table-row>
          <table:table-cell table:style-name="Tabela65.A1" office:value-type="string">
            <text:p text:style-name="P32">Identyfikator:</text:p>
          </table:table-cell>
          <table:table-cell table:style-name="Tabela65.B1" office:value-type="string">
            <text:p text:style-name="P25">Controller</text:p>
          </table:table-cell>
        </table:table-row>
        <table:table-row>
          <table:table-cell table:style-name="Tabela65.A2" office:value-type="string">
            <text:p text:style-name="P32">Nazwa:</text:p>
          </table:table-cell>
          <table:table-cell table:style-name="Tabela65.B2" office:value-type="string">
            <text:p text:style-name="P25">Controller</text:p>
          </table:table-cell>
        </table:table-row>
        <table:table-row>
          <table:table-cell table:style-name="Tabela65.A2" office:value-type="string">
            <text:p text:style-name="P32">Opis:</text:p>
          </table:table-cell>
          <table:table-cell table:style-name="Tabela65.B2" office:value-type="string">
            <text:p text:style-name="P32"/>
          </table:table-cell>
        </table:table-row>
        <table:table-row>
          <table:table-cell table:style-name="Tabela65.A2" office:value-type="string">
            <text:p text:style-name="P32">Pola:</text:p>
          </table:table-cell>
          <table:table-cell table:style-name="Tabela65.B2" office:value-type="string">
            <text:p text:style-name="P32"/>
          </table:table-cell>
        </table:table-row>
        <table:table-row>
          <table:table-cell table:style-name="Tabela65.A2" office:value-type="string">
            <text:p text:style-name="P32">Metody:</text:p>
          </table:table-cell>
          <table:table-cell table:style-name="Tabela65.B2" office:value-type="string">
            <text:p text:style-name="P32">+get(): List&lt;T&gt;</text:p>
            <text:p text:style-name="P32"/>
            <text:p text:style-name="P32"/>
            <text:p text:style-name="P32">+set(list:List&lt;T&gt;): void</text:p>
            <text:p text:style-name="P32"/>
            <text:p text:style-name="P32"/>
            <text:p text:style-name="P32">+add(element:T): void</text:p>
            <text:p text:style-name="P33">Dodanie elementu.</text:p>
            <text:p text:style-name="P32"/>
            <text:p text:style-name="P32">+delete(index:int): void</text:p>
            <text:p text:style-name="P33">Usuwanie elementu.</text:p>
          </table:table-cell>
        </table:table-row>
      </table:table>
      <text:p text:style-name="P26"/>
      <text:p text:style-name="P26">User</text:p>
      <table:table table:name="Tabela66" table:style-name="Tabela66">
        <table:table-column table:style-name="Tabela66.A"/>
        <table:table-column table:style-name="Tabela66.B"/>
        <text:soft-page-break/>
        <table:table-row>
          <table:table-cell table:style-name="Tabela66.A1" office:value-type="string">
            <text:p text:style-name="P32">Identyfikator:</text:p>
          </table:table-cell>
          <table:table-cell table:style-name="Tabela66.B1" office:value-type="string">
            <text:p text:style-name="P25">User</text:p>
          </table:table-cell>
        </table:table-row>
        <table:table-row>
          <table:table-cell table:style-name="Tabela66.A2" office:value-type="string">
            <text:p text:style-name="P32">Nazwa:</text:p>
          </table:table-cell>
          <table:table-cell table:style-name="Tabela66.B2" office:value-type="string">
            <text:p text:style-name="P25">User</text:p>
          </table:table-cell>
        </table:table-row>
        <table:table-row table:style-name="Tabela66.3">
          <table:table-cell table:style-name="Tabela66.A2" office:value-type="string">
            <text:p text:style-name="P32">Opis:</text:p>
          </table:table-cell>
          <table:table-cell table:style-name="Tabela66.B2" office:value-type="string">
            <text:p text:style-name="P34">Klasa abstrakcyjna definiuje podstawowe metody i pola funkcjonalności systemu dotyczące Usera.</text:p>
          </table:table-cell>
        </table:table-row>
        <table:table-row>
          <table:table-cell table:style-name="Tabela66.A2" office:value-type="string">
            <text:p text:style-name="P32">Pola:</text:p>
          </table:table-cell>
          <table:table-cell table:style-name="Tabela66.B2" office:value-type="string">
            <text:p text:style-name="P32">-login: string</text:p>
            <text:p text:style-name="P32">-<text:span text:style-name="T6">password</text:span>: string</text:p>
            <text:p text:style-name="P32">-<text:span text:style-name="T6">email</text:span>: string</text:p>
            <text:p text:style-name="P32">-<text:span text:style-name="T7">displayName</text:span>: string</text:p>
            <text:p text:style-name="P32">-registeryDate: Date</text:p>
            <text:p text:style-name="P32">-lastlogDate: Date</text:p>
          </table:table-cell>
        </table:table-row>
        <table:table-row>
          <table:table-cell table:style-name="Tabela66.A2" office:value-type="string">
            <text:p text:style-name="P32">Metody:</text:p>
          </table:table-cell>
          <table:table-cell table:style-name="Tabela66.B2" office:value-type="string">
            <text:p text:style-name="P32"/>
          </table:table-cell>
        </table:table-row>
      </table:table>
      <text:p text:style-name="P26"/>
      <text:p text:style-name="P28">Element</text:p>
      <table:table table:name="Tabela67" table:style-name="Tabela67">
        <table:table-column table:style-name="Tabela67.A"/>
        <table:table-column table:style-name="Tabela67.B"/>
        <table:table-row>
          <table:table-cell table:style-name="Tabela67.A1" office:value-type="string">
            <text:p text:style-name="P32">Identyfikator:</text:p>
          </table:table-cell>
          <table:table-cell table:style-name="Tabela67.B1" office:value-type="string">
            <text:p text:style-name="P25">Element</text:p>
          </table:table-cell>
        </table:table-row>
        <table:table-row>
          <table:table-cell table:style-name="Tabela67.A2" office:value-type="string">
            <text:p text:style-name="P32">Nazwa:</text:p>
          </table:table-cell>
          <table:table-cell table:style-name="Tabela67.B2" office:value-type="string">
            <text:p text:style-name="P25">Element</text:p>
          </table:table-cell>
        </table:table-row>
        <table:table-row>
          <table:table-cell table:style-name="Tabela67.A2" office:value-type="string">
            <text:p text:style-name="P32">Opis:</text:p>
          </table:table-cell>
          <table:table-cell table:style-name="Tabela67.B2" office:value-type="string">
            <text:p text:style-name="P32"/>
          </table:table-cell>
        </table:table-row>
        <table:table-row>
          <table:table-cell table:style-name="Tabela67.A2" office:value-type="string">
            <text:p text:style-name="P32">Pola:</text:p>
          </table:table-cell>
          <table:table-cell table:style-name="Tabela67.B2" office:value-type="string">
            <text:p text:style-name="P32"/>
          </table:table-cell>
        </table:table-row>
        <table:table-row>
          <table:table-cell table:style-name="Tabela67.A2" office:value-type="string">
            <text:p text:style-name="P32">Metody:</text:p>
          </table:table-cell>
          <table:table-cell table:style-name="Tabela67.B2" office:value-type="string">
            <text:p text:style-name="P32">edit(editElement:Element: void)</text:p>
            <text:p text:style-name="P32"/>
            <text:p text:style-name="P32"/>
            <text:p text:style-name="P32">+display(): string</text:p>
            <text:p text:style-name="P33">Metoda zwracająca string który będzie wyświetlany.</text:p>
          </table:table-cell>
        </table:table-row>
      </table:table>
      <text:p text:style-name="P26"/>
      <text:p text:style-name="P28">Template</text:p>
      <table:table table:name="Tabela68" table:style-name="Tabela68">
        <table:table-column table:style-name="Tabela68.A"/>
        <table:table-column table:style-name="Tabela68.B"/>
        <table:table-row>
          <table:table-cell table:style-name="Tabela68.A1" office:value-type="string">
            <text:p text:style-name="P32">Identyfikator:</text:p>
          </table:table-cell>
          <table:table-cell table:style-name="Tabela68.B1" office:value-type="string">
            <text:p text:style-name="P25">Template</text:p>
          </table:table-cell>
        </table:table-row>
        <table:table-row>
          <table:table-cell table:style-name="Tabela68.A2" office:value-type="string">
            <text:p text:style-name="P32">Nazwa:</text:p>
          </table:table-cell>
          <table:table-cell table:style-name="Tabela68.B2" office:value-type="string">
            <text:p text:style-name="P25">Template</text:p>
          </table:table-cell>
        </table:table-row>
        <table:table-row>
          <table:table-cell table:style-name="Tabela68.A2" office:value-type="string">
            <text:p text:style-name="P32">Opis:</text:p>
          </table:table-cell>
          <table:table-cell table:style-name="Tabela68.B2" office:value-type="string">
            <text:p text:style-name="P32"/>
          </table:table-cell>
        </table:table-row>
        <table:table-row>
          <table:table-cell table:style-name="Tabela68.A2" office:value-type="string">
            <text:p text:style-name="P32">Pola:</text:p>
          </table:table-cell>
          <table:table-cell table:style-name="Tabela68.B2" office:value-type="string">
            <text:p text:style-name="P32">-list :List&lt;PredefiniedArea&gt;</text:p>
            <text:p text:style-name="P32">-name: string</text:p>
            <text:p text:style-name="P32">-addDate : Date</text:p>
          </table:table-cell>
        </table:table-row>
        <table:table-row>
          <table:table-cell table:style-name="Tabela68.A2" office:value-type="string">
            <text:p text:style-name="P32">Metody:</text:p>
          </table:table-cell>
          <table:table-cell table:style-name="Tabela68.B2" office:value-type="string">
            <text:p text:style-name="P32">+Template(list :List&lt;PredefiniedArea&gt;,name: string,addDate : Date): Template</text:p>
            <text:p text:style-name="P33">Konstruktor sparametryzowany, który przyjmuje za argumenty listę <text:s/>nazwę i datę dodania.</text:p>
            <text:p text:style-name="P32"/>
            <text:p text:style-name="P32">+display(): string</text:p>
            <text:p text:style-name="P33">Metoda zwracająca string który będzie wyświetlany.</text:p>
          </table:table-cell>
        </table:table-row>
      </table:table>
      <text:p text:style-name="P26"/>
      <text:p text:style-name="P28">PredefiniedArea</text:p>
      <table:table table:name="Tabela75" table:style-name="Tabela75">
        <table:table-column table:style-name="Tabela75.A"/>
        <table:table-column table:style-name="Tabela75.B"/>
        <table:table-row>
          <table:table-cell table:style-name="Tabela75.A1" office:value-type="string">
            <text:p text:style-name="P32">Identyfikator:</text:p>
          </table:table-cell>
          <table:table-cell table:style-name="Tabela75.B1" office:value-type="string">
            <text:p text:style-name="P25">PredefiniedArea</text:p>
          </table:table-cell>
        </table:table-row>
        <table:table-row>
          <table:table-cell table:style-name="Tabela75.A2" office:value-type="string">
            <text:p text:style-name="P32">Nazwa:</text:p>
          </table:table-cell>
          <table:table-cell table:style-name="Tabela75.B2" office:value-type="string">
            <text:p text:style-name="P25">PredefiniedArea</text:p>
          </table:table-cell>
        </table:table-row>
        <table:table-row>
          <table:table-cell table:style-name="Tabela75.A2" office:value-type="string">
            <text:p text:style-name="P32">Opis:</text:p>
          </table:table-cell>
          <table:table-cell table:style-name="Tabela75.B2" office:value-type="string">
            <text:p text:style-name="P36">Klasa definiuje podstawowe metody i zmienne dotyczące tworzenia nowych elementów szablonu.</text:p>
          </table:table-cell>
        </table:table-row>
        <table:table-row>
          <table:table-cell table:style-name="Tabela75.A2" office:value-type="string">
            <text:p text:style-name="P32">Pola:</text:p>
          </table:table-cell>
          <table:table-cell table:style-name="Tabela75.B2" office:value-type="string">
            <text:p text:style-name="P32">-areaName: string</text:p>
            <text:p text:style-name="P32">-areaInput: string</text:p>
          </table:table-cell>
        </table:table-row>
        <text:soft-page-break/>
        <table:table-row>
          <table:table-cell table:style-name="Tabela75.A2" office:value-type="string">
            <text:p text:style-name="P32">Metody:</text:p>
          </table:table-cell>
          <table:table-cell table:style-name="Tabela75.B2" office:value-type="string">
            <text:p text:style-name="P32">+PredefiniedArea(areaName: string,areaInput: string): PredefiniedArea</text:p>
            <text:p text:style-name="P33">Konstruktor sparametryzowany, który przyjmuje za argumenty </text:p>
          </table:table-cell>
        </table:table-row>
      </table:table>
      <text:p text:style-name="P26"/>
      <text:p text:style-name="P28">Gallery</text:p>
      <table:table table:name="Tabela69" table:style-name="Tabela69">
        <table:table-column table:style-name="Tabela69.A"/>
        <table:table-column table:style-name="Tabela69.B"/>
        <table:table-row>
          <table:table-cell table:style-name="Tabela69.A1" office:value-type="string">
            <text:p text:style-name="P32">Identyfikator:</text:p>
          </table:table-cell>
          <table:table-cell table:style-name="Tabela69.B1" office:value-type="string">
            <text:p text:style-name="P25">Gallery</text:p>
          </table:table-cell>
        </table:table-row>
        <table:table-row>
          <table:table-cell table:style-name="Tabela69.A2" office:value-type="string">
            <text:p text:style-name="P32">Nazwa:</text:p>
          </table:table-cell>
          <table:table-cell table:style-name="Tabela69.B2" office:value-type="string">
            <text:p text:style-name="P25">Gallery</text:p>
          </table:table-cell>
        </table:table-row>
        <table:table-row>
          <table:table-cell table:style-name="Tabela69.A2" office:value-type="string">
            <text:p text:style-name="P32">Opis:</text:p>
          </table:table-cell>
          <table:table-cell table:style-name="Tabela69.B2" office:value-type="string">
            <text:p text:style-name="P34">Klasa definiuje podstawowe metody i zmienne dotyczące galerii. Data dodania zrobienia zdjęcia, tytuł zdjęcia, oraz lista zdjęć.</text:p>
          </table:table-cell>
        </table:table-row>
        <table:table-row>
          <table:table-cell table:style-name="Tabela69.A2" office:value-type="string">
            <text:p text:style-name="P32">Pola:</text:p>
          </table:table-cell>
          <table:table-cell table:style-name="Tabela69.B2" office:value-type="string">
            <text:p text:style-name="P32">- list: List&lt;Photo&gt;</text:p>
            <text:p text:style-name="P32">-title: string</text:p>
            <text:p text:style-name="P32">-createDate: Date</text:p>
          </table:table-cell>
        </table:table-row>
        <table:table-row>
          <table:table-cell table:style-name="Tabela69.A2" office:value-type="string">
            <text:p text:style-name="P32">Metody:</text:p>
          </table:table-cell>
          <table:table-cell table:style-name="Tabela69.B2" office:value-type="string">
            <text:p text:style-name="P32">+Gallery(list:List&lt;Photo&gt;,title:string,createDate:Date): Gallery</text:p>
            <text:p text:style-name="P33">Konstruktor sparametryzowany, który przyjmuje za argumenty listę Photo tytuł i datę.</text:p>
            <text:p text:style-name="P32">+display(): string</text:p>
            <text:p text:style-name="P33">Metoda zwracająca string który będzie wyświetlany.</text:p>
          </table:table-cell>
        </table:table-row>
      </table:table>
      <text:p text:style-name="P26"/>
      <text:p text:style-name="P28">Photo</text:p>
      <table:table table:name="Tabela76" table:style-name="Tabela76">
        <table:table-column table:style-name="Tabela76.A"/>
        <table:table-column table:style-name="Tabela76.B"/>
        <table:table-row>
          <table:table-cell table:style-name="Tabela76.A1" office:value-type="string">
            <text:p text:style-name="P32">Identyfikator:</text:p>
          </table:table-cell>
          <table:table-cell table:style-name="Tabela76.B1" office:value-type="string">
            <text:p text:style-name="P25">Photo</text:p>
          </table:table-cell>
        </table:table-row>
        <table:table-row>
          <table:table-cell table:style-name="Tabela76.A2" office:value-type="string">
            <text:p text:style-name="P32">Nazwa:</text:p>
          </table:table-cell>
          <table:table-cell table:style-name="Tabela76.B2" office:value-type="string">
            <text:p text:style-name="P25">Photo</text:p>
          </table:table-cell>
        </table:table-row>
        <table:table-row>
          <table:table-cell table:style-name="Tabela76.A2" office:value-type="string">
            <text:p text:style-name="P32">Opis:</text:p>
          </table:table-cell>
          <table:table-cell table:style-name="Tabela76.B2" office:value-type="string">
            <text:p text:style-name="P34">Klasa definiuje podstawowe metody i zmienne dotyczące zdjęć.</text:p>
          </table:table-cell>
        </table:table-row>
        <table:table-row>
          <table:table-cell table:style-name="Tabela76.A2" office:value-type="string">
            <text:p text:style-name="P32">Pola:</text:p>
          </table:table-cell>
          <table:table-cell table:style-name="Tabela76.B2" office:value-type="string">
            <text:p text:style-name="P32">-storageDate: Date</text:p>
            <text:p text:style-name="P32">-path: string</text:p>
          </table:table-cell>
        </table:table-row>
        <table:table-row>
          <table:table-cell table:style-name="Tabela76.A2" office:value-type="string">
            <text:p text:style-name="P32">Metody:</text:p>
          </table:table-cell>
          <table:table-cell table:style-name="Tabela76.B2" office:value-type="string">
            <text:p text:style-name="P32">+Photo(storageDate:Date,path: string): Photo</text:p>
            <text:p text:style-name="P33">Konstruktor sparametryzowany, który przyjmuje za argumenty datę, oraz ...</text:p>
          </table:table-cell>
        </table:table-row>
      </table:table>
      <text:p text:style-name="P26"/>
      <text:p text:style-name="P28">Form</text:p>
      <table:table table:name="Tabela70" table:style-name="Tabela70">
        <table:table-column table:style-name="Tabela70.A"/>
        <table:table-column table:style-name="Tabela70.B"/>
        <table:table-row>
          <table:table-cell table:style-name="Tabela70.A1" office:value-type="string">
            <text:p text:style-name="P32">Identyfikator:</text:p>
          </table:table-cell>
          <table:table-cell table:style-name="Tabela70.B1" office:value-type="string">
            <text:p text:style-name="P25">Form</text:p>
          </table:table-cell>
        </table:table-row>
        <table:table-row>
          <table:table-cell table:style-name="Tabela70.A2" office:value-type="string">
            <text:p text:style-name="P32">Nazwa:</text:p>
          </table:table-cell>
          <table:table-cell table:style-name="Tabela70.B2" office:value-type="string">
            <text:p text:style-name="P25">Form</text:p>
          </table:table-cell>
        </table:table-row>
        <table:table-row>
          <table:table-cell table:style-name="Tabela70.A2" office:value-type="string">
            <text:p text:style-name="P32">Opis:</text:p>
          </table:table-cell>
          <table:table-cell table:style-name="Tabela70.B2" office:value-type="string">
            <text:p text:style-name="P32"/>
          </table:table-cell>
        </table:table-row>
        <table:table-row>
          <table:table-cell table:style-name="Tabela70.A2" office:value-type="string">
            <text:p text:style-name="P32">Pola:</text:p>
          </table:table-cell>
          <table:table-cell table:style-name="Tabela70.B2" office:value-type="string">
            <text:p text:style-name="P32">-title: string</text:p>
            <text:p text:style-name="P32">-list: List&lt;Field&gt;</text:p>
            <text:p text:style-name="P32">-type: string</text:p>
          </table:table-cell>
        </table:table-row>
        <table:table-row>
          <table:table-cell table:style-name="Tabela70.A2" office:value-type="string">
            <text:p text:style-name="P32">Metody:</text:p>
          </table:table-cell>
          <table:table-cell table:style-name="Tabela70.B2" office:value-type="string">
            <text:p text:style-name="P32">+Form(title: string,list: List&lt;Field&gt;,type: string): Form</text:p>
            <text:p text:style-name="P33">Konstruktor sparametryzowany, który przyjmuje za argumenty tytuł, listę Fiedów oraz typ.</text:p>
            <text:p text:style-name="P32"/>
            <text:p text:style-name="P32">+display(): string</text:p>
            <text:p text:style-name="P33">Metoda zwracająca string który będzie wyświetlany.</text:p>
          </table:table-cell>
        </table:table-row>
      </table:table>
      <text:p text:style-name="P26"/>
      <text:p text:style-name="P28">Field</text:p>
      <table:table table:name="Tabela77" table:style-name="Tabela77">
        <table:table-column table:style-name="Tabela77.A"/>
        <table:table-column table:style-name="Tabela77.B"/>
        <table:table-row>
          <table:table-cell table:style-name="Tabela77.A1" office:value-type="string">
            <text:p text:style-name="P32">Identyfikator:</text:p>
          </table:table-cell>
          <table:table-cell table:style-name="Tabela77.B1" office:value-type="string">
            <text:p text:style-name="P25">Field</text:p>
          </table:table-cell>
        </table:table-row>
        <table:table-row>
          <table:table-cell table:style-name="Tabela77.A2" office:value-type="string">
            <text:p text:style-name="P32">Nazwa:</text:p>
          </table:table-cell>
          <table:table-cell table:style-name="Tabela77.B2" office:value-type="string">
            <text:p text:style-name="P25">Field</text:p>
          </table:table-cell>
        </table:table-row>
        <table:table-row>
          <table:table-cell table:style-name="Tabela77.A2" office:value-type="string">
            <text:p text:style-name="P32">Opis:</text:p>
          </table:table-cell>
          <table:table-cell table:style-name="Tabela77.B2" office:value-type="string">
            <text:p text:style-name="P32"/>
          </table:table-cell>
        </table:table-row>
        <text:soft-page-break/>
        <table:table-row>
          <table:table-cell table:style-name="Tabela77.A2" office:value-type="string">
            <text:p text:style-name="P32">Pola:</text:p>
          </table:table-cell>
          <table:table-cell table:style-name="Tabela77.B2" office:value-type="string">
            <text:p text:style-name="P32">-fieldName: string</text:p>
            <text:p text:style-name="P32">-fieldRegExp: string</text:p>
            <text:p text:style-name="P32">-fieldType: string</text:p>
          </table:table-cell>
        </table:table-row>
        <table:table-row>
          <table:table-cell table:style-name="Tabela77.A2" office:value-type="string">
            <text:p text:style-name="P32">Metody:</text:p>
          </table:table-cell>
          <table:table-cell table:style-name="Tabela77.B2" office:value-type="string">
            <text:p text:style-name="P32">+Field(fieldName:string,fieldRegExp:string,fieldType:string): Form</text:p>
            <text:p text:style-name="P33">Konstruktor sparametryzowany, który przyjmuje za argumenty nazwę, </text:p>
          </table:table-cell>
        </table:table-row>
      </table:table>
      <text:p text:style-name="P26"/>
      <text:p text:style-name="P28">Map</text:p>
      <table:table table:name="Tabela71" table:style-name="Tabela71">
        <table:table-column table:style-name="Tabela71.A"/>
        <table:table-column table:style-name="Tabela71.B"/>
        <table:table-row>
          <table:table-cell table:style-name="Tabela71.A1" office:value-type="string">
            <text:p text:style-name="P32">Identyfikator:</text:p>
          </table:table-cell>
          <table:table-cell table:style-name="Tabela71.B1" office:value-type="string">
            <text:p text:style-name="P32">Map</text:p>
          </table:table-cell>
        </table:table-row>
        <table:table-row>
          <table:table-cell table:style-name="Tabela71.A2" office:value-type="string">
            <text:p text:style-name="P32">Nazwa:</text:p>
          </table:table-cell>
          <table:table-cell table:style-name="Tabela71.B2" office:value-type="string">
            <text:p text:style-name="P32">Map</text:p>
          </table:table-cell>
        </table:table-row>
        <table:table-row>
          <table:table-cell table:style-name="Tabela71.A2" office:value-type="string">
            <text:p text:style-name="P32">Opis:</text:p>
          </table:table-cell>
          <table:table-cell table:style-name="Tabela71.B2" office:value-type="string">
            <text:p text:style-name="P34">Klasa definiuje podstawowe metody i zmienne dotyczące map.</text:p>
          </table:table-cell>
        </table:table-row>
        <table:table-row>
          <table:table-cell table:style-name="Tabela71.A2" office:value-type="string">
            <text:p text:style-name="P32">Pola:</text:p>
          </table:table-cell>
          <table:table-cell table:style-name="Tabela71.B2" office:value-type="string">
            <text:p text:style-name="P32">-name: string</text:p>
            <text:p text:style-name="P32">-coords: List&lt;Coord&gt;</text:p>
            <text:p text:style-name="P32">-startCoord: Coord</text:p>
            <text:p text:style-name="P32">-server: string</text:p>
          </table:table-cell>
        </table:table-row>
        <table:table-row>
          <table:table-cell table:style-name="Tabela71.A2" office:value-type="string">
            <text:p text:style-name="P32">Metody:</text:p>
          </table:table-cell>
          <table:table-cell table:style-name="Tabela71.B2" office:value-type="string">
            <text:p text:style-name="P32">+Map(name: string,coords: List&lt;Coord&gt;,startCoord: Coord,server: string): Map</text:p>
            <text:p text:style-name="P33">Konstruktor sparametryzowany, który przyjmuje za argumenty nazwę, listę, punkt początkowy, oraz serwer.</text:p>
            <text:p text:style-name="P32"/>
            <text:p text:style-name="P32">+display(): string</text:p>
            <text:p text:style-name="P33">Metoda zwracająca string który będzie wyświetlany.</text:p>
          </table:table-cell>
        </table:table-row>
      </table:table>
      <text:p text:style-name="P26"/>
      <text:p text:style-name="P28">Coord</text:p>
      <table:table table:name="Tabela78" table:style-name="Tabela78">
        <table:table-column table:style-name="Tabela78.A"/>
        <table:table-column table:style-name="Tabela78.B"/>
        <table:table-row>
          <table:table-cell table:style-name="Tabela78.A1" office:value-type="string">
            <text:p text:style-name="P32">Identyfikator:</text:p>
          </table:table-cell>
          <table:table-cell table:style-name="Tabela78.B1" office:value-type="string">
            <text:p text:style-name="P25">Coord</text:p>
          </table:table-cell>
        </table:table-row>
        <table:table-row>
          <table:table-cell table:style-name="Tabela78.A2" office:value-type="string">
            <text:p text:style-name="P32">Nazwa:</text:p>
          </table:table-cell>
          <table:table-cell table:style-name="Tabela78.B2" office:value-type="string">
            <text:p text:style-name="P25">Coord</text:p>
          </table:table-cell>
        </table:table-row>
        <table:table-row>
          <table:table-cell table:style-name="Tabela78.A2" office:value-type="string">
            <text:p text:style-name="P32">Opis:</text:p>
          </table:table-cell>
          <table:table-cell table:style-name="Tabela78.B2" office:value-type="string">
            <text:p text:style-name="P32"/>
          </table:table-cell>
        </table:table-row>
        <table:table-row>
          <table:table-cell table:style-name="Tabela78.A2" office:value-type="string">
            <text:p text:style-name="P32">Pola:</text:p>
          </table:table-cell>
          <table:table-cell table:style-name="Tabela78.B2" office:value-type="string">
            <text:p text:style-name="P32">-aboutPlace: string</text:p>
            <text:p text:style-name="P32">-xCoord: float</text:p>
            <text:p text:style-name="P32">-yCoord: float</text:p>
          </table:table-cell>
        </table:table-row>
        <table:table-row>
          <table:table-cell table:style-name="Tabela78.A2" office:value-type="string">
            <text:p text:style-name="P32">Metody:</text:p>
          </table:table-cell>
          <table:table-cell table:style-name="Tabela78.B2" office:value-type="string">
            <text:p text:style-name="P32">+Coord(aboutPlace:string,xCoord:float,yCoord:float): Coord</text:p>
            <text:p text:style-name="P33">Konstruktor sparametryzowany, który przyjmuje za argumenty położenie (?)</text:p>
          </table:table-cell>
        </table:table-row>
      </table:table>
      <text:p text:style-name="P26"/>
      <text:p text:style-name="P28">Calendary</text:p>
      <table:table table:name="Tabela72" table:style-name="Tabela72">
        <table:table-column table:style-name="Tabela72.A"/>
        <table:table-column table:style-name="Tabela72.B"/>
        <table:table-row>
          <table:table-cell table:style-name="Tabela72.A1" office:value-type="string">
            <text:p text:style-name="P32">Identyfikator:</text:p>
          </table:table-cell>
          <table:table-cell table:style-name="Tabela72.B1" office:value-type="string">
            <text:p text:style-name="P32">Calendary</text:p>
          </table:table-cell>
        </table:table-row>
        <table:table-row>
          <table:table-cell table:style-name="Tabela72.A2" office:value-type="string">
            <text:p text:style-name="P32">Nazwa:</text:p>
          </table:table-cell>
          <table:table-cell table:style-name="Tabela72.B2" office:value-type="string">
            <text:p text:style-name="P32">Calendary</text:p>
          </table:table-cell>
        </table:table-row>
        <table:table-row>
          <table:table-cell table:style-name="Tabela72.A2" office:value-type="string">
            <text:p text:style-name="P32">Opis:</text:p>
          </table:table-cell>
          <table:table-cell table:style-name="Tabela72.B2" office:value-type="string">
            <text:p text:style-name="P34">Klasa definiuje podstawowe metody i zmienne dotyczące kalendarzy.</text:p>
          </table:table-cell>
        </table:table-row>
        <table:table-row>
          <table:table-cell table:style-name="Tabela72.A2" office:value-type="string">
            <text:p text:style-name="P32">Pola:</text:p>
          </table:table-cell>
          <table:table-cell table:style-name="Tabela72.B2" office:value-type="string">
            <text:p text:style-name="P32">-title: string</text:p>
            <text:p text:style-name="P32">-list: List&lt;Event&gt;</text:p>
          </table:table-cell>
        </table:table-row>
        <table:table-row>
          <table:table-cell table:style-name="Tabela72.A2" office:value-type="string">
            <text:p text:style-name="P32">Metody:</text:p>
          </table:table-cell>
          <table:table-cell table:style-name="Tabela72.B2" office:value-type="string">
            <text:p text:style-name="P32">+Calendary(title:string,list:List&lt;Event&gt;): Calendary</text:p>
            <text:p text:style-name="P33">Konstruktor sparametryzowany, który przyjmuje za argumenty tyluł, oraz listę wydarzeń.</text:p>
            <text:p text:style-name="P32"/>
            <text:p text:style-name="P32">+display(): string</text:p>
            <text:p text:style-name="P33">Metoda zwracająca string który będzie wyświetlany.</text:p>
          </table:table-cell>
        </table:table-row>
      </table:table>
      <text:p text:style-name="P26"/>
      <text:p text:style-name="P28">Event</text:p>
      <table:table table:name="Tabela79" table:style-name="Tabela79">
        <table:table-column table:style-name="Tabela79.A"/>
        <table:table-column table:style-name="Tabela79.B"/>
        <text:soft-page-break/>
        <table:table-row>
          <table:table-cell table:style-name="Tabela79.A1" office:value-type="string">
            <text:p text:style-name="P32">Identyfikator:</text:p>
          </table:table-cell>
          <table:table-cell table:style-name="Tabela79.B1" office:value-type="string">
            <text:p text:style-name="P32">Event</text:p>
          </table:table-cell>
        </table:table-row>
        <table:table-row>
          <table:table-cell table:style-name="Tabela79.A2" office:value-type="string">
            <text:p text:style-name="P32">Nazwa:</text:p>
          </table:table-cell>
          <table:table-cell table:style-name="Tabela79.B2" office:value-type="string">
            <text:p text:style-name="P32">Event</text:p>
          </table:table-cell>
        </table:table-row>
        <table:table-row>
          <table:table-cell table:style-name="Tabela79.A2" office:value-type="string">
            <text:p text:style-name="P32">Opis:</text:p>
          </table:table-cell>
          <table:table-cell table:style-name="Tabela79.B2" office:value-type="string">
            <text:p text:style-name="P35">Klasa definiuje podstawowe metody i zmienne dotyczące wydarzeń.</text:p>
          </table:table-cell>
        </table:table-row>
        <table:table-row>
          <table:table-cell table:style-name="Tabela79.A2" office:value-type="string">
            <text:p text:style-name="P32">Pola:</text:p>
          </table:table-cell>
          <table:table-cell table:style-name="Tabela79.B2" office:value-type="string">
            <text:p text:style-name="P32">-eventName: string</text:p>
            <text:p text:style-name="P32">-eventStart: Date</text:p>
            <text:p text:style-name="P32">-eventEnd: Date</text:p>
          </table:table-cell>
        </table:table-row>
        <table:table-row>
          <table:table-cell table:style-name="Tabela79.A2" office:value-type="string">
            <text:p text:style-name="P32">Metody:</text:p>
          </table:table-cell>
          <table:table-cell table:style-name="Tabela79.B2" office:value-type="string">
            <text:p text:style-name="P32">+Event(eventName:string,eventStart:Date,eventEnd:Date&gt;): Event</text:p>
            <text:p text:style-name="P33">Konstruktor sparametryzowany, który przyjmuje za argumenty nazwę wydarzenia, datę rozpoczęcia oraz zakończenia wydarzenia.</text:p>
          </table:table-cell>
        </table:table-row>
      </table:table>
      <text:p text:style-name="P26"/>
      <text:p text:style-name="P28">Post</text:p>
      <table:table table:name="Tabela73" table:style-name="Tabela73">
        <table:table-column table:style-name="Tabela73.A"/>
        <table:table-column table:style-name="Tabela73.B"/>
        <table:table-row>
          <table:table-cell table:style-name="Tabela73.A1" office:value-type="string">
            <text:p text:style-name="P32">Identyfikator:</text:p>
          </table:table-cell>
          <table:table-cell table:style-name="Tabela73.B1" office:value-type="string">
            <text:p text:style-name="P32">Post</text:p>
          </table:table-cell>
        </table:table-row>
        <table:table-row>
          <table:table-cell table:style-name="Tabela73.A2" office:value-type="string">
            <text:p text:style-name="P32">Nazwa:</text:p>
          </table:table-cell>
          <table:table-cell table:style-name="Tabela73.B2" office:value-type="string">
            <text:p text:style-name="P32">Post</text:p>
          </table:table-cell>
        </table:table-row>
        <table:table-row>
          <table:table-cell table:style-name="Tabela73.A2" office:value-type="string">
            <text:p text:style-name="P32">Opis:</text:p>
          </table:table-cell>
          <table:table-cell table:style-name="Tabela73.B2" office:value-type="string">
            <text:p text:style-name="P34">Klasa definiuje podstawowe metody i zmienne dotyczące postów.</text:p>
          </table:table-cell>
        </table:table-row>
        <table:table-row>
          <table:table-cell table:style-name="Tabela73.A2" office:value-type="string">
            <text:p text:style-name="P32">Pola:</text:p>
          </table:table-cell>
          <table:table-cell table:style-name="Tabela73.B2" office:value-type="string">
            <text:p text:style-name="P32">-list: List&lt;Comment&gt;</text:p>
            <text:p text:style-name="P32">-title: sting</text:p>
            <text:p text:style-name="P32">-createDate: Date</text:p>
            <text:p text:style-name="P32">-publicationDate: Date</text:p>
            <text:p text:style-name="P32">-text: string</text:p>
            <text:p text:style-name="P32">-public: boolen</text:p>
          </table:table-cell>
        </table:table-row>
        <table:table-row>
          <table:table-cell table:style-name="Tabela73.A2" office:value-type="string">
            <text:p text:style-name="P32">Metody:</text:p>
          </table:table-cell>
          <table:table-cell table:style-name="Tabela73.B2" office:value-type="string">
            <text:p text:style-name="P32">+Post(title:sting,createDate:Date,publicationDate:Date,text:string,public:boolen,list: List&lt;Comment&gt;): Post</text:p>
            <text:p text:style-name="P33">Konstruktor sparametryzowany, który przyjmuje za argumenty tytuł datę dodania, datę publikacji, tekst postu, oraz listę <text:s/>komentarzy.</text:p>
            <text:p text:style-name="P32"/>
            <text:p text:style-name="P32">+display(): string</text:p>
            <text:p text:style-name="P33">Metoda zwracająca string który będzie wyświetlany.</text:p>
          </table:table-cell>
        </table:table-row>
      </table:table>
      <text:p text:style-name="P26"/>
      <text:p text:style-name="P28">Comment</text:p>
      <table:table table:name="Tabela80" table:style-name="Tabela80">
        <table:table-column table:style-name="Tabela80.A"/>
        <table:table-column table:style-name="Tabela80.B"/>
        <table:table-row>
          <table:table-cell table:style-name="Tabela80.A1" office:value-type="string">
            <text:p text:style-name="P32">Identyfikator:</text:p>
          </table:table-cell>
          <table:table-cell table:style-name="Tabela80.B1" office:value-type="string">
            <text:p text:style-name="P25">Comment</text:p>
          </table:table-cell>
        </table:table-row>
        <table:table-row>
          <table:table-cell table:style-name="Tabela80.A2" office:value-type="string">
            <text:p text:style-name="P32">Nazwa:</text:p>
          </table:table-cell>
          <table:table-cell table:style-name="Tabela80.B2" office:value-type="string">
            <text:p text:style-name="P25">Comment</text:p>
          </table:table-cell>
        </table:table-row>
        <table:table-row>
          <table:table-cell table:style-name="Tabela80.A2" office:value-type="string">
            <text:p text:style-name="P32">Opis:</text:p>
          </table:table-cell>
          <table:table-cell table:style-name="Tabela80.B2" office:value-type="string">
            <text:p text:style-name="P35">Klasa definiuje podstawowe metody i zmienne dotyczące komentarzy.</text:p>
          </table:table-cell>
        </table:table-row>
        <table:table-row>
          <table:table-cell table:style-name="Tabela80.A2" office:value-type="string">
            <text:p text:style-name="P32">Pola:</text:p>
          </table:table-cell>
          <table:table-cell table:style-name="Tabela80.B2" office:value-type="string">
            <text:p text:style-name="P32">-commentAuthor: string</text:p>
            <text:p text:style-name="P32">-text: string</text:p>
            <text:p text:style-name="P32">-show: boolen</text:p>
            <text:p text:style-name="P32">-idArticle: int</text:p>
            <text:p text:style-name="P32">-addDate: Date</text:p>
          </table:table-cell>
        </table:table-row>
        <table:table-row>
          <table:table-cell table:style-name="Tabela80.A2" office:value-type="string">
            <text:p text:style-name="P32">Metody:</text:p>
          </table:table-cell>
          <table:table-cell table:style-name="Tabela80.B2" office:value-type="string">
            <text:p text:style-name="P32">+Comment(commentAuthor:string,text:string,show:boolen,idArticle:int,addDate:Date): Comment</text:p>
            <text:p text:style-name="P33">Konstruktor sparametryzowany, który przyjmuje za argumenty autora komentarza, tekst komentarza, id artykułu, opcje wyświetlenia komentarza, datę dodania komentarza.</text:p>
          </table:table-cell>
        </table:table-row>
      </table:table>
      <text:p text:style-name="P26"/>
      <text:p text:style-name="P28">Privilag</text:p>
      <table:table table:name="Tabela74" table:style-name="Tabela74">
        <table:table-column table:style-name="Tabela74.A"/>
        <table:table-column table:style-name="Tabela74.B"/>
        <table:table-row>
          <table:table-cell table:style-name="Tabela74.A1" office:value-type="string">
            <text:p text:style-name="P32">Identyfikator:</text:p>
          </table:table-cell>
          <table:table-cell table:style-name="Tabela74.B1" office:value-type="string">
            <text:p text:style-name="P25">Privilag</text:p>
          </table:table-cell>
        </table:table-row>
        <text:soft-page-break/>
        <table:table-row>
          <table:table-cell table:style-name="Tabela74.A2" office:value-type="string">
            <text:p text:style-name="P32">Nazwa:</text:p>
          </table:table-cell>
          <table:table-cell table:style-name="Tabela74.B2" office:value-type="string">
            <text:p text:style-name="P25">Privilag</text:p>
          </table:table-cell>
        </table:table-row>
        <table:table-row>
          <table:table-cell table:style-name="Tabela74.A2" office:value-type="string">
            <text:p text:style-name="P32">Opis:</text:p>
          </table:table-cell>
          <table:table-cell table:style-name="Tabela74.B2" office:value-type="string">
            <text:p text:style-name="P32"/>
          </table:table-cell>
        </table:table-row>
        <table:table-row>
          <table:table-cell table:style-name="Tabela74.A2" office:value-type="string">
            <text:p text:style-name="P32">Pola:</text:p>
          </table:table-cell>
          <table:table-cell table:style-name="Tabela74.B2" office:value-type="string">
            <text:p text:style-name="P25">-privilagName: string</text:p>
          </table:table-cell>
        </table:table-row>
        <table:table-row>
          <table:table-cell table:style-name="Tabela74.A2" office:value-type="string">
            <text:p text:style-name="P32">Metody:</text:p>
          </table:table-cell>
          <table:table-cell table:style-name="Tabela74.B2" office:value-type="string">
            <text:p text:style-name="P32">+display(): string</text:p>
            <text:p text:style-name="P33">Metoda zwracająca string który będzie wyświetlany.</text:p>
          </table:table-cell>
        </table:table-row>
      </table:table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alibri1" svg:font-family="Calibri"/>
    <style:font-face style:name="OpenSymbol" svg:font-family="OpenSymbol"/>
    <style:font-face style:name="TimesNewRomanPSMT" svg:font-family="TimesNewRomanPSMT" style:font-family-generic="roman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l" fo:country="PL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l" fo:country="PL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0" fo:hyphenation-push-char-count="0"/>
    </style:style>
    <style:style style:name="Normalny" style:family="paragraph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name-complex="Lucida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Legenda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1" style:font-size-complex="14pt"/>
    </style:style>
    <style:style style:name="Title" style:family="paragraph" style:parent-style-name="Standard" style:next-style-name="Subtitle" style:class="chapter">
      <style:paragraph-properties fo:margin-top="0cm" fo:margin-bottom="0.529cm" fo:text-align="center" style:justify-single-word="false" fo:hyphenation-ladder-count="no-limit" fo:padding-left="0cm" fo:padding-right="0cm" fo:padding-top="0cm" fo:padding-bottom="0.141cm" fo:border-left="none" fo:border-right="none" fo:border-top="none" fo:border-bottom="0.035cm solid #4f81bd" style:shadow="none"/>
      <style:text-properties fo:color="#17365d" style:font-name="Calibri" fo:font-size="26pt" fo:letter-spacing="0.009cm" fo:font-weight="bold" style:font-size-asian="26pt" style:font-weight-asian="bold" style:font-size-complex="26pt" style:font-weight-complex="bold" fo:hyphenate="false" fo:hyphenation-remain-char-count="0" fo:hyphenation-push-char-count="0"/>
    </style:style>
    <style:style style:name="Subtitle" style:family="paragraph" style:parent-style-name="Header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Domyślna_20_czcionka_20_akapitu" style:display-name="Domyślna czcionka akapitu" style:family="text"/>
    <style:style style:name="Tytuł_20_Znak" style:display-name="Tytuł Znak" style:family="text" style:parent-style-name="Domyślna_20_czcionka_20_akapitu">
      <style:text-properties fo:color="#17365d" style:font-name="Calibri" fo:font-size="26pt" fo:letter-spacing="0.009cm" fo:language="pl" fo:country="PL" style:letter-kerning="true" style:font-size-asian="26pt" style:font-size-complex="2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meta:initial-creator>Krzysiek Paradowski</meta:initial-creator>
    <dc:creator>Krzysztof Paradowski</dc:creator>
    <meta:creation-date>2014-11-19T12:40:00Z</meta:creation-date>
    <dc:date>2014-12-09T17:06:30</dc:date>
    <meta:print-date>2014-11-04T16:53:00Z</meta:print-date>
    <meta:editing-cycles>39</meta:editing-cycles>
    <meta:editing-duration>PT3H19M54S</meta:editing-duration>
    <meta:document-statistic meta:table-count="80" meta:image-count="0" meta:object-count="0" meta:page-count="31" meta:paragraph-count="1216" meta:word-count="4597" meta:character-count="40126"/>
    <meta:user-defined meta:name="AppVersion">15.0000</meta:user-defined>
    <meta:user-defined meta:name="Company">Macbook (Cysiek)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Doc%20z%20wymaganiami%20-dominik%20bo%20znikneły%20tabelki.odt/Normal.dotm"/>
  </office:meta>
</office:document-meta>
</file>